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665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&lt;?xml version="1.0" encoding="utf-8"?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resources&gt;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pp_name"&gt;Ustad Mobile&lt;/string&gt;</text:p>
          </table:table-cell>
          <table:table-cell table:formula="of:=MID([.A3]; FIND(&quot;&gt;&quot;; [.A3])+1; FIND(&quot;&lt;&quot;;[.A3];FIND(&quot;&gt;&quot;;[.A3])+1) - FIND(&quot;&gt;&quot;; [.A3]) -1)" office:value-type="string" office:string-value="Ustad Mobile" calcext:value-type="string">
            <text:p>Ustad Mobi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login'&gt;Login&lt;/string&gt;</text:p>
          </table:table-cell>
          <table:table-cell table:formula="of:=MID([.A4]; FIND(&quot;&gt;&quot;; [.A4])+1; FIND(&quot;&lt;&quot;;[.A4];FIND(&quot;&gt;&quot;;[.A4])+1) - FIND(&quot;&gt;&quot;; [.A4]) -1)" office:value-type="string" office:string-value="Login" calcext:value-type="string">
            <text:p>Log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error'&gt;Error&lt;/string&gt;</text:p>
          </table:table-cell>
          <table:table-cell table:formula="of:=MID([.A5]; FIND(&quot;&gt;&quot;; [.A5])+1; FIND(&quot;&lt;&quot;;[.A5];FIND(&quot;&gt;&quot;;[.A5])+1) - FIND(&quot;&gt;&quot;; [.A5]) -1)" office:value-type="string" office:string-value="Error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err_registering_new_user'&gt;Error registering new user:&lt;/string&gt;</text:p>
          </table:table-cell>
          <table:table-cell table:formula="of:=MID([.A6]; FIND(&quot;&gt;&quot;; [.A6])+1; FIND(&quot;&lt;&quot;;[.A6];FIND(&quot;&gt;&quot;;[.A6])+1) - FIND(&quot;&gt;&quot;; [.A6]) -1)" office:value-type="string" office:string-value="Error registering new user:" calcext:value-type="string">
            <text:p>Error registering new user: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gister_empty_fields"&gt;Please fill out all required fields&lt;/string&gt;</text:p>
          </table:table-cell>
          <table:table-cell table:formula="of:=MID([.A7]; FIND(&quot;&gt;&quot;; [.A7])+1; FIND(&quot;&lt;&quot;;[.A7];FIND(&quot;&gt;&quot;;[.A7])+1) - FIND(&quot;&gt;&quot;; [.A7]) -1)" office:value-type="string" office:string-value="Please fill out all required fields" calcext:value-type="string">
            <text:p>Please fill out all required field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gister_incorrect_email"&gt;Wrong email address&lt;/string&gt;</text:p>
          </table:table-cell>
          <table:table-cell table:formula="of:=MID([.A8]; FIND(&quot;&gt;&quot;; [.A8])+1; FIND(&quot;&lt;&quot;;[.A8];FIND(&quot;&gt;&quot;;[.A8])+1) - FIND(&quot;&gt;&quot;; [.A8]) -1)" office:value-type="string" office:string-value="Wrong email address" calcext:value-type="string">
            <text:p>Wrong email addres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'wrong_user_pass_combo'&gt;Wrong username/password: try again.&lt;/string&gt;</text:p>
          </table:table-cell>
          <table:table-cell table:formula="of:=MID([.A10]; FIND(&quot;&gt;&quot;; [.A10])+1; FIND(&quot;&lt;&quot;;[.A10];FIND(&quot;&gt;&quot;;[.A10])+1) - FIND(&quot;&gt;&quot;; [.A10]) -1)" office:value-type="string" office:string-value="Wrong username/password: try again." calcext:value-type="string">
            <text:p>Wrong username/password: try again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login_network_error'&gt;Network error: please check you are online.&lt;/string&gt;</text:p>
          </table:table-cell>
          <table:table-cell table:formula="of:=MID([.A11]; FIND(&quot;&gt;&quot;; [.A11])+1; FIND(&quot;&lt;&quot;;[.A11];FIND(&quot;&gt;&quot;;[.A11])+1) - FIND(&quot;&gt;&quot;; [.A11]) -1)" office:value-type="string" office:string-value="Network error: please check you are online." calcext:value-type="string">
            <text:p>Network error: please check you are online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"&gt;Download&lt;/string&gt;</text:p>
          </table:table-cell>
          <table:table-cell table:formula="of:=MID([.A12]; FIND(&quot;&gt;&quot;; [.A12])+1; FIND(&quot;&lt;&quot;;[.A12];FIND(&quot;&gt;&quot;;[.A12])+1) - FIND(&quot;&gt;&quot;; [.A12]) -1)" office:value-type="string" office:string-value="Download" calcext:value-type="string">
            <text:p>Downloa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ed" value="81"&gt;Downloaded&lt;/string&gt;</text:p>
          </table:table-cell>
          <table:table-cell table:formula="of:=MID([.A13]; FIND(&quot;&gt;&quot;; [.A13])+1; FIND(&quot;&lt;&quot;;[.A13];FIND(&quot;&gt;&quot;;[.A13])+1) - FIND(&quot;&gt;&quot;; [.A13]) -1)" office:value-type="string" office:string-value="Downloaded" calcext:value-type="string">
            <text:p>Download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cycled" &gt;Recycled&lt;/string&gt;</text:p>
          </table:table-cell>
          <table:table-cell table:formula="of:=MID([.A14]; FIND(&quot;&gt;&quot;; [.A14])+1; FIND(&quot;&lt;&quot;;[.A14];FIND(&quot;&gt;&quot;;[.A14])+1) - FIND(&quot;&gt;&quot;; [.A14]) -1)" office:value-type="string" office:string-value="Recycled" calcext:value-type="string">
            <text:p>Recycl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braries"&gt;Libraries&lt;/string&gt;</text:p>
          </table:table-cell>
          <table:table-cell table:formula="of:=MID([.A15]; FIND(&quot;&gt;&quot;; [.A15])+1; FIND(&quot;&lt;&quot;;[.A15];FIND(&quot;&gt;&quot;;[.A15])+1) - FIND(&quot;&gt;&quot;; [.A15]) -1)" office:value-type="string" office:string-value="Libraries" calcext:value-type="string">
            <text:p>Librari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use_download"&gt;Pause download&lt;/string&gt;</text:p>
          </table:table-cell>
          <table:table-cell table:formula="of:=MID([.A16]; FIND(&quot;&gt;&quot;; [.A16])+1; FIND(&quot;&lt;&quot;;[.A16];FIND(&quot;&gt;&quot;;[.A16])+1) - FIND(&quot;&gt;&quot;; [.A16]) -1)" office:value-type="string" office:string-value="Pause download" calcext:value-type="string">
            <text:p>Pause downloa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ok'&gt;OK&lt;/string&gt;</text:p>
          </table:table-cell>
          <table:table-cell table:formula="of:=MID([.A17]; FIND(&quot;&gt;&quot;; [.A17])+1; FIND(&quot;&lt;&quot;;[.A17];FIND(&quot;&gt;&quot;;[.A17])+1) - FIND(&quot;&gt;&quot;; [.A17]) -1)" office:value-type="string" office:string-value="OK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firm"&gt;Confirm&lt;/string&gt;</text:p>
          </table:table-cell>
          <table:table-cell table:formula="of:=MID([.A18]; FIND(&quot;&gt;&quot;; [.A18])+1; FIND(&quot;&lt;&quot;;[.A18];FIND(&quot;&gt;&quot;;[.A18])+1) - FIND(&quot;&gt;&quot;; [.A18]) -1)" office:value-type="string" office:string-value="Confirm" calcext:value-type="string">
            <text:p>Confirm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ancel'&gt;Cancel&lt;/string&gt;</text:p>
          </table:table-cell>
          <table:table-cell table:formula="of:=MID([.A19]; FIND(&quot;&gt;&quot;; [.A19])+1; FIND(&quot;&lt;&quot;;[.A19];FIND(&quot;&gt;&quot;;[.A19])+1) - FIND(&quot;&gt;&quot;; [.A19]) -1)" office:value-type="string" office:string-value="Cancel" calcext:value-type="string">
            <text:p>Cance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anceled'&gt;Canceled&lt;/string&gt;</text:p>
          </table:table-cell>
          <table:table-cell table:formula="of:=MID([.A20]; FIND(&quot;&gt;&quot;; [.A20])+1; FIND(&quot;&lt;&quot;;[.A20];FIND(&quot;&gt;&quot;;[.A20])+1) - FIND(&quot;&gt;&quot;; [.A20]) -1)" office:value-type="string" office:string-value="Canceled" calcext:value-type="string">
            <text:p>Cancel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delete'&gt;Delete&lt;/string&gt;</text:p>
          </table:table-cell>
          <table:table-cell table:formula="of:=MID([.A21]; FIND(&quot;&gt;&quot;; [.A21])+1; FIND(&quot;&lt;&quot;;[.A21];FIND(&quot;&gt;&quot;;[.A21])+1) - FIND(&quot;&gt;&quot;; [.A21]) -1)" office:value-type="string" office:string-value="Delete" calcext:value-type="string">
            <text:p>Dele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deleted'&gt;Deleted&lt;/string&gt;</text:p>
          </table:table-cell>
          <table:table-cell table:formula="of:=MID([.A22]; FIND(&quot;&gt;&quot;; [.A22])+1; FIND(&quot;&lt;&quot;;[.A22];FIND(&quot;&gt;&quot;;[.A22])+1) - FIND(&quot;&gt;&quot;; [.A22]) -1)" office:value-type="string" office:string-value="Deleted" calcext:value-type="string">
            <text:p>Dele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new_tab'&gt;Displaying on new Tab&lt;/string&gt;</text:p>
          </table:table-cell>
          <table:table-cell table:formula="of:=MID([.A23]; FIND(&quot;&gt;&quot;; [.A23])+1; FIND(&quot;&lt;&quot;;[.A23];FIND(&quot;&gt;&quot;;[.A23])+1) - FIND(&quot;&gt;&quot;; [.A23]) -1)" office:value-type="string" office:string-value="Displaying on new Tab" calcext:value-type="string">
            <text:p>Displaying on new Tab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loading'&gt;Loading&lt;/string&gt;</text:p>
          </table:table-cell>
          <table:table-cell table:formula="of:=MID([.A24]; FIND(&quot;&gt;&quot;; [.A24])+1; FIND(&quot;&lt;&quot;;[.A24];FIND(&quot;&gt;&quot;;[.A24])+1) - FIND(&quot;&gt;&quot;; [.A24]) -1)" office:value-type="string" office:string-value="Loading" calcext:value-type="string">
            <text:p>Load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deleting'&gt;Deleting&lt;/string&gt;</text:p>
          </table:table-cell>
          <table:table-cell table:formula="of:=MID([.A25]; FIND(&quot;&gt;&quot;; [.A25])+1; FIND(&quot;&lt;&quot;;[.A25];FIND(&quot;&gt;&quot;;[.A25])+1) - FIND(&quot;&gt;&quot;; [.A25]) -1)" office:value-type="string" office:string-value="Deleting" calcext:value-type="string">
            <text:p>Delet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error_opening_file'&gt;Error opening file: &lt;/string&gt;</text:p>
          </table:table-cell>
          <table:table-cell table:formula="of:=MID([.A26]; FIND(&quot;&gt;&quot;; [.A26])+1; FIND(&quot;&lt;&quot;;[.A26];FIND(&quot;&gt;&quot;;[.A26])+1) - FIND(&quot;&gt;&quot;; [.A26]) -1)" office:value-type="string" office:string-value="Error opening file: " calcext:value-type="string">
            <text:p>Error opening file: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logout'&gt;Logout&lt;/string&gt;</text:p>
          </table:table-cell>
          <table:table-cell table:formula="of:=MID([.A27]; FIND(&quot;&gt;&quot;; [.A27])+1; FIND(&quot;&lt;&quot;;[.A27];FIND(&quot;&gt;&quot;;[.A27])+1) - FIND(&quot;&gt;&quot;; [.A27]) -1)" office:value-type="string" office:string-value="Logout" calcext:value-type="string">
            <text:p>Logou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about'&gt;About&lt;/string&gt;</text:p>
          </table:table-cell>
          <table:table-cell table:formula="of:=MID([.A28]; FIND(&quot;&gt;&quot;; [.A28])+1; FIND(&quot;&lt;&quot;;[.A28];FIND(&quot;&gt;&quot;;[.A28])+1) - FIND(&quot;&gt;&quot;; [.A28]) -1)" office:value-type="string" office:string-value="About" calcext:value-type="string">
            <text:p>Abou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download_all'&gt;Download all&lt;/string&gt;</text:p>
          </table:table-cell>
          <table:table-cell table:formula="of:=MID([.A29]; FIND(&quot;&gt;&quot;; [.A29])+1; FIND(&quot;&lt;&quot;;[.A29];FIND(&quot;&gt;&quot;;[.A29])+1) - FIND(&quot;&gt;&quot;; [.A29]) -1)" office:value-type="string" office:string-value="Download all" calcext:value-type="string">
            <text:p>Download al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next'&gt;Next&lt;/string&gt;</text:p>
          </table:table-cell>
          <table:table-cell table:formula="of:=MID([.A30]; FIND(&quot;&gt;&quot;; [.A30])+1; FIND(&quot;&lt;&quot;;[.A30];FIND(&quot;&gt;&quot;;[.A30])+1) - FIND(&quot;&gt;&quot;; [.A30]) -1)" office:value-type="string" office:string-value="Next" calcext:value-type="string">
            <text:p>Nex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previous'&gt;Previous&lt;/string&gt;</text:p>
          </table:table-cell>
          <table:table-cell table:formula="of:=MID([.A31]; FIND(&quot;&gt;&quot;; [.A31])+1; FIND(&quot;&lt;&quot;;[.A31];FIND(&quot;&gt;&quot;;[.A31])+1) - FIND(&quot;&gt;&quot;; [.A31]) -1)" office:value-type="string" office:string-value="Previous" calcext:value-type="string">
            <text:p>Previou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back'&gt;Back&lt;/string&gt;</text:p>
          </table:table-cell>
          <table:table-cell table:formula="of:=MID([.A32]; FIND(&quot;&gt;&quot;; [.A32])+1; FIND(&quot;&lt;&quot;;[.A32];FIND(&quot;&gt;&quot;;[.A32])+1) - FIND(&quot;&gt;&quot;; [.A32]) -1)" office:value-type="string" office:string-value="Back" calcext:value-type="string">
            <text:p>Bac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username'&gt;Username&lt;/string&gt;</text:p>
          </table:table-cell>
          <table:table-cell table:formula="of:=MID([.A33]; FIND(&quot;&gt;&quot;; [.A33])+1; FIND(&quot;&lt;&quot;;[.A33];FIND(&quot;&gt;&quot;;[.A33])+1) - FIND(&quot;&gt;&quot;; [.A33]) -1)" office:value-type="string" office:string-value="Username" calcext:value-type="string">
            <text:p>User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password'&gt;Password&lt;/string&gt;</text:p>
          </table:table-cell>
          <table:table-cell table:formula="of:=MID([.A34]; FIND(&quot;&gt;&quot;; [.A34])+1; FIND(&quot;&lt;&quot;;[.A34];FIND(&quot;&gt;&quot;;[.A34])+1) - FIND(&quot;&gt;&quot;; [.A34]) -1)" office:value-type="string" office:string-value="Password" calcext:value-type="string">
            <text:p>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firm_password"&gt;Confirm password&lt;/string&gt;</text:p>
          </table:table-cell>
          <table:table-cell table:formula="of:=MID([.A35]; FIND(&quot;&gt;&quot;; [.A35])+1; FIND(&quot;&lt;&quot;;[.A35];FIND(&quot;&gt;&quot;;[.A35])+1) - FIND(&quot;&gt;&quot;; [.A35]) -1)" office:value-type="string" office:string-value="Confirm password" calcext:value-type="string">
            <text:p>Confirm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name"&gt;Last name&lt;/string&gt;</text:p>
          </table:table-cell>
          <table:table-cell table:formula="of:=MID([.A36]; FIND(&quot;&gt;&quot;; [.A36])+1; FIND(&quot;&lt;&quot;;[.A36];FIND(&quot;&gt;&quot;;[.A36])+1) - FIND(&quot;&gt;&quot;; [.A36]) -1)" office:value-type="string" office:string-value="Last name" calcext:value-type="string">
            <text:p>Last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rst_name"&gt;First name&lt;/string&gt;</text:p>
          </table:table-cell>
          <table:table-cell table:formula="of:=MID([.A37]; FIND(&quot;&gt;&quot;; [.A37])+1; FIND(&quot;&lt;&quot;;[.A37];FIND(&quot;&gt;&quot;;[.A37])+1) - FIND(&quot;&gt;&quot;; [.A37]) -1)" office:value-type="string" office:string-value="First name" calcext:value-type="string">
            <text:p>First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reate_new_account"&gt;Register Now&lt;/string&gt;</text:p>
          </table:table-cell>
          <table:table-cell table:formula="of:=MID([.A38]; FIND(&quot;&gt;&quot;; [.A38])+1; FIND(&quot;&lt;&quot;;[.A38];FIND(&quot;&gt;&quot;;[.A38])+1) - FIND(&quot;&gt;&quot;; [.A38]) -1)" office:value-type="string" office:string-value="Register Now" calcext:value-type="string">
            <text:p>Register Now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password"&gt;New password&lt;/string&gt;</text:p>
          </table:table-cell>
          <table:table-cell table:formula="of:=MID([.A39]; FIND(&quot;&gt;&quot;; [.A39])+1; FIND(&quot;&lt;&quot;;[.A39];FIND(&quot;&gt;&quot;;[.A39])+1) - FIND(&quot;&gt;&quot;; [.A39]) -1)" office:value-type="string" office:string-value="New password" calcext:value-type="string">
            <text:p>New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phone_memory'&gt;Phone memory&lt;/string&gt;</text:p>
          </table:table-cell>
          <table:table-cell table:formula="of:=MID([.A40]; FIND(&quot;&gt;&quot;; [.A40])+1; FIND(&quot;&lt;&quot;;[.A40];FIND(&quot;&gt;&quot;;[.A40])+1) - FIND(&quot;&gt;&quot;; [.A40]) -1)" office:value-type="string" office:string-value="Phone memory" calcext:value-type="string">
            <text:p>Phone memo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memory_card'&gt;Memory card&lt;/string&gt;</text:p>
          </table:table-cell>
          <table:table-cell table:formula="of:=MID([.A41]; FIND(&quot;&gt;&quot;; [.A41])+1; FIND(&quot;&lt;&quot;;[.A41];FIND(&quot;&gt;&quot;;[.A41])+1) - FIND(&quot;&gt;&quot;; [.A41]) -1)" office:value-type="string" office:string-value="Memory card" calcext:value-type="string">
            <text:p>Memory ca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device'&gt;Device&lt;/string&gt;</text:p>
          </table:table-cell>
          <table:table-cell table:formula="of:=MID([.A42]; FIND(&quot;&gt;&quot;; [.A42])+1; FIND(&quot;&lt;&quot;;[.A42];FIND(&quot;&gt;&quot;;[.A42])+1) - FIND(&quot;&gt;&quot;; [.A42]) -1)" office:value-type="string" office:string-value="Device" calcext:value-type="string">
            <text:p>Devi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register'&gt;Register&lt;/string&gt;</text:p>
          </table:table-cell>
          <table:table-cell table:formula="of:=MID([.A43]; FIND(&quot;&gt;&quot;; [.A43])+1; FIND(&quot;&lt;&quot;;[.A43];FIND(&quot;&gt;&quot;;[.A43])+1) - FIND(&quot;&gt;&quot;; [.A43]) -1)" office:value-type="string" office:string-value="Register" calcext:value-type="string">
            <text:p>Regist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phone_number'&gt;Phone number&lt;/string&gt;</text:p>
          </table:table-cell>
          <table:table-cell table:formula="of:=MID([.A44]; FIND(&quot;&gt;&quot;; [.A44])+1; FIND(&quot;&lt;&quot;;[.A44];FIND(&quot;&gt;&quot;;[.A44])+1) - FIND(&quot;&gt;&quot;; [.A44]) -1)" office:value-type="string" office:string-value="Phone number" calcext:value-type="string">
            <text:p>Phone nu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name'&gt;Name&lt;/string&gt;</text:p>
          </table:table-cell>
          <table:table-cell table:formula="of:=MID([.A45]; FIND(&quot;&gt;&quot;; [.A45])+1; FIND(&quot;&lt;&quot;;[.A45];FIND(&quot;&gt;&quot;;[.A45])+1) - FIND(&quot;&gt;&quot;; [.A45]) -1)" office:value-type="string" office:string-value="Name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escription"&gt;Description&lt;/string&gt;</text:p>
          </table:table-cell>
          <table:table-cell table:formula="of:=MID([.A46]; FIND(&quot;&gt;&quot;; [.A46])+1; FIND(&quot;&lt;&quot;;[.A46];FIND(&quot;&gt;&quot;;[.A46])+1) - FIND(&quot;&gt;&quot;; [.A46]) -1)" office:value-type="string" office:string-value="Description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male'&gt;Male&lt;/string&gt;</text:p>
          </table:table-cell>
          <table:table-cell table:formula="of:=MID([.A47]; FIND(&quot;&gt;&quot;; [.A47])+1; FIND(&quot;&lt;&quot;;[.A47];FIND(&quot;&gt;&quot;;[.A47])+1) - FIND(&quot;&gt;&quot;; [.A47]) -1)" office:value-type="string" office:string-value="Male" calcext:value-type="string">
            <text:p>Ma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female'&gt;Female&lt;/string&gt;</text:p>
          </table:table-cell>
          <table:table-cell table:formula="of:=MID([.A48]; FIND(&quot;&gt;&quot;; [.A48])+1; FIND(&quot;&lt;&quot;;[.A48];FIND(&quot;&gt;&quot;;[.A48])+1) - FIND(&quot;&gt;&quot;; [.A48]) -1)" office:value-type="string" office:string-value="Female" calcext:value-type="string">
            <text:p>Fema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ther"&gt;Other&lt;/string&gt;</text:p>
          </table:table-cell>
          <table:table-cell table:formula="of:=MID([.A49]; FIND(&quot;&gt;&quot;; [.A49])+1; FIND(&quot;&lt;&quot;;[.A49];FIND(&quot;&gt;&quot;;[.A49])+1) - FIND(&quot;&gt;&quot;; [.A49]) -1)" office:value-type="string" office:string-value="Other" calcext:value-type="string">
            <text:p>Ot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set"&gt;Unset&lt;/string&gt;</text:p>
          </table:table-cell>
          <table:table-cell table:formula="of:=MID([.A50]; FIND(&quot;&gt;&quot;; [.A50])+1; FIND(&quot;&lt;&quot;;[.A50];FIND(&quot;&gt;&quot;;[.A50])+1) - FIND(&quot;&gt;&quot;; [.A50]) -1)" office:value-type="string" office:string-value="Unset" calcext:value-type="string">
            <text:p>Unse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settings'&gt;Settings&lt;/string&gt;</text:p>
          </table:table-cell>
          <table:table-cell table:formula="of:=MID([.A51]; FIND(&quot;&gt;&quot;; [.A51])+1; FIND(&quot;&lt;&quot;;[.A51];FIND(&quot;&gt;&quot;;[.A51])+1) - FIND(&quot;&gt;&quot;; [.A51]) -1)" office:value-type="string" office:string-value="Settings" calcext:value-type="string">
            <text:p>Setting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language'&gt;Language&lt;/string&gt;</text:p>
          </table:table-cell>
          <table:table-cell table:formula="of:=MID([.A52]; FIND(&quot;&gt;&quot;; [.A52])+1; FIND(&quot;&lt;&quot;;[.A52];FIND(&quot;&gt;&quot;;[.A52])+1) - FIND(&quot;&gt;&quot;; [.A52]) -1)" office:value-type="string" office:string-value="Language" calcext:value-type="string">
            <text:p>Langu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select_language'&gt;Pick Language&lt;/string&gt;</text:p>
          </table:table-cell>
          <table:table-cell table:formula="of:=MID([.A53]; FIND(&quot;&gt;&quot;; [.A53])+1; FIND(&quot;&lt;&quot;;[.A53];FIND(&quot;&gt;&quot;;[.A53])+1) - FIND(&quot;&gt;&quot;; [.A53]) -1)" office:value-type="string" office:string-value="Pick Language" calcext:value-type="string">
            <text:p>Pick Langu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advanced'&gt;Advanced&lt;/string&gt;</text:p>
          </table:table-cell>
          <table:table-cell table:formula="of:=MID([.A54]; FIND(&quot;&gt;&quot;; [.A54])+1; FIND(&quot;&lt;&quot;;[.A54];FIND(&quot;&gt;&quot;;[.A54])+1) - FIND(&quot;&gt;&quot;; [.A54]) -1)" office:value-type="string" office:string-value="Advanced" calcext:value-type="string">
            <text:p>Advanc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optional'&gt;Optional&lt;/string&gt;</text:p>
          </table:table-cell>
          <table:table-cell table:formula="of:=MID([.A55]; FIND(&quot;&gt;&quot;; [.A55])+1; FIND(&quot;&lt;&quot;;[.A55];FIND(&quot;&gt;&quot;;[.A55])+1) - FIND(&quot;&gt;&quot;; [.A55]) -1)" office:value-type="string" office:string-value="Optional" calcext:value-type="string">
            <text:p>Optiona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email'&gt;Email&lt;/string&gt;</text:p>
          </table:table-cell>
          <table:table-cell table:formula="of:=MID([.A56]; FIND(&quot;&gt;&quot;; [.A56])+1; FIND(&quot;&lt;&quot;;[.A56];FIND(&quot;&gt;&quot;;[.A56])+1) - FIND(&quot;&gt;&quot;; [.A56]) -1)" office:value-type="string" office:string-value="Email" calcext:value-type="string">
            <text:p>Emai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regcode'&gt;Signup Code&lt;/string&gt;</text:p>
          </table:table-cell>
          <table:table-cell table:formula="of:=MID([.A57]; FIND(&quot;&gt;&quot;; [.A57])+1; FIND(&quot;&lt;&quot;;[.A57];FIND(&quot;&gt;&quot;;[.A57])+1) - FIND(&quot;&gt;&quot;; [.A57]) -1)" office:value-type="string" office:string-value="Signup Code" calcext:value-type="string">
            <text:p>Signup Cod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home'&gt;Home&lt;/string&gt;</text:p>
          </table:table-cell>
          <table:table-cell table:formula="of:=MID([.A58]; FIND(&quot;&gt;&quot;; [.A58])+1; FIND(&quot;&lt;&quot;;[.A58];FIND(&quot;&gt;&quot;;[.A58])+1) - FIND(&quot;&gt;&quot;; [.A58]) -1)" office:value-type="string" office:string-value="Home" calcext:value-type="string">
            <text:p>Ho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hone"&gt;Phone&lt;/string&gt;</text:p>
          </table:table-cell>
          <table:table-cell table:formula="of:=MID([.A59]; FIND(&quot;&gt;&quot;; [.A59])+1; FIND(&quot;&lt;&quot;;[.A59];FIND(&quot;&gt;&quot;;[.A59])+1) - FIND(&quot;&gt;&quot;; [.A59]) -1)" office:value-type="string" office:string-value="Phone" calcext:value-type="string">
            <text:p>Pho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ablet"&gt;Tablet&lt;/string&gt;</text:p>
          </table:table-cell>
          <table:table-cell table:formula="of:=MID([.A60]; FIND(&quot;&gt;&quot;; [.A60])+1; FIND(&quot;&lt;&quot;;[.A60];FIND(&quot;&gt;&quot;;[.A60])+1) - FIND(&quot;&gt;&quot;; [.A60]) -1)" office:value-type="string" office:string-value="Tablet" calcext:value-type="string">
            <text:p>Table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attendance'&gt;Attendance&lt;/string&gt;</text:p>
          </table:table-cell>
          <table:table-cell table:formula="of:=MID([.A61]; FIND(&quot;&gt;&quot;; [.A61])+1; FIND(&quot;&lt;&quot;;[.A61];FIND(&quot;&gt;&quot;;[.A61])+1) - FIND(&quot;&gt;&quot;; [.A61]) -1)" office:value-type="string" office:string-value="Attendance" calcext:value-type="string">
            <text:p>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exams'&gt;Exams&lt;/string&gt;</text:p>
          </table:table-cell>
          <table:table-cell table:formula="of:=MID([.A62]; FIND(&quot;&gt;&quot;; [.A62])+1; FIND(&quot;&lt;&quot;;[.A62];FIND(&quot;&gt;&quot;;[.A62])+1) - FIND(&quot;&gt;&quot;; [.A62]) -1)" office:value-type="string" office:string-value="Exams" calcext:value-type="string">
            <text:p>Exam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reports'&gt;Reports&lt;/string&gt;</text:p>
          </table:table-cell>
          <table:table-cell table:formula="of:=MID([.A63]; FIND(&quot;&gt;&quot;; [.A63])+1; FIND(&quot;&lt;&quot;;[.A63];FIND(&quot;&gt;&quot;;[.A63])+1) - FIND(&quot;&gt;&quot;; [.A63]) -1)" office:value-type="string" office:string-value="Reports" calcext:value-type="string">
            <text:p>Repor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s'&gt;Contents&lt;/string&gt;</text:p>
          </table:table-cell>
          <table:table-cell table:formula="of:=MID([.A64]; FIND(&quot;&gt;&quot;; [.A64])+1; FIND(&quot;&lt;&quot;;[.A64];FIND(&quot;&gt;&quot;;[.A64])+1) - FIND(&quot;&gt;&quot;; [.A64]) -1)" office:value-type="string" office:string-value="Contents" calcext:value-type="string">
            <text:p>Cont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students'&gt;Students&lt;/string&gt;</text:p>
          </table:table-cell>
          <table:table-cell table:formula="of:=MID([.A65]; FIND(&quot;&gt;&quot;; [.A65])+1; FIND(&quot;&lt;&quot;;[.A65];FIND(&quot;&gt;&quot;;[.A65])+1) - FIND(&quot;&gt;&quot;; [.A65]) -1)" office:value-type="string" office:string-value="Students" calcext:value-type="string">
            <text:p>Stud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forgot_password'&gt;Forgot password&lt;/string&gt;</text:p>
          </table:table-cell>
          <table:table-cell table:formula="of:=MID([.A66]; FIND(&quot;&gt;&quot;; [.A66])+1; FIND(&quot;&lt;&quot;;[.A66];FIND(&quot;&gt;&quot;;[.A66])+1) - FIND(&quot;&gt;&quot;; [.A66]) -1)" office:value-type="string" office:string-value="Forgot password" calcext:value-type="string">
            <text:p>Forgot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notifications'&gt;Notifications&lt;/string&gt;</text:p>
          </table:table-cell>
          <table:table-cell table:formula="of:=MID([.A67]; FIND(&quot;&gt;&quot;; [.A67])+1; FIND(&quot;&lt;&quot;;[.A67];FIND(&quot;&gt;&quot;;[.A67])+1) - FIND(&quot;&gt;&quot;; [.A67]) -1)" office:value-type="string" office:string-value="Notifications" calcext:value-type="string">
            <text:p>Notific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account'&gt;Account&lt;/string&gt;</text:p>
          </table:table-cell>
          <table:table-cell table:formula="of:=MID([.A68]; FIND(&quot;&gt;&quot;; [.A68])+1; FIND(&quot;&lt;&quot;;[.A68];FIND(&quot;&gt;&quot;;[.A68])+1) - FIND(&quot;&gt;&quot;; [.A68]) -1)" office:value-type="string" office:string-value="Account" calcext:value-type="string">
            <text:p>Accou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hare_application"&gt;Share App&lt;/string&gt;</text:p>
          </table:table-cell>
          <table:table-cell table:formula="of:=MID([.A69]; FIND(&quot;&gt;&quot;; [.A69])+1; FIND(&quot;&lt;&quot;;[.A69];FIND(&quot;&gt;&quot;;[.A69])+1) - FIND(&quot;&gt;&quot;; [.A69]) -1)" office:value-type="string" office:string-value="Share App" calcext:value-type="string">
            <text:p>Share Ap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hare"&gt;Share&lt;/string&gt;</text:p>
          </table:table-cell>
          <table:table-cell table:formula="of:=MID([.A70]; FIND(&quot;&gt;&quot;; [.A70])+1; FIND(&quot;&lt;&quot;;[.A70];FIND(&quot;&gt;&quot;;[.A70])+1) - FIND(&quot;&gt;&quot;; [.A70]) -1)" office:value-type="string" office:string-value="Share" calcext:value-type="string">
            <text:p>Shar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nd"&gt;Send&lt;/string&gt;</text:p>
          </table:table-cell>
          <table:table-cell table:formula="of:=MID([.A71]; FIND(&quot;&gt;&quot;; [.A71])+1; FIND(&quot;&lt;&quot;;[.A71];FIND(&quot;&gt;&quot;;[.A71])+1) - FIND(&quot;&gt;&quot;; [.A71]) -1)" office:value-type="string" office:string-value="Send" calcext:value-type="string">
            <text:p>Sen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pen"&gt;Open&lt;/string&gt;</text:p>
          </table:table-cell>
          <table:table-cell table:formula="of:=MID([.A72]; FIND(&quot;&gt;&quot;; [.A72])+1; FIND(&quot;&lt;&quot;;[.A72];FIND(&quot;&gt;&quot;;[.A72])+1) - FIND(&quot;&gt;&quot;; [.A72]) -1)" office:value-type="string" office:string-value="Open" calcext:value-type="string">
            <text:p>Ope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ssed"&gt;Passed&lt;/string&gt;</text:p>
          </table:table-cell>
          <table:table-cell table:formula="of:=MID([.A73]; FIND(&quot;&gt;&quot;; [.A73])+1; FIND(&quot;&lt;&quot;;[.A73];FIND(&quot;&gt;&quot;;[.A73])+1) - FIND(&quot;&gt;&quot;; [.A73]) -1)" office:value-type="string" office:string-value="Passed" calcext:value-type="string">
            <text:p>Pass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n_progress"&gt;In progress&lt;/string&gt;</text:p>
          </table:table-cell>
          <table:table-cell table:formula="of:=MID([.A74]; FIND(&quot;&gt;&quot;; [.A74])+1; FIND(&quot;&lt;&quot;;[.A74];FIND(&quot;&gt;&quot;;[.A74])+1) - FIND(&quot;&gt;&quot;; [.A74]) -1)" office:value-type="string" office:string-value="In progress" calcext:value-type="string">
            <text:p>In progre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ing"&gt;Downloading&lt;/string&gt;</text:p>
          </table:table-cell>
          <table:table-cell table:formula="of:=MID([.A75]; FIND(&quot;&gt;&quot;; [.A75])+1; FIND(&quot;&lt;&quot;;[.A75];FIND(&quot;&gt;&quot;;[.A75])+1) - FIND(&quot;&gt;&quot;; [.A75]) -1)" office:value-type="string" office:string-value="Downloading" calcext:value-type="string">
            <text:p>Download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waiting"&gt;Waiting&lt;/string&gt;</text:p>
          </table:table-cell>
          <table:table-cell table:formula="of:=MID([.A76]; FIND(&quot;&gt;&quot;; [.A76])+1; FIND(&quot;&lt;&quot;;[.A76];FIND(&quot;&gt;&quot;;[.A76])+1) - FIND(&quot;&gt;&quot;; [.A76]) -1)" office:value-type="string" office:string-value="Waiting" calcext:value-type="string">
            <text:p>Wait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queued"&gt;Queued&lt;/string&gt;</text:p>
          </table:table-cell>
          <table:table-cell table:formula="of:=MID([.A77]; FIND(&quot;&gt;&quot;; [.A77])+1; FIND(&quot;&lt;&quot;;[.A77];FIND(&quot;&gt;&quot;;[.A77])+1) - FIND(&quot;&gt;&quot;; [.A77]) -1)" office:value-type="string" office:string-value="Queued" calcext:value-type="string">
            <text:p>Queu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ailed"&gt;Failed&lt;/string&gt;</text:p>
          </table:table-cell>
          <table:table-cell table:formula="of:=MID([.A78]; FIND(&quot;&gt;&quot;; [.A78])+1; FIND(&quot;&lt;&quot;;[.A78];FIND(&quot;&gt;&quot;;[.A78])+1) - FIND(&quot;&gt;&quot;; [.A78]) -1)" office:value-type="string" office:string-value="Failed" calcext:value-type="string">
            <text:p>Fail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uccess"&gt;Success&lt;/string&gt;</text:p>
          </table:table-cell>
          <table:table-cell table:formula="of:=MID([.A79]; FIND(&quot;&gt;&quot;; [.A79])+1; FIND(&quot;&lt;&quot;;[.A79];FIND(&quot;&gt;&quot;;[.A79])+1) - FIND(&quot;&gt;&quot;; [.A79]) -1)" office:value-type="string" office:string-value="Success" calcext:value-type="string">
            <text:p>Succe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mpleted"&gt;Completed&lt;/string&gt;</text:p>
          </table:table-cell>
          <table:table-cell table:formula="of:=MID([.A80]; FIND(&quot;&gt;&quot;; [.A80])+1; FIND(&quot;&lt;&quot;;[.A80];FIND(&quot;&gt;&quot;;[.A80])+1) - FIND(&quot;&gt;&quot;; [.A80]) -1)" office:value-type="string" office:string-value="Completed" calcext:value-type="string">
            <text:p>Comple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subtitle_video"&gt;Select Subtitle Language&lt;/string&gt;</text:p>
          </table:table-cell>
          <table:table-cell table:formula="of:=MID([.A81]; FIND(&quot;&gt;&quot;; [.A81])+1; FIND(&quot;&lt;&quot;;[.A81];FIND(&quot;&gt;&quot;;[.A81])+1) - FIND(&quot;&gt;&quot;; [.A81]) -1)" office:value-type="string" office:string-value="Select Subtitle Language" calcext:value-type="string">
            <text:p>Select Subtitle Langu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_subtitle"&gt;No Subtitles&lt;/string&gt;</text:p>
          </table:table-cell>
          <table:table-cell table:formula="of:=MID([.A82]; FIND(&quot;&gt;&quot;; [.A82])+1; FIND(&quot;&lt;&quot;;[.A82];FIND(&quot;&gt;&quot;;[.A82])+1) - FIND(&quot;&gt;&quot;; [.A82]) -1)" office:value-type="string" office:string-value="No Subtitles" calcext:value-type="string">
            <text:p>No Subtitl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_video_file_found"&gt;No video file found&lt;/string&gt;</text:p>
          </table:table-cell>
          <table:table-cell table:formula="of:=MID([.A83]; FIND(&quot;&gt;&quot;; [.A83])+1; FIND(&quot;&lt;&quot;;[.A83];FIND(&quot;&gt;&quot;;[.A83])+1) - FIND(&quot;&gt;&quot;; [.A83]) -1)" office:value-type="string" office:string-value="No video file found" calcext:value-type="string">
            <text:p>No video file foun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rom_file"&gt;From file&lt;/string&gt;</text:p>
          </table:table-cell>
          <table:table-cell table:formula="of:=MID([.A84]; FIND(&quot;&gt;&quot;; [.A84])+1; FIND(&quot;&lt;&quot;;[.A84];FIND(&quot;&gt;&quot;;[.A84])+1) - FIND(&quot;&gt;&quot;; [.A84]) -1)" office:value-type="string" office:string-value="From file" calcext:value-type="string">
            <text:p>From fi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rom_link"&gt;From link&lt;/string&gt;</text:p>
          </table:table-cell>
          <table:table-cell table:formula="of:=MID([.A85]; FIND(&quot;&gt;&quot;; [.A85])+1; FIND(&quot;&lt;&quot;;[.A85];FIND(&quot;&gt;&quot;;[.A85])+1) - FIND(&quot;&gt;&quot;; [.A85]) -1)" office:value-type="string" office:string-value="From link" calcext:value-type="string">
            <text:p>From link</text:p>
          </table:table-cell>
        </table:table-row>
        <table:table-row table:style-name="ro1">
          <table:table-cell table:style-name="ce1" office:value-type="string" calcext:value-type="string">
            <text:p><text:s text:c="4"/>&lt;string-array name="content_source_option"&g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&lt;item&gt;@string/content_from_file&lt;/item&gt;</text:p>
          </table:table-cell>
          <table:table-cell table:formula="of:=MID([.A87]; FIND(&quot;&gt;&quot;; [.A87])+1; FIND(&quot;&lt;&quot;;[.A87];FIND(&quot;&gt;&quot;;[.A87])+1) - FIND(&quot;&gt;&quot;; [.A87]) -1)" office:value-type="string" office:string-value="@string/content_from_file" calcext:value-type="string">
            <text:p>@string/content_from_file</text:p>
          </table:table-cell>
        </table:table-row>
        <table:table-row table:style-name="ro1">
          <table:table-cell table:style-name="ce1" office:value-type="string" calcext:value-type="string">
            <text:p><text:s text:c="8"/>&lt;item&gt;@string/content_from_link&lt;/item&gt;</text:p>
          </table:table-cell>
          <table:table-cell table:formula="of:=MID([.A88]; FIND(&quot;&gt;&quot;; [.A88])+1; FIND(&quot;&lt;&quot;;[.A88];FIND(&quot;&gt;&quot;;[.A88])+1) - FIND(&quot;&gt;&quot;; [.A88]) -1)" office:value-type="string" office:string-value="@string/content_from_link" calcext:value-type="string">
            <text:p>@string/content_from_link</text:p>
          </table:table-cell>
        </table:table-row>
        <table:table-row table:style-name="ro1">
          <table:table-cell table:style-name="ce1" office:value-type="string" calcext:value-type="string">
            <text:p><text:s text:c="4"/>&lt;/string-array&g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&lt;string name="import_content"&gt;Import Content&lt;/string&gt;</text:p>
          </table:table-cell>
          <table:table-cell table:formula="of:=MID([.A90]; FIND(&quot;&gt;&quot;; [.A90])+1; FIND(&quot;&lt;&quot;;[.A90];FIND(&quot;&gt;&quot;;[.A90])+1) - FIND(&quot;&gt;&quot;; [.A90]) -1)" office:value-type="string" office:string-value="Import Content" calcext:value-type="string">
            <text:p>Import Cont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pdate_content"&gt;Update Content&lt;/string&gt;</text:p>
          </table:table-cell>
          <table:table-cell table:formula="of:=MID([.A91]; FIND(&quot;&gt;&quot;; [.A91])+1; FIND(&quot;&lt;&quot;;[.A91];FIND(&quot;&gt;&quot;;[.A91])+1) - FIND(&quot;&gt;&quot;; [.A91]) -1)" office:value-type="string" office:string-value="Update Content" calcext:value-type="string">
            <text:p>Update Cont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ublicly_accessible"&gt;Publicly accessible&lt;/string&gt;</text:p>
          </table:table-cell>
          <table:table-cell table:formula="of:=MID([.A92]; FIND(&quot;&gt;&quot;; [.A92])+1; FIND(&quot;&lt;&quot;;[.A92];FIND(&quot;&gt;&quot;;[.A92])+1) - FIND(&quot;&gt;&quot;; [.A92]) -1)" office:value-type="string" office:string-value="Publicly accessible" calcext:value-type="string">
            <text:p>Publicly accessib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itle"&gt;Title&lt;/string&gt;</text:p>
          </table:table-cell>
          <table:table-cell table:formula="of:=MID([.A93]; FIND(&quot;&gt;&quot;; [.A93])+1; FIND(&quot;&lt;&quot;;[.A93];FIND(&quot;&gt;&quot;;[.A93])+1) - FIND(&quot;&gt;&quot;; [.A93]) -1)" office:value-type="string" office:string-value="Title" calcext:value-type="string">
            <text:p>Tit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"&gt;Licence&lt;/string&gt;</text:p>
          </table:table-cell>
          <table:table-cell table:formula="of:=MID([.A94]; FIND(&quot;&gt;&quot;; [.A94])+1; FIND(&quot;&lt;&quot;;[.A94];FIND(&quot;&gt;&quot;;[.A94])+1) - FIND(&quot;&gt;&quot;; [.A94]) -1)" office:value-type="string" office:string-value="Licence" calcext:value-type="string">
            <text:p>Lice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book"&gt;E-book&lt;/string&gt;</text:p>
          </table:table-cell>
          <table:table-cell table:formula="of:=MID([.A95]; FIND(&quot;&gt;&quot;; [.A95])+1; FIND(&quot;&lt;&quot;;[.A95];FIND(&quot;&gt;&quot;;[.A95])+1) - FIND(&quot;&gt;&quot;; [.A95]) -1)" office:value-type="string" office:string-value="E-book" calcext:value-type="string">
            <text:p>E-boo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nteractive"&gt;Interactive&lt;/string&gt;</text:p>
          </table:table-cell>
          <table:table-cell table:formula="of:=MID([.A96]; FIND(&quot;&gt;&quot;; [.A96])+1; FIND(&quot;&lt;&quot;;[.A96];FIND(&quot;&gt;&quot;;[.A96])+1) - FIND(&quot;&gt;&quot;; [.A96]) -1)" office:value-type="string" office:string-value="Interactive" calcext:value-type="string">
            <text:p>Interactiv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llection"&gt;Collection&lt;/string&gt;</text:p>
          </table:table-cell>
          <table:table-cell table:formula="of:=MID([.A97]; FIND(&quot;&gt;&quot;; [.A97])+1; FIND(&quot;&lt;&quot;;[.A97];FIND(&quot;&gt;&quot;;[.A97])+1) - FIND(&quot;&gt;&quot;; [.A97]) -1)" office:value-type="string" office:string-value="Collection" calcext:value-type="string">
            <text:p>Collec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cument"&gt;Document&lt;/string&gt;</text:p>
          </table:table-cell>
          <table:table-cell table:formula="of:=MID([.A98]; FIND(&quot;&gt;&quot;; [.A98])+1; FIND(&quot;&lt;&quot;;[.A98];FIND(&quot;&gt;&quot;;[.A98])+1) - FIND(&quot;&gt;&quot;; [.A98]) -1)" office:value-type="string" office:string-value="Document" calcext:value-type="string">
            <text:p>Docu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rticle"&gt;Article&lt;/string&gt;</text:p>
          </table:table-cell>
          <table:table-cell table:formula="of:=MID([.A99]; FIND(&quot;&gt;&quot;; [.A99])+1; FIND(&quot;&lt;&quot;;[.A99];FIND(&quot;&gt;&quot;;[.A99])+1) - FIND(&quot;&gt;&quot;; [.A99]) -1)" office:value-type="string" office:string-value="Article" calcext:value-type="string">
            <text:p>Artic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known"&gt;Unknown&lt;/string&gt;</text:p>
          </table:table-cell>
          <table:table-cell table:formula="of:=MID([.A100]; FIND(&quot;&gt;&quot;; [.A100])+1; FIND(&quot;&lt;&quot;;[.A100];FIND(&quot;&gt;&quot;;[.A100])+1) - FIND(&quot;&gt;&quot;; [.A100]) -1)" office:value-type="string" office:string-value="Unknown" calcext:value-type="string">
            <text:p>Unknow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udio"&gt;Audio&lt;/string&gt;</text:p>
          </table:table-cell>
          <table:table-cell table:formula="of:=MID([.A101]; FIND(&quot;&gt;&quot;; [.A101])+1; FIND(&quot;&lt;&quot;;[.A101];FIND(&quot;&gt;&quot;;[.A101])+1) - FIND(&quot;&gt;&quot;; [.A101]) -1)" office:value-type="string" office:string-value="Audio" calcext:value-type="string">
            <text:p>Audio</text:p>
          </table:table-cell>
        </table:table-row>
        <table:table-row table:style-name="ro1" table:number-rows-repeated="3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error_this_device_doesnt_support_bluetooth_sharing"&gt;Sorry, this device does not support sending files over Bluetooth.&lt;/string&gt;</text:p>
          </table:table-cell>
          <table:table-cell table:formula="of:=MID([.A105]; FIND(&quot;&gt;&quot;; [.A105])+1; FIND(&quot;&lt;&quot;;[.A105];FIND(&quot;&gt;&quot;;[.A105])+1) - FIND(&quot;&gt;&quot;; [.A105]) -1)" office:value-type="string" office:string-value="Sorry, this device does not support sending files over Bluetooth." calcext:value-type="string">
            <text:p>Sorry, this device does not support sending files over Bluetooth.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share_offline_zip_checkbox_label"&gt;Send in zip file&lt;/string&gt;</text:p>
          </table:table-cell>
          <table:table-cell table:formula="of:=MID([.A107]; FIND(&quot;&gt;&quot;; [.A107])+1; FIND(&quot;&lt;&quot;;[.A107];FIND(&quot;&gt;&quot;;[.A107])+1) - FIND(&quot;&gt;&quot;; [.A107]) -1)" office:value-type="string" office:string-value="Send in zip file" calcext:value-type="string">
            <text:p>Send in zip fi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hare_offline_dialog_message"&gt;You can share this app offline. On the device that you want to share with: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\n1. Open Settings &gt; Bluetooth Settings.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\n2. Make sure that the device is visible.&lt;/string&g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&lt;string name="preparing"&gt;Preparing&lt;/string&gt;</text:p>
          </table:table-cell>
          <table:table-cell table:formula="of:=MID([.A111]; FIND(&quot;&gt;&quot;; [.A111])+1; FIND(&quot;&lt;&quot;;[.A111];FIND(&quot;&gt;&quot;;[.A111])+1) - FIND(&quot;&gt;&quot;; [.A111]) -1)" office:value-type="string" office:string-value="Preparing" calcext:value-type="string">
            <text:p>Preparing</text:p>
          </table:table-cell>
        </table:table-row>
        <table:table-row table:style-name="ro1" table:number-rows-repeated="3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!-- Registration dialog feedback --&g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&lt;string name="field_required_prompt"&gt;This field is required&lt;/string&gt;</text:p>
          </table:table-cell>
          <table:table-cell table:formula="of:=MID([.A116]; FIND(&quot;&gt;&quot;; [.A116])+1; FIND(&quot;&lt;&quot;;[.A116];FIND(&quot;&gt;&quot;;[.A116])+1) - FIND(&quot;&gt;&quot;; [.A116]) -1)" office:value-type="string" office:string-value="This field is required" calcext:value-type="string">
            <text:p>This field is requir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eld_password_min"&gt;Minimum 5 characters&lt;/string&gt;</text:p>
          </table:table-cell>
          <table:table-cell table:formula="of:=MID([.A117]; FIND(&quot;&gt;&quot;; [.A117])+1; FIND(&quot;&lt;&quot;;[.A117];FIND(&quot;&gt;&quot;;[.A117])+1) - FIND(&quot;&gt;&quot;; [.A117]) -1)" office:value-type="string" office:string-value="Minimum 5 characters" calcext:value-type="string">
            <text:p>Minimum 5 charact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eld_password_error_min"&gt;Password should be at least 5 characters&lt;/string&gt;</text:p>
          </table:table-cell>
          <table:table-cell table:formula="of:=MID([.A118]; FIND(&quot;&gt;&quot;; [.A118])+1; FIND(&quot;&lt;&quot;;[.A118];FIND(&quot;&gt;&quot;;[.A118])+1) - FIND(&quot;&gt;&quot;; [.A118]) -1)" office:value-type="string" office:string-value="Password should be at least 5 characters" calcext:value-type="string">
            <text:p>Password should be at least 5 charact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led_password_no_match"&gt;Password doesn\'t match, try again&lt;/string&gt;</text:p>
          </table:table-cell>
          <table:table-cell table:formula="of:=MID([.A119]; FIND(&quot;&gt;&quot;; [.A119])+1; FIND(&quot;&lt;&quot;;[.A119];FIND(&quot;&gt;&quot;;[.A119])+1) - FIND(&quot;&gt;&quot;; [.A119]) -1)" office:value-type="string" office:string-value="Password doesn\'t match, try again" calcext:value-type="string">
            <text:p>Password doesn\'t match, try again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!-- Update student details action button --&g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&lt;string name="update"&gt;Update&lt;/string&gt;</text:p>
          </table:table-cell>
          <table:table-cell table:formula="of:=MID([.A122]; FIND(&quot;&gt;&quot;; [.A122])+1; FIND(&quot;&lt;&quot;;[.A122];FIND(&quot;&gt;&quot;;[.A122])+1) - FIND(&quot;&gt;&quot;; [.A122]) -1)" office:value-type="string" office:string-value="Update" calcext:value-type="string">
            <text:p>Upd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rofile"&gt;Profile&lt;/string&gt;</text:p>
          </table:table-cell>
          <table:table-cell table:formula="of:=MID([.A123]; FIND(&quot;&gt;&quot;; [.A123])+1; FIND(&quot;&lt;&quot;;[.A123];FIND(&quot;&gt;&quot;;[.A123])+1) - FIND(&quot;&gt;&quot;; [.A123]) -1)" office:value-type="string" office:string-value="Profile" calcext:value-type="string">
            <text:p>Profile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dialog_download_from_playstore_message"&gt;Access &amp;amp; Share Educational Content Offline&lt;/string&gt;</text:p>
          </table:table-cell>
          <table:table-cell table:formula="of:=MID([.A125]; FIND(&quot;&gt;&quot;; [.A125])+1; FIND(&quot;&lt;&quot;;[.A125];FIND(&quot;&gt;&quot;;[.A125])+1) - FIND(&quot;&gt;&quot;; [.A125]) -1)" office:value-type="string" office:string-value="Access &amp;amp; Share Educational Content Offline" calcext:value-type="string">
            <text:p>Access &amp;amp; Share Educational Content Offli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ialog_download_from_playstore_ok"&gt;Download now (free)&lt;/string&gt;</text:p>
          </table:table-cell>
          <table:table-cell table:formula="of:=MID([.A126]; FIND(&quot;&gt;&quot;; [.A126])+1; FIND(&quot;&lt;&quot;;[.A126];FIND(&quot;&gt;&quot;;[.A126])+1) - FIND(&quot;&gt;&quot;; [.A126]) -1)" office:value-type="string" office:string-value="Download now (free)" calcext:value-type="string">
            <text:p>Download now (free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ialog_download_from_playstore_cancel"&gt;Stay on website&lt;/string&gt;</text:p>
          </table:table-cell>
          <table:table-cell table:formula="of:=MID([.A127]; FIND(&quot;&gt;&quot;; [.A127])+1; FIND(&quot;&lt;&quot;;[.A127];FIND(&quot;&gt;&quot;;[.A127])+1) - FIND(&quot;&gt;&quot;; [.A127]) -1)" office:value-type="string" office:string-value="Stay on website" calcext:value-type="string">
            <text:p>Stay on website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accept"&gt;Accept&lt;/string&gt;</text:p>
          </table:table-cell>
          <table:table-cell table:formula="of:=MID([.A129]; FIND(&quot;&gt;&quot;; [.A129])+1; FIND(&quot;&lt;&quot;;[.A129];FIND(&quot;&gt;&quot;;[.A129])+1) - FIND(&quot;&gt;&quot;; [.A129]) -1)" office:value-type="string" office:string-value="Accept" calcext:value-type="string">
            <text:p>Accept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also_available_in"&gt;Also available in&lt;/string&gt;</text:p>
          </table:table-cell>
          <table:table-cell table:formula="of:=MID([.A131]; FIND(&quot;&gt;&quot;; [.A131])+1; FIND(&quot;&lt;&quot;;[.A131];FIND(&quot;&gt;&quot;;[.A131])+1) - FIND(&quot;&gt;&quot;; [.A131]) -1)" office:value-type="string" office:string-value="Also available in" calcext:value-type="string">
            <text:p>Also available in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onboarding_get_started_label"&gt;Get Started&lt;/string&gt;</text:p>
          </table:table-cell>
          <table:table-cell table:formula="of:=MID([.A133]; FIND(&quot;&gt;&quot;; [.A133])+1; FIND(&quot;&lt;&quot;;[.A133];FIND(&quot;&gt;&quot;;[.A133])+1) - FIND(&quot;&gt;&quot;; [.A133]) -1)" office:value-type="string" office:string-value="Get Started" calcext:value-type="string">
            <text:p>Get Star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nboarding_no_internet_headline"&gt;No Internet? No problem.&lt;/string&gt;</text:p>
          </table:table-cell>
          <table:table-cell table:formula="of:=MID([.A134]; FIND(&quot;&gt;&quot;; [.A134])+1; FIND(&quot;&lt;&quot;;[.A134];FIND(&quot;&gt;&quot;;[.A134])+1) - FIND(&quot;&gt;&quot;; [.A134]) -1)" office:value-type="string" office:string-value="No Internet? No problem." calcext:value-type="string">
            <text:p>No Internet? No problem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nboarding_no_internet_subheadline"&gt;Download educational videos, articles and interactive exercises for later use. &lt;/string&gt;</text:p>
          </table:table-cell>
          <table:table-cell table:formula="of:=MID([.A135]; FIND(&quot;&gt;&quot;; [.A135])+1; FIND(&quot;&lt;&quot;;[.A135];FIND(&quot;&gt;&quot;;[.A135])+1) - FIND(&quot;&gt;&quot;; [.A135]) -1)" office:value-type="string" office:string-value="Download educational videos, articles and interactive exercises for later use. " calcext:value-type="string">
            <text:p>Download educational videos, articles and interactive exercises for later use.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nboarding_offline_sharing"&gt;Share offline&lt;/string&gt;</text:p>
          </table:table-cell>
          <table:table-cell table:formula="of:=MID([.A136]; FIND(&quot;&gt;&quot;; [.A136])+1; FIND(&quot;&lt;&quot;;[.A136];FIND(&quot;&gt;&quot;;[.A136])+1) - FIND(&quot;&gt;&quot;; [.A136]) -1)" office:value-type="string" office:string-value="Share offline" calcext:value-type="string">
            <text:p>Share offli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nboarding_offline_sharing_subheading"&gt;Share content at high speed with any other user nearby.&lt;/string&gt;</text:p>
          </table:table-cell>
          <table:table-cell table:formula="of:=MID([.A137]; FIND(&quot;&gt;&quot;; [.A137])+1; FIND(&quot;&lt;&quot;;[.A137];FIND(&quot;&gt;&quot;;[.A137])+1) - FIND(&quot;&gt;&quot;; [.A137]) -1)" office:value-type="string" office:string-value="Share content at high speed with any other user nearby." calcext:value-type="string">
            <text:p>Share content at high speed with any other user nearby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_permission_title"&gt;Location permission required&lt;/string&gt;</text:p>
          </table:table-cell>
          <table:table-cell table:formula="of:=MID([.A138]; FIND(&quot;&gt;&quot;; [.A138])+1; FIND(&quot;&lt;&quot;;[.A138];FIND(&quot;&gt;&quot;;[.A138])+1) - FIND(&quot;&gt;&quot;; [.A138]) -1)" office:value-type="string" office:string-value="Location permission required" calcext:value-type="string">
            <text:p>Location permission requir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_permission_message"&gt;This app requires the location permission to enable high-speed offline sharing with nearby users.&lt;/string&gt;</text:p>
          </table:table-cell>
          <table:table-cell table:formula="of:=MID([.A139]; FIND(&quot;&gt;&quot;; [.A139])+1; FIND(&quot;&lt;&quot;;[.A139];FIND(&quot;&gt;&quot;;[.A139])+1) - FIND(&quot;&gt;&quot;; [.A139]) -1)" office:value-type="string" office:string-value="This app requires the location permission to enable high-speed offline sharing with nearby users." calcext:value-type="string">
            <text:p>This app requires the location permission to enable high-speed offline sharing with nearby users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_permission_details"&gt;This app uses Bluetooth and WiFi scanning to find other users nearby. The app can then connect to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nearby users to download content at high-speed without requiring Internet access.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Because these scan results could be used to determine your location, you must grant th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location permission to enable this feature.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This app does not save the results of these scans and does not record your location in any way.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This app is built from open source code which can be checked at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github.com/UstadMobile/UstadMobile&lt;/string&gt;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download_continue_stacked_label"&gt;Continue download&lt;/string&gt;</text:p>
          </table:table-cell>
          <table:table-cell table:formula="of:=MID([.A148]; FIND(&quot;&gt;&quot;; [.A148])+1; FIND(&quot;&lt;&quot;;[.A148];FIND(&quot;&gt;&quot;;[.A148])+1) - FIND(&quot;&gt;&quot;; [.A148]) -1)" office:value-type="string" office:string-value="Continue download" calcext:value-type="string">
            <text:p>Continue downloa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continue_btn_label"&gt;Continue&lt;/string&gt;</text:p>
          </table:table-cell>
          <table:table-cell table:formula="of:=MID([.A149]; FIND(&quot;&gt;&quot;; [.A149])+1; FIND(&quot;&lt;&quot;;[.A149];FIND(&quot;&gt;&quot;;[.A149])+1) - FIND(&quot;&gt;&quot;; [.A149]) -1)" office:value-type="string" office:string-value="Continue" calcext:value-type="string">
            <text:p>Continu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wifi_only"&gt;WiFi only&lt;/string&gt;</text:p>
          </table:table-cell>
          <table:table-cell table:formula="of:=MID([.A150]; FIND(&quot;&gt;&quot;; [.A150])+1; FIND(&quot;&lt;&quot;;[.A150];FIND(&quot;&gt;&quot;;[.A150])+1) - FIND(&quot;&gt;&quot;; [.A150]) -1)" office:value-type="string" office:string-value="WiFi only" calcext:value-type="string">
            <text:p>WiFi on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calculating"&gt;Calculating…&lt;/string&gt;</text:p>
          </table:table-cell>
          <table:table-cell table:formula="of:=MID([.A151]; FIND(&quot;&gt;&quot;; [.A151])+1; FIND(&quot;&lt;&quot;;[.A151];FIND(&quot;&gt;&quot;;[.A151])+1) - FIND(&quot;&gt;&quot;; [.A151]) -1)" office:value-type="string" office:string-value="Calculating…" calcext:value-type="string">
            <text:p>Calculating…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tate_download"&gt;&lt;![CDATA[&lt;b&gt;Download&lt;/b&gt;]]&gt; total of %1$s items, they will use total of %2$s on your device storage.&lt;/string&gt;</text:p>
          </table:table-cell>
          <table:table-cell table:formula="of:=MID([.A152]; FIND(&quot;&gt;&quot;; [.A152])+1; FIND(&quot;&lt;&quot;;[.A152];FIND(&quot;&gt;&quot;;[.A152])+1) - FIND(&quot;&gt;&quot;; [.A152]) -1)">
            <text:p/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tate_downloading"&gt;&lt;![CDATA[&lt;b&gt;Downloading&lt;/b&gt;]]&gt; total of %1$s items, which will be using total of %2$s on your device storage.&lt;/string&gt;</text:p>
          </table:table-cell>
          <table:table-cell table:formula="of:=MID([.A153]; FIND(&quot;&gt;&quot;; [.A153])+1; FIND(&quot;&lt;&quot;;[.A153];FIND(&quot;&gt;&quot;;[.A153])+1) - FIND(&quot;&gt;&quot;; [.A153]) -1)">
            <text:p/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tate_downloaded"&gt;&lt;![CDATA[&lt;b&gt;Downloaded&lt;/b&gt;]]&gt; total of %1$s items, which are using about %2$s of your device storage.&lt;/string&gt;</text:p>
          </table:table-cell>
          <table:table-cell table:formula="of:=MID([.A154]; FIND(&quot;&gt;&quot;; [.A154])+1; FIND(&quot;&lt;&quot;;[.A154];FIND(&quot;&gt;&quot;;[.A154])+1) - FIND(&quot;&gt;&quot;; [.A154]) -1)">
            <text:p/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downloading_placeholder"&gt;Downloading %1$s of %2$s&lt;/string&gt;</text:p>
          </table:table-cell>
          <table:table-cell table:formula="of:=MID([.A155]; FIND(&quot;&gt;&quot;; [.A155])+1; FIND(&quot;&lt;&quot;;[.A155];FIND(&quot;&gt;&quot;;[.A155])+1) - FIND(&quot;&gt;&quot;; [.A155]) -1)" office:value-type="string" office:string-value="Downloading %1$s of %2$s" calcext:value-type="string">
            <text:p>Downloading %1$s of %2$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ummary_title"&gt;%1$s active downloads&lt;/string&gt;</text:p>
          </table:table-cell>
          <table:table-cell table:formula="of:=MID([.A156]; FIND(&quot;&gt;&quot;; [.A156])+1; FIND(&quot;&lt;&quot;;[.A156];FIND(&quot;&gt;&quot;;[.A156])+1) - FIND(&quot;&gt;&quot;; [.A156]) -1)" office:value-type="string" office:string-value="%1$s active downloads" calcext:value-type="string">
            <text:p>%1$s active download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cancel_all"&gt;CANCEL ALL&lt;/string&gt;</text:p>
          </table:table-cell>
          <table:table-cell table:formula="of:=MID([.A157]; FIND(&quot;&gt;&quot;; [.A157])+1; FIND(&quot;&lt;&quot;;[.A157];FIND(&quot;&gt;&quot;;[.A157])+1) - FIND(&quot;&gt;&quot;; [.A157]) -1)" office:value-type="string" office:string-value="CANCEL ALL" calcext:value-type="string">
            <text:p>CANCEL AL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cancel_label"&gt;Cancel download&lt;/string&gt;</text:p>
          </table:table-cell>
          <table:table-cell table:formula="of:=MID([.A158]; FIND(&quot;&gt;&quot;; [.A158])+1; FIND(&quot;&lt;&quot;;[.A158];FIND(&quot;&gt;&quot;;[.A158])+1) - FIND(&quot;&gt;&quot;; [.A158]) -1)" office:value-type="string" office:string-value="Cancel download" calcext:value-type="string">
            <text:p>Cancel downloa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pause_download"&gt;Pause&lt;/string&gt;</text:p>
          </table:table-cell>
          <table:table-cell table:formula="of:=MID([.A159]; FIND(&quot;&gt;&quot;; [.A159])+1; FIND(&quot;&lt;&quot;;[.A159];FIND(&quot;&gt;&quot;;[.A159])+1) - FIND(&quot;&gt;&quot;; [.A159]) -1)" office:value-type="string" office:string-value="Pause" calcext:value-type="string">
            <text:p>Paus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torage_option_device"&gt;Use %1$s - %2$s free&lt;/string&gt;</text:p>
          </table:table-cell>
          <table:table-cell table:formula="of:=MID([.A160]; FIND(&quot;&gt;&quot;; [.A160])+1; FIND(&quot;&lt;&quot;;[.A160];FIND(&quot;&gt;&quot;;[.A160])+1) - FIND(&quot;&gt;&quot;; [.A160]) -1)" office:value-type="string" office:string-value="Use %1$s - %2$s free" calcext:value-type="string">
            <text:p>Use %1$s - %2$s fre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torage_permission_title"&gt;File permissions required&lt;/string&gt;</text:p>
          </table:table-cell>
          <table:table-cell table:formula="of:=MID([.A161]; FIND(&quot;&gt;&quot;; [.A161])+1; FIND(&quot;&lt;&quot;;[.A161];FIND(&quot;&gt;&quot;;[.A161])+1) - FIND(&quot;&gt;&quot;; [.A161]) -1)" office:value-type="string" office:string-value="File permissions required" calcext:value-type="string">
            <text:p>File permissions requir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storage_permission_message"&gt;This app requires file permissions on the SD card to download and save content&lt;/string&gt;</text:p>
          </table:table-cell>
          <table:table-cell table:formula="of:=MID([.A162]; FIND(&quot;&gt;&quot;; [.A162])+1; FIND(&quot;&lt;&quot;;[.A162];FIND(&quot;&gt;&quot;;[.A162])+1) - FIND(&quot;&gt;&quot;; [.A162]) -1)" office:value-type="string" office:string-value="This app requires file permissions on the SD card to download and save content" calcext:value-type="string">
            <text:p>This app requires file permissions on the SD card to download and save cont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locally_availability"&gt;Available nearby&lt;/string&gt;</text:p>
          </table:table-cell>
          <table:table-cell table:formula="of:=MID([.A163]; FIND(&quot;&gt;&quot;; [.A163])+1; FIND(&quot;&lt;&quot;;[.A163];FIND(&quot;&gt;&quot;;[.A163])+1) - FIND(&quot;&gt;&quot;; [.A163]) -1)" office:value-type="string" office:string-value="Available nearby" calcext:value-type="string">
            <text:p>Available near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cloud_availability"&gt;Available on cloud&lt;/string&gt;</text:p>
          </table:table-cell>
          <table:table-cell table:formula="of:=MID([.A164]; FIND(&quot;&gt;&quot;; [.A164])+1; FIND(&quot;&lt;&quot;;[.A164];FIND(&quot;&gt;&quot;;[.A164])+1) - FIND(&quot;&gt;&quot;; [.A164]) -1)" office:value-type="string" office:string-value="Available on cloud" calcext:value-type="string">
            <text:p>Available on clou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nsufficient_space"&gt;Insufficient storage space available&lt;/string&gt;</text:p>
          </table:table-cell>
          <table:table-cell table:formula="of:=MID([.A165]; FIND(&quot;&gt;&quot;; [.A165])+1; FIND(&quot;&lt;&quot;;[.A165];FIND(&quot;&gt;&quot;;[.A165])+1) - FIND(&quot;&gt;&quot;; [.A165]) -1)" office:value-type="string" office:string-value="Insufficient storage space available" calcext:value-type="string">
            <text:p>Insufficient storage space availab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ear_history"&gt;Clear History&lt;/string&gt;</text:p>
          </table:table-cell>
          <table:table-cell table:formula="of:=MID([.A166]; FIND(&quot;&gt;&quot;; [.A166])+1; FIND(&quot;&lt;&quot;;[.A166];FIND(&quot;&gt;&quot;;[.A166])+1) - FIND(&quot;&gt;&quot;; [.A166]) -1)" office:value-type="string" office:string-value="Clear History" calcext:value-type="string">
            <text:p>Clear Histo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load_entry_state_paused"&gt;Paused&lt;/string&gt;</text:p>
          </table:table-cell>
          <table:table-cell table:formula="of:=MID([.A167]; FIND(&quot;&gt;&quot;; [.A167])+1; FIND(&quot;&lt;&quot;;[.A167];FIND(&quot;&gt;&quot;;[.A167])+1) - FIND(&quot;&gt;&quot;; [.A167]) -1)" office:value-type="string" office:string-value="Paused" calcext:value-type="string">
            <text:p>Paus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et_app"&gt;Get app&lt;/string&gt;</text:p>
          </table:table-cell>
          <table:table-cell table:formula="of:=MID([.A168]; FIND(&quot;&gt;&quot;; [.A168])+1; FIND(&quot;&lt;&quot;;[.A168];FIND(&quot;&gt;&quot;;[.A168])+1) - FIND(&quot;&gt;&quot;; [.A168]) -1)" office:value-type="string" office:string-value="Get app" calcext:value-type="string">
            <text:p>Get ap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_app_found"&gt;"No app found to open file"&lt;/string&gt;</text:p>
          </table:table-cell>
          <table:table-cell table:formula="of:=MID([.A169]; FIND(&quot;&gt;&quot;; [.A169])+1; FIND(&quot;&lt;&quot;;[.A169];FIND(&quot;&gt;&quot;;[.A169])+1) - FIND(&quot;&gt;&quot;; [.A169]) -1)" office:value-type="string" office:string-value="&quot;No app found to open file&quot;" calcext:value-type="string">
            <text:p>"No app found to open file"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ry_details_author"&gt;Author&lt;/string&gt;</text:p>
          </table:table-cell>
          <table:table-cell table:formula="of:=MID([.A170]; FIND(&quot;&gt;&quot;; [.A170])+1; FIND(&quot;&lt;&quot;;[.A170];FIND(&quot;&gt;&quot;;[.A170])+1) - FIND(&quot;&gt;&quot;; [.A170]) -1)" office:value-type="string" office:string-value="Author" calcext:value-type="string">
            <text:p>Autho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ry_details_publisher"&gt;Publisher&lt;/string&gt;</text:p>
          </table:table-cell>
          <table:table-cell table:formula="of:=MID([.A171]; FIND(&quot;&gt;&quot;; [.A171])+1; FIND(&quot;&lt;&quot;;[.A171];FIND(&quot;&gt;&quot;;[.A171])+1) - FIND(&quot;&gt;&quot;; [.A171]) -1)" office:value-type="string" office:string-value="Publisher" calcext:value-type="string">
            <text:p>Publis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ry_details_license"&gt;License: &lt;/string&gt;</text:p>
          </table:table-cell>
          <table:table-cell table:formula="of:=MID([.A172]; FIND(&quot;&gt;&quot;; [.A172])+1; FIND(&quot;&lt;&quot;;[.A172];FIND(&quot;&gt;&quot;;[.A172])+1) - FIND(&quot;&gt;&quot;; [.A172]) -1)" office:value-type="string" office:string-value="License: " calcext:value-type="string">
            <text:p>License: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brary_reading_level"&gt;Reading Level&lt;/string&gt;</text:p>
          </table:table-cell>
          <table:table-cell table:formula="of:=MID([.A173]; FIND(&quot;&gt;&quot;; [.A173])+1; FIND(&quot;&lt;&quot;;[.A173];FIND(&quot;&gt;&quot;;[.A173])+1) - FIND(&quot;&gt;&quot;; [.A173]) -1)" office:value-type="string" office:string-value="Reading Level" calcext:value-type="string">
            <text:p>Reading Leve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le_not_found"&gt;File Not Found&lt;/string&gt;</text:p>
          </table:table-cell>
          <table:table-cell table:formula="of:=MID([.A174]; FIND(&quot;&gt;&quot;; [.A174])+1; FIND(&quot;&lt;&quot;;[.A174];FIND(&quot;&gt;&quot;;[.A174])+1) - FIND(&quot;&gt;&quot;; [.A174]) -1)" office:value-type="string" office:string-value="File Not Found" calcext:value-type="string">
            <text:p>File Not Found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!--Content editor --&g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&lt;string name="content_type_multimedia"&gt;Multimedia&lt;/string&gt;</text:p>
          </table:table-cell>
          <table:table-cell table:formula="of:=MID([.A178]; FIND(&quot;&gt;&quot;; [.A178])+1; FIND(&quot;&lt;&quot;;[.A178];FIND(&quot;&gt;&quot;;[.A178])+1) - FIND(&quot;&gt;&quot;; [.A178]) -1)" office:value-type="string" office:string-value="Multimedia" calcext:value-type="string">
            <text:p>Multimedia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type"&gt;Content type &lt;/string&gt;</text:p>
          </table:table-cell>
          <table:table-cell table:formula="of:=MID([.A179]; FIND(&quot;&gt;&quot;; [.A179])+1; FIND(&quot;&lt;&quot;;[.A179];FIND(&quot;&gt;&quot;;[.A179])+1) - FIND(&quot;&gt;&quot;; [.A179]) -1)" office:value-type="string" office:string-value="Content type " calcext:value-type="string">
            <text:p>Content type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type_multiple_choice"&gt;Multiple choice&lt;/string&gt;</text:p>
          </table:table-cell>
          <table:table-cell table:formula="of:=MID([.A180]; FIND(&quot;&gt;&quot;; [.A180])+1; FIND(&quot;&lt;&quot;;[.A180];FIND(&quot;&gt;&quot;;[.A180])+1) - FIND(&quot;&gt;&quot;; [.A180]) -1)" office:value-type="string" office:string-value="Multiple choice" calcext:value-type="string">
            <text:p>Multiple choi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type_fill_the_blanks"&gt;Fill in the blanks&lt;/string&gt;</text:p>
          </table:table-cell>
          <table:table-cell table:formula="of:=MID([.A181]; FIND(&quot;&gt;&quot;; [.A181])+1; FIND(&quot;&lt;&quot;;[.A181];FIND(&quot;&gt;&quot;;[.A181])+1) - FIND(&quot;&gt;&quot;; [.A181]) -1)" office:value-type="string" office:string-value="Fill in the blanks" calcext:value-type="string">
            <text:p>Fill in the blank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type_link"&gt;Link&lt;/string&gt;</text:p>
          </table:table-cell>
          <table:table-cell table:formula="of:=MID([.A182]; FIND(&quot;&gt;&quot;; [.A182])+1; FIND(&quot;&lt;&quot;;[.A182];FIND(&quot;&gt;&quot;;[.A182])+1) - FIND(&quot;&gt;&quot;; [.A182]) -1)" office:value-type="string" office:string-value="Link" calcext:value-type="string">
            <text:p>Lin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rmat_paragraph"&gt;PARAGRAPH&lt;/string&gt;</text:p>
          </table:table-cell>
          <table:table-cell table:formula="of:=MID([.A183]; FIND(&quot;&gt;&quot;; [.A183])+1; FIND(&quot;&lt;&quot;;[.A183];FIND(&quot;&gt;&quot;;[.A183])+1) - FIND(&quot;&gt;&quot;; [.A183]) -1)" office:value-type="string" office:string-value="PARAGRAPH" calcext:value-type="string">
            <text:p>PARAGRAP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direction_ltr"&gt;Left To Right&lt;/string&gt;</text:p>
          </table:table-cell>
          <table:table-cell table:formula="of:=MID([.A184]; FIND(&quot;&gt;&quot;; [.A184])+1; FIND(&quot;&lt;&quot;;[.A184];FIND(&quot;&gt;&quot;;[.A184])+1) - FIND(&quot;&gt;&quot;; [.A184]) -1)" office:value-type="string" office:string-value="Left To Right" calcext:value-type="string">
            <text:p>Left To Righ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direction_rtl"&gt;Right To Left&lt;/string&gt;</text:p>
          </table:table-cell>
          <table:table-cell table:formula="of:=MID([.A185]; FIND(&quot;&gt;&quot;; [.A185])+1; FIND(&quot;&lt;&quot;;[.A185];FIND(&quot;&gt;&quot;;[.A185])+1) - FIND(&quot;&gt;&quot;; [.A185]) -1)" office:value-type="string" office:string-value="Right To Left" calcext:value-type="string">
            <text:p>Right To Lef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8"&gt;8pt&lt;/string&gt;</text:p>
          </table:table-cell>
          <table:table-cell table:formula="of:=MID([.A186]; FIND(&quot;&gt;&quot;; [.A186])+1; FIND(&quot;&lt;&quot;;[.A186];FIND(&quot;&gt;&quot;;[.A186])+1) - FIND(&quot;&gt;&quot;; [.A186]) -1)" office:value-type="string" office:string-value="8pt" calcext:value-type="string">
            <text:p>8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10"&gt;10pt&lt;/string&gt;</text:p>
          </table:table-cell>
          <table:table-cell table:formula="of:=MID([.A187]; FIND(&quot;&gt;&quot;; [.A187])+1; FIND(&quot;&lt;&quot;;[.A187];FIND(&quot;&gt;&quot;;[.A187])+1) - FIND(&quot;&gt;&quot;; [.A187]) -1)" office:value-type="string" office:string-value="10pt" calcext:value-type="string">
            <text:p>10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12"&gt;12pt&lt;/string&gt;</text:p>
          </table:table-cell>
          <table:table-cell table:formula="of:=MID([.A188]; FIND(&quot;&gt;&quot;; [.A188])+1; FIND(&quot;&lt;&quot;;[.A188];FIND(&quot;&gt;&quot;;[.A188])+1) - FIND(&quot;&gt;&quot;; [.A188]) -1)" office:value-type="string" office:string-value="12pt" calcext:value-type="string">
            <text:p>12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14"&gt;14pt&lt;/string&gt;</text:p>
          </table:table-cell>
          <table:table-cell table:formula="of:=MID([.A189]; FIND(&quot;&gt;&quot;; [.A189])+1; FIND(&quot;&lt;&quot;;[.A189];FIND(&quot;&gt;&quot;;[.A189])+1) - FIND(&quot;&gt;&quot;; [.A189]) -1)" office:value-type="string" office:string-value="14pt" calcext:value-type="string">
            <text:p>14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18"&gt;18pt&lt;/string&gt;</text:p>
          </table:table-cell>
          <table:table-cell table:formula="of:=MID([.A190]; FIND(&quot;&gt;&quot;; [.A190])+1; FIND(&quot;&lt;&quot;;[.A190];FIND(&quot;&gt;&quot;;[.A190])+1) - FIND(&quot;&gt;&quot;; [.A190]) -1)" office:value-type="string" office:string-value="18pt" calcext:value-type="string">
            <text:p>18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24"&gt;24pt&lt;/string&gt;</text:p>
          </table:table-cell>
          <table:table-cell table:formula="of:=MID([.A191]; FIND(&quot;&gt;&quot;; [.A191])+1; FIND(&quot;&lt;&quot;;[.A191];FIND(&quot;&gt;&quot;;[.A191])+1) - FIND(&quot;&gt;&quot;; [.A191]) -1)" office:value-type="string" office:string-value="24pt" calcext:value-type="string">
            <text:p>24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nt_36"&gt;36pt&lt;/string&gt;</text:p>
          </table:table-cell>
          <table:table-cell table:formula="of:=MID([.A192]; FIND(&quot;&gt;&quot;; [.A192])+1; FIND(&quot;&lt;&quot;;[.A192];FIND(&quot;&gt;&quot;;[.A192])+1) - FIND(&quot;&gt;&quot;; [.A192]) -1)" office:value-type="string" office:string-value="36pt" calcext:value-type="string">
            <text:p>36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insert_options"&gt;Insert&lt;/string&gt;</text:p>
          </table:table-cell>
          <table:table-cell table:formula="of:=MID([.A193]; FIND(&quot;&gt;&quot;; [.A193])+1; FIND(&quot;&lt;&quot;;[.A193];FIND(&quot;&gt;&quot;;[.A193])+1) - FIND(&quot;&gt;&quot;; [.A193]) -1)" office:value-type="string" office:string-value="Insert" calcext:value-type="string">
            <text:p>Inse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source_camera"&gt;From camera&lt;/string&gt;</text:p>
          </table:table-cell>
          <table:table-cell table:formula="of:=MID([.A194]; FIND(&quot;&gt;&quot;; [.A194])+1; FIND(&quot;&lt;&quot;;[.A194];FIND(&quot;&gt;&quot;;[.A194])+1) - FIND(&quot;&gt;&quot;; [.A194]) -1)" office:value-type="string" office:string-value="From camera" calcext:value-type="string">
            <text:p>From camera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source_device"&gt;From device&lt;/string&gt;</text:p>
          </table:table-cell>
          <table:table-cell table:formula="of:=MID([.A195]; FIND(&quot;&gt;&quot;; [.A195])+1; FIND(&quot;&lt;&quot;;[.A195];FIND(&quot;&gt;&quot;;[.A195])+1) - FIND(&quot;&gt;&quot;; [.A195]) -1)" office:value-type="string" office:string-value="From device" calcext:value-type="string">
            <text:p>From devi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choose_file"&gt;Choose file&lt;/string&gt;</text:p>
          </table:table-cell>
          <table:table-cell table:formula="of:=MID([.A196]; FIND(&quot;&gt;&quot;; [.A196])+1; FIND(&quot;&lt;&quot;;[.A196];FIND(&quot;&gt;&quot;;[.A196])+1) - FIND(&quot;&gt;&quot;; [.A196]) -1)" office:value-type="string" office:string-value="Choose file" calcext:value-type="string">
            <text:p>Choose fi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prepare_file"&gt;Preparing file...&lt;/string&gt;</text:p>
          </table:table-cell>
          <table:table-cell table:formula="of:=MID([.A197]; FIND(&quot;&gt;&quot;; [.A197])+1; FIND(&quot;&lt;&quot;;[.A197];FIND(&quot;&gt;&quot;;[.A197])+1) - FIND(&quot;&gt;&quot;; [.A197]) -1)" office:value-type="string" office:string-value="Preparing file..." calcext:value-type="string">
            <text:p>Preparing file..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preview_title"&gt;Previewing...&lt;/string&gt;</text:p>
          </table:table-cell>
          <table:table-cell table:formula="of:=MID([.A198]; FIND(&quot;&gt;&quot;; [.A198])+1; FIND(&quot;&lt;&quot;;[.A198];FIND(&quot;&gt;&quot;;[.A198])+1) - FIND(&quot;&gt;&quot;; [.A198]) -1)" office:value-type="string" office:string-value="Previewing..." calcext:value-type="string">
            <text:p>Previewing..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media_photo"&gt;Photo&lt;/string&gt;</text:p>
          </table:table-cell>
          <table:table-cell table:formula="of:=MID([.A199]; FIND(&quot;&gt;&quot;; [.A199])+1; FIND(&quot;&lt;&quot;;[.A199];FIND(&quot;&gt;&quot;;[.A199])+1) - FIND(&quot;&gt;&quot;; [.A199]) -1)" office:value-type="string" office:string-value="Photo" calcext:value-type="string">
            <text:p>Phot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video"&gt;Video&lt;/string&gt;</text:p>
          </table:table-cell>
          <table:table-cell table:formula="of:=MID([.A200]; FIND(&quot;&gt;&quot;; [.A200])+1; FIND(&quot;&lt;&quot;;[.A200];FIND(&quot;&gt;&quot;;[.A200])+1) - FIND(&quot;&gt;&quot;; [.A200]) -1)" office:value-type="string" office:string-value="Video" calcext:value-type="string">
            <text:p>Vide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media_message"&gt;What media type would you like to capture?&lt;/string&gt;</text:p>
          </table:table-cell>
          <table:table-cell table:formula="of:=MID([.A201]; FIND(&quot;&gt;&quot;; [.A201])+1; FIND(&quot;&lt;&quot;;[.A201];FIND(&quot;&gt;&quot;;[.A201])+1) - FIND(&quot;&gt;&quot;; [.A201]) -1)" office:value-type="string" office:string-value="What media type would you like to capture?" calcext:value-type="string">
            <text:p>What media type would you like to capture?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media_title"&gt;Media type&lt;/string&gt;</text:p>
          </table:table-cell>
          <table:table-cell table:formula="of:=MID([.A202]; FIND(&quot;&gt;&quot;; [.A202])+1; FIND(&quot;&lt;&quot;;[.A202];FIND(&quot;&gt;&quot;;[.A202])+1) - FIND(&quot;&gt;&quot;; [.A202]) -1)" office:value-type="string" office:string-value="Media type" calcext:value-type="string">
            <text:p>Media typ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blank_page_title"&gt;Blank page&lt;/string&gt;</text:p>
          </table:table-cell>
          <table:table-cell table:formula="of:=MID([.A203]; FIND(&quot;&gt;&quot;; [.A203])+1; FIND(&quot;&lt;&quot;;[.A203];FIND(&quot;&gt;&quot;;[.A203])+1) - FIND(&quot;&gt;&quot;; [.A203]) -1)" office:value-type="string" office:string-value="Blank page" calcext:value-type="string">
            <text:p>Blank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blank_doc_click_label"&gt;Click&lt;/string&gt;</text:p>
          </table:table-cell>
          <table:table-cell table:formula="of:=MID([.A204]; FIND(&quot;&gt;&quot;; [.A204])+1; FIND(&quot;&lt;&quot;;[.A204];FIND(&quot;&gt;&quot;;[.A204])+1) - FIND(&quot;&gt;&quot;; [.A204]) -1)" office:value-type="string" office:string-value="Click" calcext:value-type="string">
            <text:p>Clic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blank_doc_start_label"&gt;to start editing.&lt;/string&gt;</text:p>
          </table:table-cell>
          <table:table-cell table:formula="of:=MID([.A205]; FIND(&quot;&gt;&quot;; [.A205])+1; FIND(&quot;&lt;&quot;;[.A205];FIND(&quot;&gt;&quot;;[.A205])+1) - FIND(&quot;&gt;&quot;; [.A205]) -1)" office:value-type="string" office:string-value="to start editing." calcext:value-type="string">
            <text:p>to start editing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option_page"&gt;New page&lt;/string&gt;</text:p>
          </table:table-cell>
          <table:table-cell table:formula="of:=MID([.A206]; FIND(&quot;&gt;&quot;; [.A206])+1; FIND(&quot;&lt;&quot;;[.A206];FIND(&quot;&gt;&quot;;[.A206])+1) - FIND(&quot;&gt;&quot;; [.A206]) -1)" office:value-type="string" office:string-value="New page" calcext:value-type="string">
            <text:p>New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untitled_page"&gt;Untitled page&lt;/string&gt;</text:p>
          </table:table-cell>
          <table:table-cell table:formula="of:=MID([.A207]; FIND(&quot;&gt;&quot;; [.A207])+1; FIND(&quot;&lt;&quot;;[.A207];FIND(&quot;&gt;&quot;;[.A207])+1) - FIND(&quot;&gt;&quot;; [.A207]) -1)" office:value-type="string" office:string-value="Untitled page" calcext:value-type="string">
            <text:p>Untitled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untitled_document"&gt;Untitled document&lt;/string&gt;</text:p>
          </table:table-cell>
          <table:table-cell table:formula="of:=MID([.A208]; FIND(&quot;&gt;&quot;; [.A208])+1; FIND(&quot;&lt;&quot;;[.A208];FIND(&quot;&gt;&quot;;[.A208])+1) - FIND(&quot;&gt;&quot;; [.A208]) -1)" office:value-type="string" office:string-value="Untitled document" calcext:value-type="string">
            <text:p>Untitled docu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add_page"&gt;Add page&lt;/string&gt;</text:p>
          </table:table-cell>
          <table:table-cell table:formula="of:=MID([.A209]; FIND(&quot;&gt;&quot;; [.A209])+1; FIND(&quot;&lt;&quot;;[.A209];FIND(&quot;&gt;&quot;;[.A209])+1) - FIND(&quot;&gt;&quot;; [.A209]) -1)" office:value-type="string" office:string-value="Add page" calcext:value-type="string">
            <text:p>Add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update_page_title"&gt;Update page&lt;/string&gt;</text:p>
          </table:table-cell>
          <table:table-cell table:formula="of:=MID([.A210]; FIND(&quot;&gt;&quot;; [.A210])+1; FIND(&quot;&lt;&quot;;[.A210];FIND(&quot;&gt;&quot;;[.A210])+1) - FIND(&quot;&gt;&quot;; [.A210]) -1)" office:value-type="string" office:string-value="Update page" calcext:value-type="string">
            <text:p>Update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update_document_title"&gt;Update document&lt;/string&gt;</text:p>
          </table:table-cell>
          <table:table-cell table:formula="of:=MID([.A211]; FIND(&quot;&gt;&quot;; [.A211])+1; FIND(&quot;&lt;&quot;;[.A211];FIND(&quot;&gt;&quot;;[.A211])+1) - FIND(&quot;&gt;&quot;; [.A211]) -1)" office:value-type="string" office:string-value="Update document" calcext:value-type="string">
            <text:p>Update docu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action_page_remove"&gt;Remove page&lt;/string&gt;</text:p>
          </table:table-cell>
          <table:table-cell table:formula="of:=MID([.A212]; FIND(&quot;&gt;&quot;; [.A212])+1; FIND(&quot;&lt;&quot;;[.A212];FIND(&quot;&gt;&quot;;[.A212])+1) - FIND(&quot;&gt;&quot;; [.A212]) -1)" office:value-type="string" office:string-value="Remove page" calcext:value-type="string">
            <text:p>Remove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page_delete_failure_message"&gt;Sorry you can not delete this page&lt;/string&gt;</text:p>
          </table:table-cell>
          <table:table-cell table:formula="of:=MID([.A213]; FIND(&quot;&gt;&quot;; [.A213])+1; FIND(&quot;&lt;&quot;;[.A213];FIND(&quot;&gt;&quot;;[.A213])+1) - FIND(&quot;&gt;&quot;; [.A213]) -1)" office:value-type="string" office:string-value="Sorry you can not delete this page" calcext:value-type="string">
            <text:p>Sorry you can not delete this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directionality"&gt;Directionality&lt;/string&gt;</text:p>
          </table:table-cell>
          <table:table-cell table:formula="of:=MID([.A214]; FIND(&quot;&gt;&quot;; [.A214])+1; FIND(&quot;&lt;&quot;;[.A214];FIND(&quot;&gt;&quot;;[.A214])+1) - FIND(&quot;&gt;&quot;; [.A214]) -1)" office:value-type="string" office:string-value="Directionality" calcext:value-type="string">
            <text:p>Directional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undo'&gt;Undo&lt;/string&gt;</text:p>
          </table:table-cell>
          <table:table-cell table:formula="of:=MID([.A215]; FIND(&quot;&gt;&quot;; [.A215])+1; FIND(&quot;&lt;&quot;;[.A215];FIND(&quot;&gt;&quot;;[.A215])+1) - FIND(&quot;&gt;&quot;; [.A215]) -1)" office:value-type="string" office:string-value="Undo" calcext:value-type="string">
            <text:p>Und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redo'&gt;Redo&lt;/string&gt;</text:p>
          </table:table-cell>
          <table:table-cell table:formula="of:=MID([.A216]; FIND(&quot;&gt;&quot;; [.A216])+1; FIND(&quot;&lt;&quot;;[.A216];FIND(&quot;&gt;&quot;;[.A216])+1) - FIND(&quot;&gt;&quot;; [.A216]) -1)" office:value-type="string" office:string-value="Redo" calcext:value-type="string">
            <text:p>Red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text_formatting'&gt;Text formatting&lt;/string&gt;</text:p>
          </table:table-cell>
          <table:table-cell table:formula="of:=MID([.A217]; FIND(&quot;&gt;&quot;; [.A217])+1; FIND(&quot;&lt;&quot;;[.A217];FIND(&quot;&gt;&quot;;[.A217])+1) - FIND(&quot;&gt;&quot;; [.A217]) -1)" office:value-type="string" office:string-value="Text formatting" calcext:value-type="string">
            <text:p>Text formatt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pages'&gt;Pages&lt;/string&gt;</text:p>
          </table:table-cell>
          <table:table-cell table:formula="of:=MID([.A218]; FIND(&quot;&gt;&quot;; [.A218])+1; FIND(&quot;&lt;&quot;;[.A218];FIND(&quot;&gt;&quot;;[.A218])+1) - FIND(&quot;&gt;&quot;; [.A218]) -1)" office:value-type="string" office:string-value="Pages" calcext:value-type="string">
            <text:p>Pag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indent'&gt;Indent&lt;/string&gt;</text:p>
          </table:table-cell>
          <table:table-cell table:formula="of:=MID([.A219]; FIND(&quot;&gt;&quot;; [.A219])+1; FIND(&quot;&lt;&quot;;[.A219];FIND(&quot;&gt;&quot;;[.A219])+1) - FIND(&quot;&gt;&quot;; [.A219]) -1)" office:value-type="string" office:string-value="Indent" calcext:value-type="string">
            <text:p>Ind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outdent'&gt;Outdent&lt;/string&gt;</text:p>
          </table:table-cell>
          <table:table-cell table:formula="of:=MID([.A220]; FIND(&quot;&gt;&quot;; [.A220])+1; FIND(&quot;&lt;&quot;;[.A220];FIND(&quot;&gt;&quot;;[.A220])+1) - FIND(&quot;&gt;&quot;; [.A220]) -1)" office:value-type="string" office:string-value="Outdent" calcext:value-type="string">
            <text:p>Outd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unorderd_list'&gt;Unordered List&lt;/string&gt;</text:p>
          </table:table-cell>
          <table:table-cell table:formula="of:=MID([.A221]; FIND(&quot;&gt;&quot;; [.A221])+1; FIND(&quot;&lt;&quot;;[.A221];FIND(&quot;&gt;&quot;;[.A221])+1) - FIND(&quot;&gt;&quot;; [.A221]) -1)" office:value-type="string" office:string-value="Unordered List" calcext:value-type="string">
            <text:p>Unordered Lis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orderd_list'&gt;Ordered List&lt;/string&gt;</text:p>
          </table:table-cell>
          <table:table-cell table:formula="of:=MID([.A222]; FIND(&quot;&gt;&quot;; [.A222])+1; FIND(&quot;&lt;&quot;;[.A222];FIND(&quot;&gt;&quot;;[.A222])+1) - FIND(&quot;&gt;&quot;; [.A222]) -1)" office:value-type="string" office:string-value="Ordered List" calcext:value-type="string">
            <text:p>Ordered Lis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strikesthrough'&gt;Strikethrough&lt;/string&gt;</text:p>
          </table:table-cell>
          <table:table-cell table:formula="of:=MID([.A223]; FIND(&quot;&gt;&quot;; [.A223])+1; FIND(&quot;&lt;&quot;;[.A223];FIND(&quot;&gt;&quot;;[.A223])+1) - FIND(&quot;&gt;&quot;; [.A223]) -1)" office:value-type="string" office:string-value="Strikethrough" calcext:value-type="string">
            <text:p>Strikethroug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underline'&gt;Underline&lt;/string&gt;</text:p>
          </table:table-cell>
          <table:table-cell table:formula="of:=MID([.A224]; FIND(&quot;&gt;&quot;; [.A224])+1; FIND(&quot;&lt;&quot;;[.A224];FIND(&quot;&gt;&quot;;[.A224])+1) - FIND(&quot;&gt;&quot;; [.A224]) -1)" office:value-type="string" office:string-value="Underline" calcext:value-type="string">
            <text:p>Underli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italic'&gt;Italic&lt;/string&gt;</text:p>
          </table:table-cell>
          <table:table-cell table:formula="of:=MID([.A225]; FIND(&quot;&gt;&quot;; [.A225])+1; FIND(&quot;&lt;&quot;;[.A225];FIND(&quot;&gt;&quot;;[.A225])+1) - FIND(&quot;&gt;&quot;; [.A225]) -1)" office:value-type="string" office:string-value="Italic" calcext:value-type="string">
            <text:p>Italic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bold'&gt;Bold&lt;/string&gt;</text:p>
          </table:table-cell>
          <table:table-cell table:formula="of:=MID([.A226]; FIND(&quot;&gt;&quot;; [.A226])+1; FIND(&quot;&lt;&quot;;[.A226];FIND(&quot;&gt;&quot;;[.A226])+1) - FIND(&quot;&gt;&quot;; [.A226]) -1)" office:value-type="string" office:string-value="Bold" calcext:value-type="string">
            <text:p>Bol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fontsize'&gt;Font size&lt;/string&gt;</text:p>
          </table:table-cell>
          <table:table-cell table:formula="of:=MID([.A227]; FIND(&quot;&gt;&quot;; [.A227])+1; FIND(&quot;&lt;&quot;;[.A227];FIND(&quot;&gt;&quot;;[.A227])+1) - FIND(&quot;&gt;&quot;; [.A227]) -1)" office:value-type="string" office:string-value="Font size" calcext:value-type="string">
            <text:p>Font siz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align_center'&gt;Center&lt;/string&gt;</text:p>
          </table:table-cell>
          <table:table-cell table:formula="of:=MID([.A228]; FIND(&quot;&gt;&quot;; [.A228])+1; FIND(&quot;&lt;&quot;;[.A228];FIND(&quot;&gt;&quot;;[.A228])+1) - FIND(&quot;&gt;&quot;; [.A228]) -1)" office:value-type="string" office:string-value="Center" calcext:value-type="string">
            <text:p>Cent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align_left'&gt;Left&lt;/string&gt;</text:p>
          </table:table-cell>
          <table:table-cell table:formula="of:=MID([.A229]; FIND(&quot;&gt;&quot;; [.A229])+1; FIND(&quot;&lt;&quot;;[.A229];FIND(&quot;&gt;&quot;;[.A229])+1) - FIND(&quot;&gt;&quot;; [.A229]) -1)" office:value-type="string" office:string-value="Left" calcext:value-type="string">
            <text:p>Lef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align_right'&gt;Right&lt;/string&gt;</text:p>
          </table:table-cell>
          <table:table-cell table:formula="of:=MID([.A230]; FIND(&quot;&gt;&quot;; [.A230])+1; FIND(&quot;&lt;&quot;;[.A230];FIND(&quot;&gt;&quot;;[.A230])+1) - FIND(&quot;&gt;&quot;; [.A230]) -1)" office:value-type="string" office:string-value="Right" calcext:value-type="string">
            <text:p>Righ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superscript'&gt;Superscript&lt;/string&gt;</text:p>
          </table:table-cell>
          <table:table-cell table:formula="of:=MID([.A231]; FIND(&quot;&gt;&quot;; [.A231])+1; FIND(&quot;&lt;&quot;;[.A231];FIND(&quot;&gt;&quot;;[.A231])+1) - FIND(&quot;&gt;&quot;; [.A231]) -1)" office:value-type="string" office:string-value="Superscript" calcext:value-type="string">
            <text:p>Superscri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menu_subscript'&gt;Subscript&lt;/string&gt;</text:p>
          </table:table-cell>
          <table:table-cell table:formula="of:=MID([.A232]; FIND(&quot;&gt;&quot;; [.A232])+1; FIND(&quot;&lt;&quot;;[.A232];FIND(&quot;&gt;&quot;;[.A232])+1) - FIND(&quot;&gt;&quot;; [.A232]) -1)" office:value-type="string" office:string-value="Subscript" calcext:value-type="string">
            <text:p>Subscrip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link_text'&gt;Link text&lt;/string&gt;</text:p>
          </table:table-cell>
          <table:table-cell table:formula="of:=MID([.A233]; FIND(&quot;&gt;&quot;; [.A233])+1; FIND(&quot;&lt;&quot;;[.A233];FIND(&quot;&gt;&quot;;[.A233])+1) - FIND(&quot;&gt;&quot;; [.A233]) -1)" office:value-type="string" office:string-value="Link text" calcext:value-type="string">
            <text:p>Link tex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link_url'&gt;Link Url&lt;/string&gt;</text:p>
          </table:table-cell>
          <table:table-cell table:formula="of:=MID([.A234]; FIND(&quot;&gt;&quot;; [.A234])+1; FIND(&quot;&lt;&quot;;[.A234];FIND(&quot;&gt;&quot;;[.A234])+1) - FIND(&quot;&gt;&quot;; [.A234]) -1)" office:value-type="string" office:string-value="Link Url" calcext:value-type="string">
            <text:p>Link Ur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link_error'&gt;Link text or url can not be empty, try again&lt;/string&gt;</text:p>
          </table:table-cell>
          <table:table-cell table:formula="of:=MID([.A235]; FIND(&quot;&gt;&quot;; [.A235])+1; FIND(&quot;&lt;&quot;;[.A235];FIND(&quot;&gt;&quot;;[.A235])+1) - FIND(&quot;&gt;&quot;; [.A235]) -1)" office:value-type="string" office:string-value="Link text or url can not be empty, try again" calcext:value-type="string">
            <text:p>Link text or url can not be empty, try aga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link_insert'&gt;Insert Link&lt;/string&gt;</text:p>
          </table:table-cell>
          <table:table-cell table:formula="of:=MID([.A236]; FIND(&quot;&gt;&quot;; [.A236])+1; FIND(&quot;&lt;&quot;;[.A236];FIND(&quot;&gt;&quot;;[.A236])+1) - FIND(&quot;&gt;&quot;; [.A236]) -1)" office:value-type="string" office:string-value="Insert Link" calcext:value-type="string">
            <text:p>Insert Lin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'content_editor_link_remove'&gt;Remove Link&lt;/string&gt;</text:p>
          </table:table-cell>
          <table:table-cell table:formula="of:=MID([.A237]; FIND(&quot;&gt;&quot;; [.A237])+1; FIND(&quot;&lt;&quot;;[.A237];FIND(&quot;&gt;&quot;;[.A237])+1) - FIND(&quot;&gt;&quot;; [.A237]) -1)" office:value-type="string" office:string-value="Remove Link" calcext:value-type="string">
            <text:p>Remove Lin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amera_title"&gt;Camera and File Permission Required&lt;/string&gt;</text:p>
          </table:table-cell>
          <table:table-cell table:formula="of:=MID([.A238]; FIND(&quot;&gt;&quot;; [.A238])+1; FIND(&quot;&lt;&quot;;[.A238];FIND(&quot;&gt;&quot;;[.A238])+1) - FIND(&quot;&gt;&quot;; [.A238]) -1)" office:value-type="string" office:string-value="Camera and File Permission Required" calcext:value-type="string">
            <text:p>Camera and File Permission Requir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amera_message"&gt;This app requires both camera and file permissions to take photos and record videos&lt;/string&gt;</text:p>
          </table:table-cell>
          <table:table-cell table:formula="of:=MID([.A239]; FIND(&quot;&gt;&quot;; [.A239])+1; FIND(&quot;&lt;&quot;;[.A239];FIND(&quot;&gt;&quot;;[.A239])+1) - FIND(&quot;&gt;&quot;; [.A239]) -1)" office:value-type="string" office:string-value="This app requires both camera and file permissions to take photos and record videos" calcext:value-type="string">
            <text:p>This app requires both camera and file permissions to take photos and record video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create_new_import"&gt;Import file&lt;/string&gt;</text:p>
          </table:table-cell>
          <table:table-cell table:formula="of:=MID([.A240]; FIND(&quot;&gt;&quot;; [.A240])+1; FIND(&quot;&lt;&quot;;[.A240];FIND(&quot;&gt;&quot;;[.A240])+1) - FIND(&quot;&gt;&quot;; [.A240]) -1)" office:value-type="string" office:string-value="Import file" calcext:value-type="string">
            <text:p>Import fi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create_new_import_link"&gt;Import link&lt;/string&gt;</text:p>
          </table:table-cell>
          <table:table-cell table:formula="of:=MID([.A241]; FIND(&quot;&gt;&quot;; [.A241])+1; FIND(&quot;&lt;&quot;;[.A241];FIND(&quot;&gt;&quot;;[.A241])+1) - FIND(&quot;&gt;&quot;; [.A241]) -1)" office:value-type="string" office:string-value="Import link" calcext:value-type="string">
            <text:p>Import lin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create_new_content"&gt;Create new content&lt;/string&gt;</text:p>
          </table:table-cell>
          <table:table-cell table:formula="of:=MID([.A242]; FIND(&quot;&gt;&quot;; [.A242])+1; FIND(&quot;&lt;&quot;;[.A242];FIND(&quot;&gt;&quot;;[.A242])+1) - FIND(&quot;&gt;&quot;; [.A242]) -1)" office:value-type="string" office:string-value="Create new content" calcext:value-type="string">
            <text:p>Create new cont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create_new_category"&gt;New folder&lt;/string&gt;</text:p>
          </table:table-cell>
          <table:table-cell table:formula="of:=MID([.A243]; FIND(&quot;&gt;&quot;; [.A243])+1; FIND(&quot;&lt;&quot;;[.A243];FIND(&quot;&gt;&quot;;[.A243])+1) - FIND(&quot;&gt;&quot;; [.A243]) -1)" office:value-type="string" office:string-value="New folder" calcext:value-type="string">
            <text:p>New fold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create_new_title"&gt;Add content&lt;/string&gt;</text:p>
          </table:table-cell>
          <table:table-cell table:formula="of:=MID([.A244]; FIND(&quot;&gt;&quot;; [.A244])+1; FIND(&quot;&lt;&quot;;[.A244];FIND(&quot;&gt;&quot;;[.A244])+1) - FIND(&quot;&gt;&quot;; [.A244]) -1)" office:value-type="string" office:string-value="Add content" calcext:value-type="string">
            <text:p>Add cont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creation_storage_option_title"&gt;Storage option&lt;/string&gt;</text:p>
          </table:table-cell>
          <table:table-cell table:formula="of:=MID([.A245]; FIND(&quot;&gt;&quot;; [.A245])+1; FIND(&quot;&lt;&quot;;[.A245];FIND(&quot;&gt;&quot;;[.A245])+1) - FIND(&quot;&gt;&quot;; [.A245]) -1)" office:value-type="string" office:string-value="Storage option" calcext:value-type="string">
            <text:p>Storage op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le_required_prompt"&gt;File to be imported is not selected, try again&lt;/string&gt;</text:p>
          </table:table-cell>
          <table:table-cell table:formula="of:=MID([.A246]; FIND(&quot;&gt;&quot;; [.A246])+1; FIND(&quot;&lt;&quot;;[.A246];FIND(&quot;&gt;&quot;;[.A246])+1) - FIND(&quot;&gt;&quot;; [.A246]) -1)" office:value-type="string" office:string-value="File to be imported is not selected, try again" calcext:value-type="string">
            <text:p>File to be imported is not selected, try aga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creation_folder_new_message"&gt;New folder was successfully added&lt;/string&gt;</text:p>
          </table:table-cell>
          <table:table-cell table:formula="of:=MID([.A247]; FIND(&quot;&gt;&quot;; [.A247])+1; FIND(&quot;&lt;&quot;;[.A247];FIND(&quot;&gt;&quot;;[.A247])+1) - FIND(&quot;&gt;&quot;; [.A247]) -1)" office:value-type="string" office:string-value="New folder was successfully added" calcext:value-type="string">
            <text:p>New folder was successfully add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creation_folder_update_message"&gt;Folder was successfully updated&lt;/string&gt;</text:p>
          </table:table-cell>
          <table:table-cell table:formula="of:=MID([.A248]; FIND(&quot;&gt;&quot;; [.A248])+1; FIND(&quot;&lt;&quot;;[.A248];FIND(&quot;&gt;&quot;;[.A248])+1) - FIND(&quot;&gt;&quot;; [.A248]) -1)" office:value-type="string" office:string-value="Folder was successfully updated" calcext:value-type="string">
            <text:p>Folder was successfully upda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mpty_state_libraries"&gt;No folders found&lt;/string&gt;</text:p>
          </table:table-cell>
          <table:table-cell table:formula="of:=MID([.A249]; FIND(&quot;&gt;&quot;; [.A249])+1; FIND(&quot;&lt;&quot;;[.A249];FIND(&quot;&gt;&quot;;[.A249])+1) - FIND(&quot;&gt;&quot;; [.A249]) -1)" office:value-type="string" office:string-value="No folders found" calcext:value-type="string">
            <text:p>No folders foun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mpty_state_downloaded"&gt;No downloads found&lt;/string&gt;</text:p>
          </table:table-cell>
          <table:table-cell table:formula="of:=MID([.A250]; FIND(&quot;&gt;&quot;; [.A250])+1; FIND(&quot;&lt;&quot;;[.A250];FIND(&quot;&gt;&quot;;[.A250])+1) - FIND(&quot;&gt;&quot;; [.A250]) -1)" office:value-type="string" office:string-value="No downloads found" calcext:value-type="string">
            <text:p>No downloads foun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mpty_state_recycle"&gt;No recycled items&lt;/string&gt;</text:p>
          </table:table-cell>
          <table:table-cell table:formula="of:=MID([.A251]; FIND(&quot;&gt;&quot;; [.A251])+1; FIND(&quot;&lt;&quot;;[.A251];FIND(&quot;&gt;&quot;;[.A251])+1) - FIND(&quot;&gt;&quot;; [.A251]) -1)" office:value-type="string" office:string-value="No recycled items" calcext:value-type="string">
            <text:p>No recycled item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rror_message_load_page"&gt;Failed to load the page&lt;/string&gt;</text:p>
          </table:table-cell>
          <table:table-cell table:formula="of:=MID([.A252]; FIND(&quot;&gt;&quot;; [.A252])+1; FIND(&quot;&lt;&quot;;[.A252];FIND(&quot;&gt;&quot;;[.A252])+1) - FIND(&quot;&gt;&quot;; [.A252]) -1)" office:value-type="string" office:string-value="Failed to load the page" calcext:value-type="string">
            <text:p>Failed to load the p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rror_message_update_document"&gt;Failed to update document&lt;/string&gt;</text:p>
          </table:table-cell>
          <table:table-cell table:formula="of:=MID([.A253]; FIND(&quot;&gt;&quot;; [.A253])+1; FIND(&quot;&lt;&quot;;[.A253];FIND(&quot;&gt;&quot;;[.A253])+1) - FIND(&quot;&gt;&quot;; [.A253]) -1)" office:value-type="string" office:string-value="Failed to update document" calcext:value-type="string">
            <text:p>Failed to update docu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update_massage"&gt;Updated successfully&lt;/string&gt;</text:p>
          </table:table-cell>
          <table:table-cell table:formula="of:=MID([.A254]; FIND(&quot;&gt;&quot;; [.A254])+1; FIND(&quot;&lt;&quot;;[.A254];FIND(&quot;&gt;&quot;;[.A254])+1) - FIND(&quot;&gt;&quot;; [.A254]) -1)" office:value-type="string" office:string-value="Updated successfully" calcext:value-type="string">
            <text:p>Updated successful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folder_image_message"&gt;Support for adding an image is coming soon&lt;/string&gt;</text:p>
          </table:table-cell>
          <table:table-cell table:formula="of:=MID([.A255]; FIND(&quot;&gt;&quot;; [.A255])+1; FIND(&quot;&lt;&quot;;[.A255];FIND(&quot;&gt;&quot;;[.A255])+1) - FIND(&quot;&gt;&quot;; [.A255]) -1)" office:value-type="string" office:string-value="Support for adding an image is coming soon" calcext:value-type="string">
            <text:p>Support for adding an image is coming so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upported_files"&gt;Supported files: &lt;b&gt;Video, Audio, EPUB, Xapi Zip,H5P&lt;/b&gt;&lt;/string&gt;</text:p>
          </table:table-cell>
          <table:table-cell table:formula="of:=MID([.A256]; FIND(&quot;&gt;&quot;; [.A256])+1; FIND(&quot;&lt;&quot;;[.A256];FIND(&quot;&gt;&quot;;[.A256])+1) - FIND(&quot;&gt;&quot;; [.A256]) -1)" office:value-type="string" office:string-value="Supported files: " calcext:value-type="string">
            <text:p>Supported files: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ditor_save_error"&gt;Error while saving, try again&lt;/string&gt;</text:p>
          </table:table-cell>
          <table:table-cell table:formula="of:=MID([.A257]; FIND(&quot;&gt;&quot;; [.A257])+1; FIND(&quot;&lt;&quot;;[.A257];FIND(&quot;&gt;&quot;;[.A257])+1) - FIND(&quot;&gt;&quot;; [.A257]) -1)" office:value-type="string" office:string-value="Error while saving, try again" calcext:value-type="string">
            <text:p>Error while saving, try aga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ntry_export_inprogress"&gt;Exporting&lt;/string&gt;</text:p>
          </table:table-cell>
          <table:table-cell table:formula="of:=MID([.A258]; FIND(&quot;&gt;&quot;; [.A258])+1; FIND(&quot;&lt;&quot;;[.A258];FIND(&quot;&gt;&quot;;[.A258])+1) - FIND(&quot;&gt;&quot;; [.A258]) -1)" office:value-type="string" office:string-value="Exporting" calcext:value-type="string">
            <text:p>Export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_entry_export_message"&gt;You are about to export %1$s to your device storage. Would you like to continue?&lt;/string&gt;</text:p>
          </table:table-cell>
          <table:table-cell table:formula="of:=MID([.A259]; FIND(&quot;&gt;&quot;; [.A259])+1; FIND(&quot;&lt;&quot;;[.A259];FIND(&quot;&gt;&quot;;[.A259])+1) - FIND(&quot;&gt;&quot;; [.A259]) -1)" office:value-type="string" office:string-value="You are about to export %1$s to your device storage. Would you like to continue?" calcext:value-type="string">
            <text:p>You are about to export %1$s to your device storage. Would you like to continue?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invalid_register_code"&gt;Invalid Registration Code&lt;/string&gt;</text:p>
          </table:table-cell>
          <table:table-cell table:formula="of:=MID([.A261]; FIND(&quot;&gt;&quot;; [.A261])+1; FIND(&quot;&lt;&quot;;[.A261];FIND(&quot;&gt;&quot;;[.A261])+1) - FIND(&quot;&gt;&quot;; [.A261]) -1)" office:value-type="string" office:string-value="Invalid Registration Code" calcext:value-type="string">
            <text:p>Invalid Registration Cod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er_register_code"&gt;Enter Registration Code&lt;/string&gt;</text:p>
          </table:table-cell>
          <table:table-cell table:formula="of:=MID([.A262]; FIND(&quot;&gt;&quot;; [.A262])+1; FIND(&quot;&lt;&quot;;[.A262];FIND(&quot;&gt;&quot;;[.A262])+1) - FIND(&quot;&gt;&quot;; [.A262]) -1)" office:value-type="string" office:string-value="Enter Registration Code" calcext:value-type="string">
            <text:p>Enter Registration Code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bar_chart" value="100"&gt;Bar Chart&lt;/string&gt;</text:p>
          </table:table-cell>
          <table:table-cell table:formula="of:=MID([.A264]; FIND(&quot;&gt;&quot;; [.A264])+1; FIND(&quot;&lt;&quot;;[.A264];FIND(&quot;&gt;&quot;;[.A264])+1) - FIND(&quot;&gt;&quot;; [.A264]) -1)" office:value-type="string" office:string-value="Bar Chart" calcext:value-type="string">
            <text:p>Bar Cha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ne_graph" value="101"&gt;Line Graph&lt;/string&gt;</text:p>
          </table:table-cell>
          <table:table-cell table:formula="of:=MID([.A265]; FIND(&quot;&gt;&quot;; [.A265])+1; FIND(&quot;&lt;&quot;;[.A265];FIND(&quot;&gt;&quot;;[.A265])+1) - FIND(&quot;&gt;&quot;; [.A265]) -1)" office:value-type="string" office:string-value="Line Graph" calcext:value-type="string">
            <text:p>Line Graph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score" value="200"&gt;Average Score&lt;/string&gt;</text:p>
          </table:table-cell>
          <table:table-cell table:formula="of:=MID([.A267]; FIND(&quot;&gt;&quot;; [.A267])+1; FIND(&quot;&lt;&quot;;[.A267];FIND(&quot;&gt;&quot;;[.A267])+1) - FIND(&quot;&gt;&quot;; [.A267]) -1)" office:value-type="string" office:string-value="Average Score" calcext:value-type="string">
            <text:p>Average Scor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otal_duration" value="201"&gt;Total Duration&lt;/string&gt;</text:p>
          </table:table-cell>
          <table:table-cell table:formula="of:=MID([.A268]; FIND(&quot;&gt;&quot;; [.A268])+1; FIND(&quot;&lt;&quot;;[.A268];FIND(&quot;&gt;&quot;;[.A268])+1) - FIND(&quot;&gt;&quot;; [.A268]) -1)" office:value-type="string" office:string-value="Total Duration" calcext:value-type="string">
            <text:p>Total Dur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verage_duration" value="202"&gt;Average Duration&lt;/string&gt;</text:p>
          </table:table-cell>
          <table:table-cell table:formula="of:=MID([.A269]; FIND(&quot;&gt;&quot;; [.A269])+1; FIND(&quot;&lt;&quot;;[.A269];FIND(&quot;&gt;&quot;;[.A269])+1) - FIND(&quot;&gt;&quot;; [.A269]) -1)" office:value-type="string" office:string-value="Average Duration" calcext:value-type="string">
            <text:p>Average Dur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unt_activity" value="203"&gt;# of activities&lt;/string&gt;</text:p>
          </table:table-cell>
          <table:table-cell table:formula="of:=MID([.A270]; FIND(&quot;&gt;&quot;; [.A270])+1; FIND(&quot;&lt;&quot;;[.A270];FIND(&quot;&gt;&quot;;[.A270])+1) - FIND(&quot;&gt;&quot;; [.A270]) -1)" office:value-type="string" office:string-value="# of activities" calcext:value-type="string">
            <text:p># of activitie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xapi_week" value="301"&gt;Week&lt;/string&gt;</text:p>
          </table:table-cell>
          <table:table-cell table:formula="of:=MID([.A272]; FIND(&quot;&gt;&quot;; [.A272])+1; FIND(&quot;&lt;&quot;;[.A272];FIND(&quot;&gt;&quot;;[.A272])+1) - FIND(&quot;&gt;&quot;; [.A272]) -1)" office:value-type="string" office:string-value="Week" calcext:value-type="string">
            <text:p>Wee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month" value="302"&gt;Month&lt;/string&gt;</text:p>
          </table:table-cell>
          <table:table-cell table:formula="of:=MID([.A273]; FIND(&quot;&gt;&quot;; [.A273])+1; FIND(&quot;&lt;&quot;;[.A273];FIND(&quot;&gt;&quot;;[.A273])+1) - FIND(&quot;&gt;&quot;; [.A273]) -1)" office:value-type="string" office:string-value="Month" calcext:value-type="string">
            <text:p>Mont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custom_date" value="303"&gt;Custom Date&lt;/string&gt;</text:p>
          </table:table-cell>
          <table:table-cell table:formula="of:=MID([.A274]; FIND(&quot;&gt;&quot;; [.A274])+1; FIND(&quot;&lt;&quot;;[.A274];FIND(&quot;&gt;&quot;;[.A274])+1) - FIND(&quot;&gt;&quot;; [.A274]) -1)" office:value-type="string" office:string-value="Custom Date" calcext:value-type="string">
            <text:p>Custom D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content_entry" value="304"&gt;Content Entry&lt;/string&gt;</text:p>
          </table:table-cell>
          <table:table-cell table:formula="of:=MID([.A275]; FIND(&quot;&gt;&quot;; [.A275])+1; FIND(&quot;&lt;&quot;;[.A275];FIND(&quot;&gt;&quot;;[.A275])+1) - FIND(&quot;&gt;&quot;; [.A275]) -1)" office:value-type="string" office:string-value="Content Entry" calcext:value-type="string">
            <text:p>Content Ent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clear" &gt;Clear&lt;/string&gt;</text:p>
          </table:table-cell>
          <table:table-cell table:formula="of:=MID([.A276]; FIND(&quot;&gt;&quot;; [.A276])+1; FIND(&quot;&lt;&quot;;[.A276];FIND(&quot;&gt;&quot;;[.A276])+1) - FIND(&quot;&gt;&quot;; [.A276]) -1)" office:value-type="string" office:string-value="Clear" calcext:value-type="string">
            <text:p>Clear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<text:s text:c="4"/>&lt;string name="from"&gt;From&lt;/string&gt;</text:p>
          </table:table-cell>
          <table:table-cell table:formula="of:=MID([.A279]; FIND(&quot;&gt;&quot;; [.A279])+1; FIND(&quot;&lt;&quot;;[.A279];FIND(&quot;&gt;&quot;;[.A279])+1) - FIND(&quot;&gt;&quot;; [.A279]) -1)" office:value-type="string" office:string-value="From" calcext:value-type="string">
            <text:p>From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ocao"&gt;To&lt;/string&gt;</text:p>
          </table:table-cell>
          <table:table-cell table:formula="of:=MID([.A280]; FIND(&quot;&gt;&quot;; [.A280])+1; FIND(&quot;&lt;&quot;;[.A280];FIND(&quot;&gt;&quot;;[.A280])+1) - FIND(&quot;&gt;&quot;; [.A280]) -1)" office:value-type="string" office:string-value="To" calcext:value-type="string">
            <text:p>T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te_range"&gt;Date Range&lt;/string&gt;</text:p>
          </table:table-cell>
          <table:table-cell table:formula="of:=MID([.A281]; FIND(&quot;&gt;&quot;; [.A281])+1; FIND(&quot;&lt;&quot;;[.A281];FIND(&quot;&gt;&quot;;[.A281])+1) - FIND(&quot;&gt;&quot;; [.A281]) -1)" office:value-type="string" office:string-value="Date Range" calcext:value-type="string">
            <text:p>Date Range</text:p>
          </table:table-cell>
        </table:table-row>
        <table:table-row table:style-name="ro1">
          <table:table-cell table:style-name="ce1"/>
          <table:table-cell table:formula="of:=MID([.A282]; FIND(&quot;&gt;&quot;; [.A282])+1; FIND(&quot;&lt;&quot;;[.A282];FIND(&quot;&gt;&quot;;[.A282])+1) - FIND(&quot;&gt;&quot;; [.A28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ne"&gt;Done&lt;/string&gt;</text:p>
          </table:table-cell>
          <table:table-cell table:formula="of:=MID([.A283]; FIND(&quot;&gt;&quot;; [.A283])+1; FIND(&quot;&lt;&quot;;[.A283];FIND(&quot;&gt;&quot;;[.A283])+1) - FIND(&quot;&gt;&quot;; [.A283]) -1)" office:value-type="string" office:string-value="Done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locations"&gt;Select Locations&lt;/string&gt;</text:p>
          </table:table-cell>
          <table:table-cell table:formula="of:=MID([.A284]; FIND(&quot;&gt;&quot;; [.A284])+1; FIND(&quot;&lt;&quot;;[.A284];FIND(&quot;&gt;&quot;;[.A284])+1) - FIND(&quot;&gt;&quot;; [.A284]) -1)" office:value-type="string" office:string-value="Select Locations" calcext:value-type="string">
            <text:p>Select Loc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entries"&gt;Select Entries&lt;/string&gt;</text:p>
          </table:table-cell>
          <table:table-cell table:formula="of:=MID([.A285]; FIND(&quot;&gt;&quot;; [.A285])+1; FIND(&quot;&lt;&quot;;[.A285];FIND(&quot;&gt;&quot;;[.A285])+1) - FIND(&quot;&gt;&quot;; [.A285]) -1)" office:value-type="string" office:string-value="Select Entries" calcext:value-type="string">
            <text:p>Select Entries</text:p>
          </table:table-cell>
        </table:table-row>
        <table:table-row table:style-name="ro1">
          <table:table-cell table:style-name="ce1"/>
          <table:table-cell table:formula="of:=MID([.A286]; FIND(&quot;&gt;&quot;; [.A286])+1; FIND(&quot;&lt;&quot;;[.A286];FIND(&quot;&gt;&quot;;[.A286])+1) - FIND(&quot;&gt;&quot;; [.A28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general"&gt;General&lt;/string&gt;</text:p>
          </table:table-cell>
          <table:table-cell table:formula="of:=MID([.A287]; FIND(&quot;&gt;&quot;; [.A287])+1; FIND(&quot;&lt;&quot;;[.A287];FIND(&quot;&gt;&quot;;[.A287])+1) - FIND(&quot;&gt;&quot;; [.A287]) -1)" office:value-type="string" office:string-value="General" calcext:value-type="string">
            <text:p>Genera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report_title"&gt;Report Title&lt;/string&gt;</text:p>
          </table:table-cell>
          <table:table-cell table:formula="of:=MID([.A288]; FIND(&quot;&gt;&quot;; [.A288])+1; FIND(&quot;&lt;&quot;;[.A288];FIND(&quot;&gt;&quot;;[.A288])+1) - FIND(&quot;&gt;&quot;; [.A288]) -1)" office:value-type="string" office:string-value="Report Title" calcext:value-type="string">
            <text:p>Report Tit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visual_type"&gt;Visualization Type&lt;/string&gt;</text:p>
          </table:table-cell>
          <table:table-cell table:formula="of:=MID([.A289]; FIND(&quot;&gt;&quot;; [.A289])+1; FIND(&quot;&lt;&quot;;[.A289];FIND(&quot;&gt;&quot;;[.A289])+1) - FIND(&quot;&gt;&quot;; [.A289]) -1)" office:value-type="string" office:string-value="Visualization Type" calcext:value-type="string">
            <text:p>Visualization Typ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axes"&gt;Axes&lt;/string&gt;</text:p>
          </table:table-cell>
          <table:table-cell table:formula="of:=MID([.A290]; FIND(&quot;&gt;&quot;; [.A290])+1; FIND(&quot;&lt;&quot;;[.A290];FIND(&quot;&gt;&quot;;[.A290])+1) - FIND(&quot;&gt;&quot;; [.A290]) -1)" office:value-type="string" office:string-value="Axes" calcext:value-type="string">
            <text:p>Ax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y_axes"&gt;Y-Axis&lt;/string&gt;</text:p>
          </table:table-cell>
          <table:table-cell table:formula="of:=MID([.A291]; FIND(&quot;&gt;&quot;; [.A291])+1; FIND(&quot;&lt;&quot;;[.A291];FIND(&quot;&gt;&quot;;[.A291])+1) - FIND(&quot;&gt;&quot;; [.A291]) -1)" office:value-type="string" office:string-value="Y-Axis" calcext:value-type="string">
            <text:p>Y-Axi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x_axes"&gt;X-Axis&lt;/string&gt;</text:p>
          </table:table-cell>
          <table:table-cell table:formula="of:=MID([.A292]; FIND(&quot;&gt;&quot;; [.A292])+1; FIND(&quot;&lt;&quot;;[.A292];FIND(&quot;&gt;&quot;;[.A292])+1) - FIND(&quot;&gt;&quot;; [.A292]) -1)" office:value-type="string" office:string-value="X-Axis" calcext:value-type="string">
            <text:p>X-Axi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subgroup"&gt;Subgroup by&lt;/string&gt;</text:p>
          </table:table-cell>
          <table:table-cell table:formula="of:=MID([.A293]; FIND(&quot;&gt;&quot;; [.A293])+1; FIND(&quot;&lt;&quot;;[.A293];FIND(&quot;&gt;&quot;;[.A293])+1) - FIND(&quot;&gt;&quot;; [.A293]) -1)" office:value-type="string" office:string-value="Subgroup by" calcext:value-type="string">
            <text:p>Subgroup 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filters"&gt;Filters&lt;/string&gt;</text:p>
          </table:table-cell>
          <table:table-cell table:formula="of:=MID([.A294]; FIND(&quot;&gt;&quot;; [.A294])+1; FIND(&quot;&lt;&quot;;[.A294];FIND(&quot;&gt;&quot;;[.A294])+1) - FIND(&quot;&gt;&quot;; [.A294]) -1)" office:value-type="string" office:string-value="Filters" calcext:value-type="string">
            <text:p>Filt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who"&gt;Who&lt;/string&gt;</text:p>
          </table:table-cell>
          <table:table-cell table:formula="of:=MID([.A295]; FIND(&quot;&gt;&quot;; [.A295])+1; FIND(&quot;&lt;&quot;;[.A295];FIND(&quot;&gt;&quot;;[.A295])+1) - FIND(&quot;&gt;&quot;; [.A295]) -1)" office:value-type="string" office:string-value="Who" calcext:value-type="string">
            <text:p>Wh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did"&gt;Did&lt;/string&gt;</text:p>
          </table:table-cell>
          <table:table-cell table:formula="of:=MID([.A296]; FIND(&quot;&gt;&quot;; [.A296])+1; FIND(&quot;&lt;&quot;;[.A296];FIND(&quot;&gt;&quot;;[.A296])+1) - FIND(&quot;&gt;&quot;; [.A296]) -1)" office:value-type="string" office:string-value="Did" calcext:value-type="string">
            <text:p>Di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what"&gt;What&lt;/string&gt;</text:p>
          </table:table-cell>
          <table:table-cell table:formula="of:=MID([.A297]; FIND(&quot;&gt;&quot;; [.A297])+1; FIND(&quot;&lt;&quot;;[.A297];FIND(&quot;&gt;&quot;;[.A297])+1) - FIND(&quot;&gt;&quot;; [.A297]) -1)" office:value-type="string" office:string-value="What" calcext:value-type="string">
            <text:p>Wha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when"&gt;When&lt;/string&gt;</text:p>
          </table:table-cell>
          <table:table-cell table:formula="of:=MID([.A298]; FIND(&quot;&gt;&quot;; [.A298])+1; FIND(&quot;&lt;&quot;;[.A298];FIND(&quot;&gt;&quot;;[.A298])+1) - FIND(&quot;&gt;&quot;; [.A298]) -1)" office:value-type="string" office:string-value="When" calcext:value-type="string">
            <text:p>Whe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options_where"&gt;Where&lt;/string&gt;&gt;</text:p>
          </table:table-cell>
          <table:table-cell table:formula="of:=MID([.A299]; FIND(&quot;&gt;&quot;; [.A299])+1; FIND(&quot;&lt;&quot;;[.A299];FIND(&quot;&gt;&quot;;[.A299])+1) - FIND(&quot;&gt;&quot;; [.A299]) -1)" office:value-type="string" office:string-value="Where" calcext:value-type="string">
            <text:p>Where</text:p>
          </table:table-cell>
        </table:table-row>
        <table:table-row table:style-name="ro1">
          <table:table-cell table:style-name="ce1"/>
          <table:table-cell table:formula="of:=MID([.A300]; FIND(&quot;&gt;&quot;; [.A300])+1; FIND(&quot;&lt;&quot;;[.A300];FIND(&quot;&gt;&quot;;[.A300])+1) - FIND(&quot;&gt;&quot;; [.A30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port"&gt;Report&lt;/string&gt;</text:p>
          </table:table-cell>
          <table:table-cell table:formula="of:=MID([.A301]; FIND(&quot;&gt;&quot;; [.A301])+1; FIND(&quot;&lt;&quot;;[.A301];FIND(&quot;&gt;&quot;;[.A301])+1) - FIND(&quot;&gt;&quot;; [.A301]) -1)" office:value-type="string" office:string-value="Report" calcext:value-type="string">
            <text:p>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verb"&gt;Verb&lt;/string&gt;</text:p>
          </table:table-cell>
          <table:table-cell table:formula="of:=MID([.A302]; FIND(&quot;&gt;&quot;; [.A302])+1; FIND(&quot;&lt;&quot;;[.A302];FIND(&quot;&gt;&quot;;[.A302])+1) - FIND(&quot;&gt;&quot;; [.A302]) -1)" office:value-type="string" office:string-value="Verb" calcext:value-type="string">
            <text:p>Verb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d_verbentity_urlid"&gt;ID: %s&lt;/string&gt;</text:p>
          </table:table-cell>
          <table:table-cell table:formula="of:=MID([.A303]; FIND(&quot;&gt;&quot;; [.A303])+1; FIND(&quot;&lt;&quot;;[.A303];FIND(&quot;&gt;&quot;;[.A303])+1) - FIND(&quot;&gt;&quot;; [.A303]) -1)" office:value-type="string" office:string-value="ID: %s" calcext:value-type="string">
            <text:p>ID: %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_filter"&gt;%1$s filter&lt;/string&gt;</text:p>
          </table:table-cell>
          <table:table-cell table:formula="of:=MID([.A304]; FIND(&quot;&gt;&quot;; [.A304])+1; FIND(&quot;&lt;&quot;;[.A304];FIND(&quot;&gt;&quot;;[.A304])+1) - FIND(&quot;&gt;&quot;; [.A304]) -1)" office:value-type="string" office:string-value="%1$s filter" calcext:value-type="string">
            <text:p>%1$s filter</text:p>
          </table:table-cell>
        </table:table-row>
        <table:table-row table:style-name="ro1">
          <table:table-cell table:style-name="ce1"/>
          <table:table-cell table:formula="of:=MID([.A305]; FIND(&quot;&gt;&quot;; [.A305])+1; FIND(&quot;&lt;&quot;;[.A305];FIND(&quot;&gt;&quot;;[.A305])+1) - FIND(&quot;&gt;&quot;; [.A30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306]; FIND(&quot;&gt;&quot;; [.A306])+1; FIND(&quot;&lt;&quot;;[.A306];FIND(&quot;&gt;&quot;;[.A306])+1) - FIND(&quot;&gt;&quot;; [.A30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307]; FIND(&quot;&gt;&quot;; [.A307])+1; FIND(&quot;&lt;&quot;;[.A307];FIND(&quot;&gt;&quot;;[.A307])+1) - FIND(&quot;&gt;&quot;; [.A30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_preview_xapi"&gt;Preview&lt;/string&gt;</text:p>
          </table:table-cell>
          <table:table-cell table:formula="of:=MID([.A308]; FIND(&quot;&gt;&quot;; [.A308])+1; FIND(&quot;&lt;&quot;;[.A308];FIND(&quot;&gt;&quot;;[.A308])+1) - FIND(&quot;&gt;&quot;; [.A308]) -1)" office:value-type="string" office:string-value="Preview" calcext:value-type="string">
            <text:p>Preview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shboard"&gt;Dashboard&lt;/string&gt;</text:p>
          </table:table-cell>
          <table:table-cell table:formula="of:=MID([.A309]; FIND(&quot;&gt;&quot;; [.A309])+1; FIND(&quot;&lt;&quot;;[.A309];FIND(&quot;&gt;&quot;;[.A309])+1) - FIND(&quot;&gt;&quot;; [.A309]) -1)" office:value-type="string" office:string-value="Dashboard" calcext:value-type="string">
            <text:p>Dashboa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_import_link"&gt;Import Link&lt;/string&gt;</text:p>
          </table:table-cell>
          <table:table-cell table:formula="of:=MID([.A310]; FIND(&quot;&gt;&quot;; [.A310])+1; FIND(&quot;&lt;&quot;;[.A310];FIND(&quot;&gt;&quot;;[.A310])+1) - FIND(&quot;&gt;&quot;; [.A310]) -1)" office:value-type="string" office:string-value="Import Link" calcext:value-type="string">
            <text:p>Import Link</text:p>
          </table:table-cell>
        </table:table-row>
        <table:table-row table:style-name="ro1">
          <table:table-cell table:style-name="ce1"/>
          <table:table-cell table:formula="of:=MID([.A311]; FIND(&quot;&gt;&quot;; [.A311])+1; FIND(&quot;&lt;&quot;;[.A311];FIND(&quot;&gt;&quot;;[.A311])+1) - FIND(&quot;&gt;&quot;; [.A31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hours"&gt;Hrs&lt;/string&gt;</text:p>
          </table:table-cell>
          <table:table-cell table:formula="of:=MID([.A312]; FIND(&quot;&gt;&quot;; [.A312])+1; FIND(&quot;&lt;&quot;;[.A312];FIND(&quot;&gt;&quot;;[.A312])+1) - FIND(&quot;&gt;&quot;; [.A312]) -1)" office:value-type="string" office:string-value="Hrs" calcext:value-type="string">
            <text:p>H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minutes"&gt;Mins&lt;/string&gt;</text:p>
          </table:table-cell>
          <table:table-cell table:formula="of:=MID([.A313]; FIND(&quot;&gt;&quot;; [.A313])+1; FIND(&quot;&lt;&quot;;[.A313];FIND(&quot;&gt;&quot;;[.A313])+1) - FIND(&quot;&gt;&quot;; [.A313]) -1)" office:value-type="string" office:string-value="Mins" calcext:value-type="string">
            <text:p>Mi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seconds"&gt;Secs&lt;/string&gt;</text:p>
          </table:table-cell>
          <table:table-cell table:formula="of:=MID([.A314]; FIND(&quot;&gt;&quot;; [.A314])+1; FIND(&quot;&lt;&quot;;[.A314];FIND(&quot;&gt;&quot;;[.A314])+1) - FIND(&quot;&gt;&quot;; [.A314]) -1)" office:value-type="string" office:string-value="Secs" calcext:value-type="string">
            <text:p>Secs</text:p>
          </table:table-cell>
        </table:table-row>
        <table:table-row table:style-name="ro1">
          <table:table-cell table:style-name="ce1"/>
          <table:table-cell table:formula="of:=MID([.A315]; FIND(&quot;&gt;&quot;; [.A315])+1; FIND(&quot;&lt;&quot;;[.A315];FIND(&quot;&gt;&quot;;[.A315])+1) - FIND(&quot;&gt;&quot;; [.A31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verb_header"&gt;Did what&lt;/string&gt;</text:p>
          </table:table-cell>
          <table:table-cell table:formula="of:=MID([.A316]; FIND(&quot;&gt;&quot;; [.A316])+1; FIND(&quot;&lt;&quot;;[.A316];FIND(&quot;&gt;&quot;;[.A316])+1) - FIND(&quot;&gt;&quot;; [.A316]) -1)" office:value-type="string" office:string-value="Did what" calcext:value-type="string">
            <text:p>Did wha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result_header"&gt;Result&lt;/string&gt;</text:p>
          </table:table-cell>
          <table:table-cell table:formula="of:=MID([.A317]; FIND(&quot;&gt;&quot;; [.A317])+1; FIND(&quot;&lt;&quot;;[.A317];FIND(&quot;&gt;&quot;;[.A317])+1) - FIND(&quot;&gt;&quot;; [.A317]) -1)" office:value-type="string" office:string-value="Result" calcext:value-type="string">
            <text:p>Result</text:p>
          </table:table-cell>
        </table:table-row>
        <table:table-row table:style-name="ro1">
          <table:table-cell table:style-name="ce1"/>
          <table:table-cell table:formula="of:=MID([.A318]; FIND(&quot;&gt;&quot;; [.A318])+1; FIND(&quot;&lt;&quot;;[.A318];FIND(&quot;&gt;&quot;;[.A318])+1) - FIND(&quot;&gt;&quot;; [.A31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api_score"&gt;Score (%)&lt;/string&gt;</text:p>
          </table:table-cell>
          <table:table-cell table:formula="of:=MID([.A319]; FIND(&quot;&gt;&quot;; [.A319])+1; FIND(&quot;&lt;&quot;;[.A319];FIND(&quot;&gt;&quot;;[.A319])+1) - FIND(&quot;&gt;&quot;; [.A319]) -1)" office:value-type="string" office:string-value="Score (%)" calcext:value-type="string">
            <text:p>Score (%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mport_title_not_entered"&gt;Title not entered&lt;/string&gt;</text:p>
          </table:table-cell>
          <table:table-cell table:formula="of:=MID([.A320]; FIND(&quot;&gt;&quot;; [.A320])+1; FIND(&quot;&lt;&quot;;[.A320];FIND(&quot;&gt;&quot;;[.A320])+1) - FIND(&quot;&gt;&quot;; [.A320]) -1)" office:value-type="string" office:string-value="Title not entered" calcext:value-type="string">
            <text:p>Title not entered</text:p>
          </table:table-cell>
        </table:table-row>
        <table:table-row table:style-name="ro1">
          <table:table-cell table:style-name="ce1"/>
          <table:table-cell table:formula="of:=MID([.A321]; FIND(&quot;&gt;&quot;; [.A321])+1; FIND(&quot;&lt;&quot;;[.A321];FIND(&quot;&gt;&quot;;[.A321])+1) - FIND(&quot;&gt;&quot;; [.A32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322]; FIND(&quot;&gt;&quot;; [.A322])+1; FIND(&quot;&lt;&quot;;[.A322];FIND(&quot;&gt;&quot;;[.A322])+1) - FIND(&quot;&gt;&quot;; [.A32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_account"&gt;You do not have an account?&lt;/string&gt;</text:p>
          </table:table-cell>
          <table:table-cell table:formula="of:=MID([.A323]; FIND(&quot;&gt;&quot;; [.A323])+1; FIND(&quot;&lt;&quot;;[.A323];FIND(&quot;&gt;&quot;;[.A323])+1) - FIND(&quot;&gt;&quot;; [.A323]) -1)" office:value-type="string" office:string-value="You do not have an account?" calcext:value-type="string">
            <text:p>You do not have an account?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er_url"&gt;Enter Url&lt;/string&gt;</text:p>
          </table:table-cell>
          <table:table-cell table:formula="of:=MID([.A324]; FIND(&quot;&gt;&quot;; [.A324])+1; FIND(&quot;&lt;&quot;;[.A324];FIND(&quot;&gt;&quot;;[.A324])+1) - FIND(&quot;&gt;&quot;; [.A324]) -1)" office:value-type="string" office:string-value="Enter Url" calcext:value-type="string">
            <text:p>Enter Url</text:p>
          </table:table-cell>
        </table:table-row>
        <table:table-row table:style-name="ro1">
          <table:table-cell table:style-name="ce1"/>
          <table:table-cell table:formula="of:=MID([.A325]; FIND(&quot;&gt;&quot;; [.A325])+1; FIND(&quot;&lt;&quot;;[.A325];FIND(&quot;&gt;&quot;;[.A325])+1) - FIND(&quot;&gt;&quot;; [.A32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mport_link_invalid_url"&gt;Invalid Url&lt;/string&gt;</text:p>
          </table:table-cell>
          <table:table-cell table:formula="of:=MID([.A326]; FIND(&quot;&gt;&quot;; [.A326])+1; FIND(&quot;&lt;&quot;;[.A326];FIND(&quot;&gt;&quot;;[.A326])+1) - FIND(&quot;&gt;&quot;; [.A326]) -1)" office:value-type="string" office:string-value="Invalid Url" calcext:value-type="string">
            <text:p>Invalid Ur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mport_link_content_not_supported"&gt;Content not supported&lt;/string&gt;</text:p>
          </table:table-cell>
          <table:table-cell table:formula="of:=MID([.A327]; FIND(&quot;&gt;&quot;; [.A327])+1; FIND(&quot;&lt;&quot;;[.A327];FIND(&quot;&gt;&quot;;[.A327])+1) - FIND(&quot;&gt;&quot;; [.A327]) -1)" office:value-type="string" office:string-value="Content not supported" calcext:value-type="string">
            <text:p>Content not suppor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mport_link_big_size"&gt;File size too big&lt;/string&gt;</text:p>
          </table:table-cell>
          <table:table-cell table:formula="of:=MID([.A328]; FIND(&quot;&gt;&quot;; [.A328])+1; FIND(&quot;&lt;&quot;;[.A328];FIND(&quot;&gt;&quot;;[.A328])+1) - FIND(&quot;&gt;&quot;; [.A328]) -1)" office:value-type="string" office:string-value="File size too big" calcext:value-type="string">
            <text:p>File size too bi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mport_link_error"&gt;Import Error&lt;/string&gt;</text:p>
          </table:table-cell>
          <table:table-cell table:formula="of:=MID([.A329]; FIND(&quot;&gt;&quot;; [.A329])+1; FIND(&quot;&lt;&quot;;[.A329];FIND(&quot;&gt;&quot;;[.A329])+1) - FIND(&quot;&gt;&quot;; [.A329]) -1)" office:value-type="string" office:string-value="Import Error" calcext:value-type="string">
            <text:p>Import Erro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rror_not_found_status"&gt;404 !&lt;/string&gt;</text:p>
          </table:table-cell>
          <table:table-cell table:formula="of:=MID([.A330]; FIND(&quot;&gt;&quot;; [.A330])+1; FIND(&quot;&lt;&quot;;[.A330];FIND(&quot;&gt;&quot;;[.A330])+1) - FIND(&quot;&gt;&quot;; [.A330]) -1)" office:value-type="string" office:string-value="404 !" calcext:value-type="string">
            <text:p>404 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rror_not_found_tag"&gt;Sorry, the page that you are looking for can not be found.&lt;/string&gt;</text:p>
          </table:table-cell>
          <table:table-cell table:formula="of:=MID([.A331]; FIND(&quot;&gt;&quot;; [.A331])+1; FIND(&quot;&lt;&quot;;[.A331];FIND(&quot;&gt;&quot;;[.A331])+1) - FIND(&quot;&gt;&quot;; [.A331]) -1)" office:value-type="string" office:string-value="Sorry, the page that you are looking for can not be found." calcext:value-type="string">
            <text:p>Sorry, the page that you are looking for can not be found.</text:p>
          </table:table-cell>
        </table:table-row>
        <table:table-row table:style-name="ro1">
          <table:table-cell table:style-name="ce1"/>
          <table:table-cell table:formula="of:=MID([.A332]; FIND(&quot;&gt;&quot;; [.A332])+1; FIND(&quot;&lt;&quot;;[.A332];FIND(&quot;&gt;&quot;;[.A332])+1) - FIND(&quot;&gt;&quot;; [.A33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ffline_sharing_enable_bluetooth_prompt"&gt;Offline sharing requires Bluetooth&lt;/string&gt;</text:p>
          </table:table-cell>
          <table:table-cell table:formula="of:=MID([.A333]; FIND(&quot;&gt;&quot;; [.A333])+1; FIND(&quot;&lt;&quot;;[.A333];FIND(&quot;&gt;&quot;;[.A333])+1) - FIND(&quot;&gt;&quot;; [.A333]) -1)" office:value-type="string" office:string-value="Offline sharing requires Bluetooth" calcext:value-type="string">
            <text:p>Offline sharing requires Bluetoot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ffline_sharing_enable_wifi_promot"&gt;Offline sharing requires WiFi to be switched on&lt;/string&gt;</text:p>
          </table:table-cell>
          <table:table-cell table:formula="of:=MID([.A334]; FIND(&quot;&gt;&quot;; [.A334])+1; FIND(&quot;&lt;&quot;;[.A334];FIND(&quot;&gt;&quot;;[.A334])+1) - FIND(&quot;&gt;&quot;; [.A334]) -1)" office:value-type="string" office:string-value="Offline sharing requires WiFi to be switched on" calcext:value-type="string">
            <text:p>Offline sharing requires WiFi to be switched 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able"&gt;Enable&lt;/string&gt;</text:p>
          </table:table-cell>
          <table:table-cell table:formula="of:=MID([.A335]; FIND(&quot;&gt;&quot;; [.A335])+1; FIND(&quot;&lt;&quot;;[.A335];FIND(&quot;&gt;&quot;;[.A335])+1) - FIND(&quot;&gt;&quot;; [.A335]) -1)" office:value-type="string" office:string-value="Enable" calcext:value-type="string">
            <text:p>Enab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ore_information"&gt;More information&lt;/string&gt;</text:p>
          </table:table-cell>
          <table:table-cell table:formula="of:=MID([.A336]; FIND(&quot;&gt;&quot;; [.A336])+1; FIND(&quot;&lt;&quot;;[.A336];FIND(&quot;&gt;&quot;;[.A336])+1) - FIND(&quot;&gt;&quot;; [.A336]) -1)" office:value-type="string" office:string-value="More information" calcext:value-type="string">
            <text:p>More inform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ess_information"&gt;Less information&lt;/string&gt;</text:p>
          </table:table-cell>
          <table:table-cell table:formula="of:=MID([.A337]; FIND(&quot;&gt;&quot;; [.A337])+1; FIND(&quot;&lt;&quot;;[.A337];FIND(&quot;&gt;&quot;;[.A337])+1) - FIND(&quot;&gt;&quot;; [.A337]) -1)" office:value-type="string" office:string-value="Less information" calcext:value-type="string">
            <text:p>Less information</text:p>
          </table:table-cell>
        </table:table-row>
        <table:table-row table:style-name="ro1">
          <table:table-cell table:style-name="ce1"/>
          <table:table-cell table:formula="of:=MID([.A338]; FIND(&quot;&gt;&quot;; [.A338])+1; FIND(&quot;&lt;&quot;;[.A338];FIND(&quot;&gt;&quot;;[.A338])+1) - FIND(&quot;&gt;&quot;; [.A33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po_loading_status_loading_cloud"&gt;Loading from cloud&lt;/string&gt;</text:p>
          </table:table-cell>
          <table:table-cell table:formula="of:=MID([.A339]; FIND(&quot;&gt;&quot;; [.A339])+1; FIND(&quot;&lt;&quot;;[.A339];FIND(&quot;&gt;&quot;;[.A339])+1) - FIND(&quot;&gt;&quot;; [.A339]) -1)" office:value-type="string" office:string-value="Loading from cloud" calcext:value-type="string">
            <text:p>Loading from clou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po_loading_status_loading_mirror"&gt;Loading from peer &lt;/string&gt;</text:p>
          </table:table-cell>
          <table:table-cell table:formula="of:=MID([.A340]; FIND(&quot;&gt;&quot;; [.A340])+1; FIND(&quot;&lt;&quot;;[.A340];FIND(&quot;&gt;&quot;;[.A340])+1) - FIND(&quot;&gt;&quot;; [.A340]) -1)" office:value-type="string" office:string-value="Loading from peer " calcext:value-type="string">
            <text:p>Loading from peer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po_loading_status_loaded_empty"&gt;No content found&lt;/string&gt;</text:p>
          </table:table-cell>
          <table:table-cell table:formula="of:=MID([.A341]; FIND(&quot;&gt;&quot;; [.A341])+1; FIND(&quot;&lt;&quot;;[.A341];FIND(&quot;&gt;&quot;;[.A341])+1) - FIND(&quot;&gt;&quot;; [.A341]) -1)" office:value-type="string" office:string-value="No content found" calcext:value-type="string">
            <text:p>No content foun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po_loading_status_failed_noconnection"&gt;No connection or peer&lt;/string&gt;</text:p>
          </table:table-cell>
          <table:table-cell table:formula="of:=MID([.A342]; FIND(&quot;&gt;&quot;; [.A342])+1; FIND(&quot;&lt;&quot;;[.A342];FIND(&quot;&gt;&quot;;[.A342])+1) - FIND(&quot;&gt;&quot;; [.A342]) -1)" office:value-type="string" office:string-value="No connection or peer" calcext:value-type="string">
            <text:p>No connection or pe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po_loading_status_failed_connection_error"&gt;Connection error&lt;/string&gt;</text:p>
          </table:table-cell>
          <table:table-cell table:formula="of:=MID([.A343]; FIND(&quot;&gt;&quot;; [.A343])+1; FIND(&quot;&lt;&quot;;[.A343];FIND(&quot;&gt;&quot;;[.A343])+1) - FIND(&quot;&gt;&quot;; [.A343]) -1)" office:value-type="string" office:string-value="Connection error" calcext:value-type="string">
            <text:p>Connection error</text:p>
          </table:table-cell>
        </table:table-row>
        <table:table-row table:style-name="ro1">
          <table:table-cell table:style-name="ce1"/>
          <table:table-cell table:formula="of:=MID([.A344]; FIND(&quot;&gt;&quot;; [.A344])+1; FIND(&quot;&lt;&quot;;[.A344];FIND(&quot;&gt;&quot;;[.A344])+1) - FIND(&quot;&gt;&quot;; [.A34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cc_by"&gt;CC BY&lt;/string&gt;</text:p>
          </table:table-cell>
          <table:table-cell table:formula="of:=MID([.A345]; FIND(&quot;&gt;&quot;; [.A345])+1; FIND(&quot;&lt;&quot;;[.A345];FIND(&quot;&gt;&quot;;[.A345])+1) - FIND(&quot;&gt;&quot;; [.A345]) -1)" office:value-type="string" office:string-value="CC BY" calcext:value-type="string">
            <text:p>CC 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cc_by_sa"&gt;CC BY SA&lt;/string&gt;</text:p>
          </table:table-cell>
          <table:table-cell table:formula="of:=MID([.A346]; FIND(&quot;&gt;&quot;; [.A346])+1; FIND(&quot;&lt;&quot;;[.A346];FIND(&quot;&gt;&quot;;[.A346])+1) - FIND(&quot;&gt;&quot;; [.A346]) -1)" office:value-type="string" office:string-value="CC BY SA" calcext:value-type="string">
            <text:p>CC BY SA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cc_by_sa_nc"&gt;CC BY SA NC&lt;/string&gt;</text:p>
          </table:table-cell>
          <table:table-cell table:formula="of:=MID([.A347]; FIND(&quot;&gt;&quot;; [.A347])+1; FIND(&quot;&lt;&quot;;[.A347];FIND(&quot;&gt;&quot;;[.A347])+1) - FIND(&quot;&gt;&quot;; [.A347]) -1)" office:value-type="string" office:string-value="CC BY SA NC" calcext:value-type="string">
            <text:p>CC BY SA NC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cc_by_nc"&gt;CC BY NC&lt;/string&gt;</text:p>
          </table:table-cell>
          <table:table-cell table:formula="of:=MID([.A348]; FIND(&quot;&gt;&quot;; [.A348])+1; FIND(&quot;&lt;&quot;;[.A348];FIND(&quot;&gt;&quot;;[.A348])+1) - FIND(&quot;&gt;&quot;; [.A348]) -1)" office:value-type="string" office:string-value="CC BY NC" calcext:value-type="string">
            <text:p>CC BY NC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cc_by_nc_sa"&gt;CC BY NC SA&lt;/string&gt;</text:p>
          </table:table-cell>
          <table:table-cell table:formula="of:=MID([.A349]; FIND(&quot;&gt;&quot;; [.A349])+1; FIND(&quot;&lt;&quot;;[.A349];FIND(&quot;&gt;&quot;;[.A349])+1) - FIND(&quot;&gt;&quot;; [.A349]) -1)" office:value-type="string" office:string-value="CC BY NC SA" calcext:value-type="string">
            <text:p>CC BY NC SA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public_domain"&gt;Public Domain&lt;/string&gt;</text:p>
          </table:table-cell>
          <table:table-cell table:formula="of:=MID([.A350]; FIND(&quot;&gt;&quot;; [.A350])+1; FIND(&quot;&lt;&quot;;[.A350];FIND(&quot;&gt;&quot;;[.A350])+1) - FIND(&quot;&gt;&quot;; [.A350]) -1)" office:value-type="string" office:string-value="Public Domain" calcext:value-type="string">
            <text:p>Public Doma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icence_type_all_rights"&gt;All Rights Reserved&lt;/string&gt;</text:p>
          </table:table-cell>
          <table:table-cell table:formula="of:=MID([.A351]; FIND(&quot;&gt;&quot;; [.A351])+1; FIND(&quot;&lt;&quot;;[.A351];FIND(&quot;&gt;&quot;;[.A351])+1) - FIND(&quot;&gt;&quot;; [.A351]) -1)" office:value-type="string" office:string-value="All Rights Reserved" calcext:value-type="string">
            <text:p>All Rights Reserved</text:p>
          </table:table-cell>
        </table:table-row>
        <table:table-row table:style-name="ro1">
          <table:table-cell table:style-name="ce1"/>
          <table:table-cell table:formula="of:=MID([.A352]; FIND(&quot;&gt;&quot;; [.A352])+1; FIND(&quot;&lt;&quot;;[.A352];FIND(&quot;&gt;&quot;;[.A352])+1) - FIND(&quot;&gt;&quot;; [.A35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yncing"&gt;Syncing..&lt;/string&gt;</text:p>
          </table:table-cell>
          <table:table-cell table:formula="of:=MID([.A353]; FIND(&quot;&gt;&quot;; [.A353])+1; FIND(&quot;&lt;&quot;;[.A353];FIND(&quot;&gt;&quot;;[.A353])+1) - FIND(&quot;&gt;&quot;; [.A353]) -1)" office:value-type="string" office:string-value="Syncing.." calcext:value-type="string">
            <text:p>Syncing.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de_title_list"&gt;Node List&lt;/string&gt;</text:p>
          </table:table-cell>
          <table:table-cell table:formula="of:=MID([.A354]; FIND(&quot;&gt;&quot;; [.A354])+1; FIND(&quot;&lt;&quot;;[.A354];FIND(&quot;&gt;&quot;;[.A354])+1) - FIND(&quot;&gt;&quot;; [.A354]) -1)" office:value-type="string" office:string-value="Node List" calcext:value-type="string">
            <text:p>Node Lis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eed"&gt;Feed&lt;/string&gt;</text:p>
          </table:table-cell>
          <table:table-cell table:formula="of:=MID([.A355]; FIND(&quot;&gt;&quot;; [.A355])+1; FIND(&quot;&lt;&quot;;[.A355];FIND(&quot;&gt;&quot;;[.A355])+1) - FIND(&quot;&gt;&quot;; [.A355]) -1)" office:value-type="string" office:string-value="Feed" calcext:value-type="string">
            <text:p>Fe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ople"&gt;People&lt;/string&gt;</text:p>
          </table:table-cell>
          <table:table-cell table:formula="of:=MID([.A356]; FIND(&quot;&gt;&quot;; [.A356])+1; FIND(&quot;&lt;&quot;;[.A356];FIND(&quot;&gt;&quot;;[.A356])+1) - FIND(&quot;&gt;&quot;; [.A356]) -1)" office:value-type="string" office:string-value="People" calcext:value-type="string">
            <text:p>Peop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cord_attendance"&gt;Record attendance&lt;/string&gt;</text:p>
          </table:table-cell>
          <table:table-cell table:formula="of:=MID([.A357]; FIND(&quot;&gt;&quot;; [.A357])+1; FIND(&quot;&lt;&quot;;[.A357];FIND(&quot;&gt;&quot;;[.A357])+1) - FIND(&quot;&gt;&quot;; [.A357]) -1)" office:value-type="string" office:string-value="Record attendance" calcext:value-type="string">
            <text:p>Record 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recorded"&gt;last recorded&lt;/string&gt;</text:p>
          </table:table-cell>
          <table:table-cell table:formula="of:=MID([.A358]; FIND(&quot;&gt;&quot;; [.A358])+1; FIND(&quot;&lt;&quot;;[.A358];FIND(&quot;&gt;&quot;;[.A358])+1) - FIND(&quot;&gt;&quot;; [.A358]) -1)" office:value-type="string" office:string-value="last recorded" calcext:value-type="string">
            <text:p>last record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oday"&gt;Today&lt;/string&gt;</text:p>
          </table:table-cell>
          <table:table-cell table:formula="of:=MID([.A359]; FIND(&quot;&gt;&quot;; [.A359])+1; FIND(&quot;&lt;&quot;;[.A359];FIND(&quot;&gt;&quot;;[.A359])+1) - FIND(&quot;&gt;&quot;; [.A359]) -1)" office:value-type="string" office:string-value="Today" calcext:value-type="string">
            <text:p>To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ort_by"&gt;sort_by&lt;/string&gt;</text:p>
          </table:table-cell>
          <table:table-cell table:formula="of:=MID([.A360]; FIND(&quot;&gt;&quot;; [.A360])+1; FIND(&quot;&lt;&quot;;[.A360];FIND(&quot;&gt;&quot;;[.A360])+1) - FIND(&quot;&gt;&quot;; [.A360]) -1)" office:value-type="string" office:string-value="sort_by" calcext:value-type="string">
            <text:p>sort_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g"&gt;Log&lt;/string&gt;</text:p>
          </table:table-cell>
          <table:table-cell table:formula="of:=MID([.A361]; FIND(&quot;&gt;&quot;; [.A361])+1; FIND(&quot;&lt;&quot;;[.A361];FIND(&quot;&gt;&quot;;[.A361])+1) - FIND(&quot;&gt;&quot;; [.A361]) -1)" office:value-type="string" office:string-value="Log" calcext:value-type="string">
            <text:p>Lo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chedule"&gt;Schedule&lt;/string&gt;</text:p>
          </table:table-cell>
          <table:table-cell table:formula="of:=MID([.A362]; FIND(&quot;&gt;&quot;; [.A362])+1; FIND(&quot;&lt;&quot;;[.A362];FIND(&quot;&gt;&quot;;[.A362])+1) - FIND(&quot;&gt;&quot;; [.A362]) -1)" office:value-type="string" office:string-value="Schedule" calcext:value-type="string">
            <text:p>Schedu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student"&gt;Add Student&lt;/string&gt;</text:p>
          </table:table-cell>
          <table:table-cell table:formula="of:=MID([.A363]; FIND(&quot;&gt;&quot;; [.A363])+1; FIND(&quot;&lt;&quot;;[.A363];FIND(&quot;&gt;&quot;;[.A363])+1) - FIND(&quot;&gt;&quot;; [.A363]) -1)" office:value-type="string" office:string-value="Add Student" calcext:value-type="string">
            <text:p>Add Stud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rst"&gt;first&lt;/string&gt;</text:p>
          </table:table-cell>
          <table:table-cell table:formula="of:=MID([.A364]; FIND(&quot;&gt;&quot;; [.A364])+1; FIND(&quot;&lt;&quot;;[.A364];FIND(&quot;&gt;&quot;;[.A364])+1) - FIND(&quot;&gt;&quot;; [.A364]) -1)" office:value-type="string" office:string-value="first" calcext:value-type="string">
            <text:p>firs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"&gt;last&lt;/string&gt;</text:p>
          </table:table-cell>
          <table:table-cell table:formula="of:=MID([.A365]; FIND(&quot;&gt;&quot;; [.A365])+1; FIND(&quot;&lt;&quot;;[.A365];FIND(&quot;&gt;&quot;;[.A365])+1) - FIND(&quot;&gt;&quot;; [.A365]) -1)" office:value-type="string" office:string-value="last" calcext:value-type="string">
            <text:p>las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week"&gt;Last week&lt;/string&gt;</text:p>
          </table:table-cell>
          <table:table-cell table:formula="of:=MID([.A366]; FIND(&quot;&gt;&quot;; [.A366])+1; FIND(&quot;&lt;&quot;;[.A366];FIND(&quot;&gt;&quot;;[.A366])+1) - FIND(&quot;&gt;&quot;; [.A366]) -1)" office:value-type="string" office:string-value="Last week" calcext:value-type="string">
            <text:p>Last wee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ark_all"&gt;Mark all&lt;/string&gt;</text:p>
          </table:table-cell>
          <table:table-cell table:formula="of:=MID([.A367]; FIND(&quot;&gt;&quot;; [.A367])+1; FIND(&quot;&lt;&quot;;[.A367];FIND(&quot;&gt;&quot;;[.A367])+1) - FIND(&quot;&gt;&quot;; [.A367]) -1)" office:value-type="string" office:string-value="Mark all" calcext:value-type="string">
            <text:p>Mark al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ark_all_present"&gt;Mark all present&lt;/string&gt;</text:p>
          </table:table-cell>
          <table:table-cell table:formula="of:=MID([.A368]; FIND(&quot;&gt;&quot;; [.A368])+1; FIND(&quot;&lt;&quot;;[.A368];FIND(&quot;&gt;&quot;;[.A368])+1) - FIND(&quot;&gt;&quot;; [.A368]) -1)" office:value-type="string" office:string-value="Mark all present" calcext:value-type="string">
            <text:p>Mark all pres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ark_all_absent"&gt;Mark all absent&lt;/string&gt;</text:p>
          </table:table-cell>
          <table:table-cell table:formula="of:=MID([.A369]; FIND(&quot;&gt;&quot;; [.A369])+1; FIND(&quot;&lt;&quot;;[.A369];FIND(&quot;&gt;&quot;;[.A369])+1) - FIND(&quot;&gt;&quot;; [.A369]) -1)" office:value-type="string" office:string-value="Mark all absent" calcext:value-type="string">
            <text:p>Mark all abs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resent"&gt;Present&lt;/string&gt;</text:p>
          </table:table-cell>
          <table:table-cell table:formula="of:=MID([.A370]; FIND(&quot;&gt;&quot;; [.A370])+1; FIND(&quot;&lt;&quot;;[.A370];FIND(&quot;&gt;&quot;;[.A370])+1) - FIND(&quot;&gt;&quot;; [.A370]) -1)" office:value-type="string" office:string-value="Present" calcext:value-type="string">
            <text:p>Pres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bsent"&gt;Absent&lt;/string&gt;</text:p>
          </table:table-cell>
          <table:table-cell table:formula="of:=MID([.A371]; FIND(&quot;&gt;&quot;; [.A371])+1; FIND(&quot;&lt;&quot;;[.A371];FIND(&quot;&gt;&quot;;[.A371])+1) - FIND(&quot;&gt;&quot;; [.A371]) -1)" office:value-type="string" office:string-value="Absent" calcext:value-type="string">
            <text:p>Abs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resent_selected"&gt;Present Selected&lt;/string&gt;</text:p>
          </table:table-cell>
          <table:table-cell table:formula="of:=MID([.A372]; FIND(&quot;&gt;&quot;; [.A372])+1; FIND(&quot;&lt;&quot;;[.A372];FIND(&quot;&gt;&quot;;[.A372])+1) - FIND(&quot;&gt;&quot;; [.A372]) -1)" office:value-type="string" office:string-value="Present Selected" calcext:value-type="string">
            <text:p>Present Selec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bsent_selected"&gt;Absent Selected&lt;/string&gt;</text:p>
          </table:table-cell>
          <table:table-cell table:formula="of:=MID([.A373]; FIND(&quot;&gt;&quot;; [.A373])+1; FIND(&quot;&lt;&quot;;[.A373];FIND(&quot;&gt;&quot;;[.A373])+1) - FIND(&quot;&gt;&quot;; [.A373]) -1)" office:value-type="string" office:string-value="Absent Selected" calcext:value-type="string">
            <text:p>Absent Selec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rtial_selected"&gt;Partial Selected&lt;/string&gt;</text:p>
          </table:table-cell>
          <table:table-cell table:formula="of:=MID([.A374]; FIND(&quot;&gt;&quot;; [.A374])+1; FIND(&quot;&lt;&quot;;[.A374];FIND(&quot;&gt;&quot;;[.A374])+1) - FIND(&quot;&gt;&quot;; [.A374]) -1)" office:value-type="string" office:string-value="Partial Selected" calcext:value-type="string">
            <text:p>Partial Selec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resent_unselected"&gt;Present Unselected&lt;/string&gt;</text:p>
          </table:table-cell>
          <table:table-cell table:formula="of:=MID([.A375]; FIND(&quot;&gt;&quot;; [.A375])+1; FIND(&quot;&lt;&quot;;[.A375];FIND(&quot;&gt;&quot;;[.A375])+1) - FIND(&quot;&gt;&quot;; [.A375]) -1)" office:value-type="string" office:string-value="Present Unselected" calcext:value-type="string">
            <text:p>Present Unselec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bsent_unselected"&gt;Absent Unselected&lt;/string&gt;</text:p>
          </table:table-cell>
          <table:table-cell table:formula="of:=MID([.A376]; FIND(&quot;&gt;&quot;; [.A376])+1; FIND(&quot;&lt;&quot;;[.A376];FIND(&quot;&gt;&quot;;[.A376])+1) - FIND(&quot;&gt;&quot;; [.A376]) -1)" office:value-type="string" office:string-value="Absent Unselected" calcext:value-type="string">
            <text:p>Absent Unselec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rtial_unselected"&gt;Partial Unselected&lt;/string&gt;</text:p>
          </table:table-cell>
          <table:table-cell table:formula="of:=MID([.A377]; FIND(&quot;&gt;&quot;; [.A377])+1; FIND(&quot;&lt;&quot;;[.A377];FIND(&quot;&gt;&quot;;[.A377])+1) - FIND(&quot;&gt;&quot;; [.A377]) -1)" office:value-type="string" office:string-value="Partial Unselected" calcext:value-type="string">
            <text:p>Partial Unselec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all_parent"&gt;Call parent&lt;/string&gt;</text:p>
          </table:table-cell>
          <table:table-cell table:formula="of:=MID([.A378]; FIND(&quot;&gt;&quot;; [.A378])+1; FIND(&quot;&lt;&quot;;[.A378];FIND(&quot;&gt;&quot;;[.A378])+1) - FIND(&quot;&gt;&quot;; [.A378]) -1)" office:value-type="string" office:string-value="Call parent" calcext:value-type="string">
            <text:p>Call par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ext_parent"&gt;Text parent&lt;/string&gt;</text:p>
          </table:table-cell>
          <table:table-cell table:formula="of:=MID([.A379]; FIND(&quot;&gt;&quot;; [.A379])+1; FIND(&quot;&lt;&quot;;[.A379];FIND(&quot;&gt;&quot;;[.A379])+1) - FIND(&quot;&gt;&quot;; [.A379]) -1)" office:value-type="string" office:string-value="Text parent" calcext:value-type="string">
            <text:p>Text par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roll_in_class"&gt;Enroll in class&lt;/string&gt;</text:p>
          </table:table-cell>
          <table:table-cell table:formula="of:=MID([.A380]; FIND(&quot;&gt;&quot;; [.A380])+1; FIND(&quot;&lt;&quot;;[.A380];FIND(&quot;&gt;&quot;;[.A380])+1) - FIND(&quot;&gt;&quot;; [.A380]) -1)" office:value-type="string" office:string-value="Enroll in class" calcext:value-type="string">
            <text:p>Enroll in 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ance_report"&gt;Attendance report&lt;/string&gt;</text:p>
          </table:table-cell>
          <table:table-cell table:formula="of:=MID([.A381]; FIND(&quot;&gt;&quot;; [.A381])+1; FIND(&quot;&lt;&quot;;[.A381];FIND(&quot;&gt;&quot;;[.A381])+1) - FIND(&quot;&gt;&quot;; [.A381]) -1)" office:value-type="string" office:string-value="Attendance report" calcext:value-type="string">
            <text:p>Attendance 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cord_dropout"&gt;Record dropout&lt;/string&gt;</text:p>
          </table:table-cell>
          <table:table-cell table:formula="of:=MID([.A382]; FIND(&quot;&gt;&quot;; [.A382])+1; FIND(&quot;&lt;&quot;;[.A382];FIND(&quot;&gt;&quot;;[.A382])+1) - FIND(&quot;&gt;&quot;; [.A382]) -1)" office:value-type="string" office:string-value="Record dropout" calcext:value-type="string">
            <text:p>Record dropou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ather"&gt;Father&lt;/string&gt;</text:p>
          </table:table-cell>
          <table:table-cell table:formula="of:=MID([.A383]; FIND(&quot;&gt;&quot;; [.A383])+1; FIND(&quot;&lt;&quot;;[.A383];FIND(&quot;&gt;&quot;;[.A383])+1) - FIND(&quot;&gt;&quot;; [.A383]) -1)" office:value-type="string" office:string-value="Father" calcext:value-type="string">
            <text:p>Fat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other"&gt;Mother&lt;/string&gt;</text:p>
          </table:table-cell>
          <table:table-cell table:formula="of:=MID([.A384]; FIND(&quot;&gt;&quot;; [.A384])+1; FIND(&quot;&lt;&quot;;[.A384];FIND(&quot;&gt;&quot;;[.A384])+1) - FIND(&quot;&gt;&quot;; [.A384]) -1)" office:value-type="string" office:string-value="Mother" calcext:value-type="string">
            <text:p>Mot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birthday"&gt;Birthday&lt;/string&gt;</text:p>
          </table:table-cell>
          <table:table-cell table:formula="of:=MID([.A385]; FIND(&quot;&gt;&quot;; [.A385])+1; FIND(&quot;&lt;&quot;;[.A385];FIND(&quot;&gt;&quot;;[.A385])+1) - FIND(&quot;&gt;&quot;; [.A385]) -1)" office:value-type="string" office:string-value="Birthday" calcext:value-type="string">
            <text:p>Birth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eld_fullname"&gt;Full names&lt;/string&gt;</text:p>
          </table:table-cell>
          <table:table-cell table:formula="of:=MID([.A386]; FIND(&quot;&gt;&quot;; [.A386])+1; FIND(&quot;&lt;&quot;;[.A386];FIND(&quot;&gt;&quot;;[.A386])+1) - FIND(&quot;&gt;&quot;; [.A386]) -1)" office:value-type="string" office:string-value="Full names" calcext:value-type="string">
            <text:p>Full nam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rst_names"&gt;First names&lt;/string&gt;</text:p>
          </table:table-cell>
          <table:table-cell table:formula="of:=MID([.A387]; FIND(&quot;&gt;&quot;; [.A387])+1; FIND(&quot;&lt;&quot;;[.A387];FIND(&quot;&gt;&quot;;[.A387])+1) - FIND(&quot;&gt;&quot;; [.A387]) -1)" office:value-type="string" office:string-value="First names" calcext:value-type="string">
            <text:p>First nam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basic_details"&gt;Basic details&lt;/string&gt;</text:p>
          </table:table-cell>
          <table:table-cell table:formula="of:=MID([.A388]; FIND(&quot;&gt;&quot;; [.A388])+1; FIND(&quot;&lt;&quot;;[.A388];FIND(&quot;&gt;&quot;;[.A388])+1) - FIND(&quot;&gt;&quot;; [.A388]) -1)" office:value-type="string" office:string-value="Basic details" calcext:value-type="string">
            <text:p>Basic detail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ress"&gt;Address&lt;/string&gt;</text:p>
          </table:table-cell>
          <table:table-cell table:formula="of:=MID([.A389]; FIND(&quot;&gt;&quot;; [.A389])+1; FIND(&quot;&lt;&quot;;[.A389];FIND(&quot;&gt;&quot;;[.A389])+1) - FIND(&quot;&gt;&quot;; [.A389]) -1)" office:value-type="string" office:string-value="Address" calcext:value-type="string">
            <text:p>Addre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person_to_class"&gt;Add person to class&lt;/string&gt;</text:p>
          </table:table-cell>
          <table:table-cell table:formula="of:=MID([.A390]; FIND(&quot;&gt;&quot;; [.A390])+1; FIND(&quot;&lt;&quot;;[.A390];FIND(&quot;&gt;&quot;;[.A390])+1) - FIND(&quot;&gt;&quot;; [.A390]) -1)" office:value-type="string" office:string-value="Add person to class" calcext:value-type="string">
            <text:p>Add person to 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athers_name"&gt;Fathers name&lt;/string&gt;</text:p>
          </table:table-cell>
          <table:table-cell table:formula="of:=MID([.A391]; FIND(&quot;&gt;&quot;; [.A391])+1; FIND(&quot;&lt;&quot;;[.A391];FIND(&quot;&gt;&quot;;[.A391])+1) - FIND(&quot;&gt;&quot;; [.A391]) -1)" office:value-type="string" office:string-value="Fathers name" calcext:value-type="string">
            <text:p>Fathers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athers_number"&gt;Fathers number&lt;/string&gt;</text:p>
          </table:table-cell>
          <table:table-cell table:formula="of:=MID([.A392]; FIND(&quot;&gt;&quot;; [.A392])+1; FIND(&quot;&lt;&quot;;[.A392];FIND(&quot;&gt;&quot;;[.A392])+1) - FIND(&quot;&gt;&quot;; [.A392]) -1)" office:value-type="string" office:string-value="Fathers number" calcext:value-type="string">
            <text:p>Fathers nu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others_name"&gt;Mothers name&lt;/string&gt;</text:p>
          </table:table-cell>
          <table:table-cell table:formula="of:=MID([.A393]; FIND(&quot;&gt;&quot;; [.A393])+1; FIND(&quot;&lt;&quot;;[.A393];FIND(&quot;&gt;&quot;;[.A393])+1) - FIND(&quot;&gt;&quot;; [.A393]) -1)" office:value-type="string" office:string-value="Mothers name" calcext:value-type="string">
            <text:p>Mothers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others_number"&gt;Mothers number&lt;/string&gt;</text:p>
          </table:table-cell>
          <table:table-cell table:formula="of:=MID([.A394]; FIND(&quot;&gt;&quot;; [.A394])+1; FIND(&quot;&lt;&quot;;[.A394];FIND(&quot;&gt;&quot;;[.A394])+1) - FIND(&quot;&gt;&quot;; [.A394]) -1)" office:value-type="string" office:string-value="Mothers number" calcext:value-type="string">
            <text:p>Mothers nu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person"&gt;New Person&lt;/string&gt;</text:p>
          </table:table-cell>
          <table:table-cell table:formula="of:=MID([.A395]; FIND(&quot;&gt;&quot;; [.A395])+1; FIND(&quot;&lt;&quot;;[.A395];FIND(&quot;&gt;&quot;;[.A395])+1) - FIND(&quot;&gt;&quot;; [.A395]) -1)" office:value-type="string" office:string-value="New Person" calcext:value-type="string">
            <text:p>New Pers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dit_person"&gt;Edit Person&lt;/string&gt;</text:p>
          </table:table-cell>
          <table:table-cell table:formula="of:=MID([.A396]; FIND(&quot;&gt;&quot;; [.A396])+1; FIND(&quot;&lt;&quot;;[.A396];FIND(&quot;&gt;&quot;;[.A396])+1) - FIND(&quot;&gt;&quot;; [.A396]) -1)" office:value-type="string" office:string-value="Edit Person" calcext:value-type="string">
            <text:p>Edit Pers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dit"&gt;Edit&lt;/string&gt;</text:p>
          </table:table-cell>
          <table:table-cell table:formula="of:=MID([.A397]; FIND(&quot;&gt;&quot;; [.A397])+1; FIND(&quot;&lt;&quot;;[.A397];FIND(&quot;&gt;&quot;;[.A397])+1) - FIND(&quot;&gt;&quot;; [.A397]) -1)" office:value-type="string" office:string-value="Edit" calcext:value-type="string">
            <text:p>Edi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azz"&gt;Class&lt;/string&gt;</text:p>
          </table:table-cell>
          <table:table-cell table:formula="of:=MID([.A398]; FIND(&quot;&gt;&quot;; [.A398])+1; FIND(&quot;&lt;&quot;;[.A398];FIND(&quot;&gt;&quot;;[.A398])+1) - FIND(&quot;&gt;&quot;; [.A398]) -1)" office:value-type="string" office:string-value="Class" calcext:value-type="string">
            <text:p>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udent_image"&gt;Student image&lt;/string&gt;</text:p>
          </table:table-cell>
          <table:table-cell table:formula="of:=MID([.A399]; FIND(&quot;&gt;&quot;; [.A399])+1; FIND(&quot;&lt;&quot;;[.A399];FIND(&quot;&gt;&quot;;[.A399])+1) - FIND(&quot;&gt;&quot;; [.A399]) -1)" office:value-type="string" office:string-value="Student image" calcext:value-type="string">
            <text:p>Student im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roll_new_student"&gt;Enroll new student&lt;/string&gt;</text:p>
          </table:table-cell>
          <table:table-cell table:formula="of:=MID([.A400]; FIND(&quot;&gt;&quot;; [.A400])+1; FIND(&quot;&lt;&quot;;[.A400];FIND(&quot;&gt;&quot;;[.A400])+1) - FIND(&quot;&gt;&quot;; [.A400]) -1)" office:value-type="string" office:string-value="Enroll new student" calcext:value-type="string">
            <text:p>Enroll new student</text:p>
          </table:table-cell>
        </table:table-row>
        <table:table-row table:style-name="ro1">
          <table:table-cell table:style-name="ce1"/>
          <table:table-cell table:formula="of:=MID([.A401]; FIND(&quot;&gt;&quot;; [.A401])+1; FIND(&quot;&lt;&quot;;[.A401];FIND(&quot;&gt;&quot;;[.A401])+1) - FIND(&quot;&gt;&quot;; [.A40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Social Emotional Learning (SEL)--&gt;</text:p>
          </table:table-cell>
          <table:table-cell table:formula="of:=MID([.A402]; FIND(&quot;&gt;&quot;; [.A402])+1; FIND(&quot;&lt;&quot;;[.A402];FIND(&quot;&gt;&quot;;[.A402])+1) - FIND(&quot;&gt;&quot;; [.A40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403]; FIND(&quot;&gt;&quot;; [.A403])+1; FIND(&quot;&lt;&quot;;[.A403];FIND(&quot;&gt;&quot;;[.A403])+1) - FIND(&quot;&gt;&quot;; [.A40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Allows the user to record Social Emotion Learning Nomination --&gt;</text:p>
          </table:table-cell>
          <table:table-cell table:formula="of:=MID([.A404]; FIND(&quot;&gt;&quot;; [.A404])+1; FIND(&quot;&lt;&quot;;[.A404];FIND(&quot;&gt;&quot;;[.A404])+1) - FIND(&quot;&gt;&quot;; [.A40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rrent_sel"&gt;Current SEL answers by students&lt;/string&gt;</text:p>
          </table:table-cell>
          <table:table-cell table:formula="of:=MID([.A405]; FIND(&quot;&gt;&quot;; [.A405])+1; FIND(&quot;&lt;&quot;;[.A405];FIND(&quot;&gt;&quot;;[.A405])+1) - FIND(&quot;&gt;&quot;; [.A405]) -1)" office:value-type="string" office:string-value="Current SEL answers by students" calcext:value-type="string">
            <text:p>Current SEL answers by stud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ocial_nomination"&gt;Social Nomination&lt;/string&gt;</text:p>
          </table:table-cell>
          <table:table-cell table:formula="of:=MID([.A406]; FIND(&quot;&gt;&quot;; [.A406])+1; FIND(&quot;&lt;&quot;;[.A406];FIND(&quot;&gt;&quot;;[.A406])+1) - FIND(&quot;&gt;&quot;; [.A406]) -1)" office:value-type="string" office:string-value="Social Nomination" calcext:value-type="string">
            <text:p>Social Nomin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lease_select_student_sn"&gt;Please select the student who will be performing this&lt;/string&gt;</text:p>
          </table:table-cell>
          <table:table-cell table:formula="of:=MID([.A407]; FIND(&quot;&gt;&quot;; [.A407])+1; FIND(&quot;&lt;&quot;;[.A407];FIND(&quot;&gt;&quot;;[.A407])+1) - FIND(&quot;&gt;&quot;; [.A407]) -1)" office:value-type="string" office:string-value="Please select the student who will be performing this" calcext:value-type="string">
            <text:p>Please select the student who will be performing thi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xplain_sn"&gt;1. Explain the terms of consent to the child.&lt;/string&gt;</text:p>
          </table:table-cell>
          <table:table-cell table:formula="of:=MID([.A408]; FIND(&quot;&gt;&quot;; [.A408])+1; FIND(&quot;&lt;&quot;;[.A408];FIND(&quot;&gt;&quot;;[.A408])+1) - FIND(&quot;&gt;&quot;; [.A408]) -1)" office:value-type="string" office:string-value="1. Explain the terms of consent to the child." calcext:value-type="string">
            <text:p>1. Explain the terms of consent to the child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ild_given_consent"&gt;Child has provided consent to participate&lt;/string&gt;</text:p>
          </table:table-cell>
          <table:table-cell table:formula="of:=MID([.A409]; FIND(&quot;&gt;&quot;; [.A409])+1; FIND(&quot;&lt;&quot;;[.A409];FIND(&quot;&gt;&quot;;[.A409])+1) - FIND(&quot;&gt;&quot;; [.A409]) -1)" office:value-type="string" office:string-value="Child has provided consent to participate" calcext:value-type="string">
            <text:p>Child has provided consent to particip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art_selection"&gt;start selection&lt;/string&gt;</text:p>
          </table:table-cell>
          <table:table-cell table:formula="of:=MID([.A410]; FIND(&quot;&gt;&quot;; [.A410])+1; FIND(&quot;&lt;&quot;;[.A410];FIND(&quot;&gt;&quot;;[.A410])+1) - FIND(&quot;&gt;&quot;; [.A410]) -1)" office:value-type="string" office:string-value="start selection" calcext:value-type="string">
            <text:p>start selec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cognition_title_desc_sn"&gt;Recognition: Please tap each of your classmates pictures, and select their name from the popup.&lt;/string&gt;</text:p>
          </table:table-cell>
          <table:table-cell table:formula="of:=MID([.A411]; FIND(&quot;&gt;&quot;; [.A411])+1; FIND(&quot;&lt;&quot;;[.A411];FIND(&quot;&gt;&quot;;[.A411])+1) - FIND(&quot;&gt;&quot;; [.A411]) -1)" office:value-type="string" office:string-value="Recognition: Please tap each of your classmates pictures, and select their name from the popup." calcext:value-type="string">
            <text:p>Recognition: Please tap each of your classmates pictures, and select their name from the popup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question"&gt;question&lt;/string&gt;</text:p>
          </table:table-cell>
          <table:table-cell table:formula="of:=MID([.A412]; FIND(&quot;&gt;&quot;; [.A412])+1; FIND(&quot;&lt;&quot;;[.A412];FIND(&quot;&gt;&quot;;[.A412])+1) - FIND(&quot;&gt;&quot;; [.A412]) -1)" office:value-type="string" office:string-value="question" calcext:value-type="string">
            <text:p>ques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tell_student"&gt;1. Tell the student you would like them to choose for this question. &lt;/string&gt;</text:p>
          </table:table-cell>
          <table:table-cell table:formula="of:=MID([.A413]; FIND(&quot;&gt;&quot;; [.A413])+1; FIND(&quot;&lt;&quot;;[.A413];FIND(&quot;&gt;&quot;;[.A413])+1) - FIND(&quot;&gt;&quot;; [.A413]) -1)" office:value-type="string" office:string-value="1. Tell the student you would like them to choose for this question. " calcext:value-type="string">
            <text:p>1. Tell the student you would like them to choose for this question.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press_start"&gt;2. Press the "START SELECTION" button at the bottom to hide this instruction and allow the student to make their selection.&lt;/string&gt;</text:p>
          </table:table-cell>
          <table:table-cell table:formula="of:=MID([.A414]; FIND(&quot;&gt;&quot;; [.A414])+1; FIND(&quot;&lt;&quot;;[.A414];FIND(&quot;&gt;&quot;;[.A414])+1) - FIND(&quot;&gt;&quot;; [.A414]) -1)" office:value-type="string" office:string-value="2. Press the &quot;START SELECTION&quot; button at the bottom to hide this instruction and allow the student to make their selection." calcext:value-type="string">
            <text:p>2. Press the "START SELECTION" button at the bottom to hide this instruction and allow the student to make their selection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questions"&gt;Questions&lt;/string&gt;</text:p>
          </table:table-cell>
          <table:table-cell table:formula="of:=MID([.A415]; FIND(&quot;&gt;&quot;; [.A415])+1; FIND(&quot;&lt;&quot;;[.A415];FIND(&quot;&gt;&quot;;[.A415])+1) - FIND(&quot;&gt;&quot;; [.A415]) -1)" office:value-type="string" office:string-value="Questions" calcext:value-type="string">
            <text:p>Ques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description"&gt;This is the question that will be shown and explained to the student.&lt;/string&gt;</text:p>
          </table:table-cell>
          <table:table-cell table:formula="of:=MID([.A416]; FIND(&quot;&gt;&quot;; [.A416])+1; FIND(&quot;&lt;&quot;;[.A416];FIND(&quot;&gt;&quot;;[.A416])+1) - FIND(&quot;&gt;&quot;; [.A416]) -1)" office:value-type="string" office:string-value="This is the question that will be shown and explained to the student." calcext:value-type="string">
            <text:p>This is the question that will be shown and explained to the student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ssign_to_all_classes"&gt;Assign to all classes&lt;/string&gt;</text:p>
          </table:table-cell>
          <table:table-cell table:formula="of:=MID([.A417]; FIND(&quot;&gt;&quot;; [.A417])+1; FIND(&quot;&lt;&quot;;[.A417];FIND(&quot;&gt;&quot;;[.A417])+1) - FIND(&quot;&gt;&quot;; [.A417]) -1)" office:value-type="string" office:string-value="Assign to all classes" calcext:value-type="string">
            <text:p>Assign to all class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llow_multiple_nominations"&gt;Allow multiple nominations&lt;/string&gt;</text:p>
          </table:table-cell>
          <table:table-cell table:formula="of:=MID([.A418]; FIND(&quot;&gt;&quot;; [.A418])+1; FIND(&quot;&lt;&quot;;[.A418];FIND(&quot;&gt;&quot;;[.A418])+1) - FIND(&quot;&gt;&quot;; [.A418]) -1)" office:value-type="string" office:string-value="Allow multiple nominations" calcext:value-type="string">
            <text:p>Allow multiple nomin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new_question_title"&gt;Question&lt;/string&gt;</text:p>
          </table:table-cell>
          <table:table-cell table:formula="of:=MID([.A419]; FIND(&quot;&gt;&quot;; [.A419])+1; FIND(&quot;&lt;&quot;;[.A419];FIND(&quot;&gt;&quot;;[.A419])+1) - FIND(&quot;&gt;&quot;; [.A419]) -1)" office:value-type="string" office:string-value="Question" calcext:value-type="string">
            <text:p>Ques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recognition_student_recognizes"&gt;Student recognizes their classmates&lt;/string&gt;</text:p>
          </table:table-cell>
          <table:table-cell table:formula="of:=MID([.A420]; FIND(&quot;&gt;&quot;; [.A420])+1; FIND(&quot;&lt;&quot;;[.A420];FIND(&quot;&gt;&quot;;[.A420])+1) - FIND(&quot;&gt;&quot;; [.A420]) -1)" office:value-type="string" office:string-value="Student recognizes their classmates" calcext:value-type="string">
            <text:p>Student recognizes their classmat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person"&gt;Add Person&lt;/string&gt;</text:p>
          </table:table-cell>
          <table:table-cell table:formula="of:=MID([.A421]; FIND(&quot;&gt;&quot;; [.A421])+1; FIND(&quot;&lt;&quot;;[.A421];FIND(&quot;&gt;&quot;;[.A421])+1) - FIND(&quot;&gt;&quot;; [.A421]) -1)" office:value-type="string" office:string-value="Add Person" calcext:value-type="string">
            <text:p>Add Pers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pdate_picture"&gt;Update picture&lt;/string&gt;</text:p>
          </table:table-cell>
          <table:table-cell table:formula="of:=MID([.A422]; FIND(&quot;&gt;&quot;; [.A422])+1; FIND(&quot;&lt;&quot;;[.A422];FIND(&quot;&gt;&quot;;[.A422])+1) - FIND(&quot;&gt;&quot;; [.A422]) -1)" office:value-type="string" office:string-value="Update picture" calcext:value-type="string">
            <text:p>Update pictur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class"&gt;Add Class&lt;/string&gt;</text:p>
          </table:table-cell>
          <table:table-cell table:formula="of:=MID([.A423]; FIND(&quot;&gt;&quot;; [.A423])+1; FIND(&quot;&lt;&quot;;[.A423];FIND(&quot;&gt;&quot;;[.A423])+1) - FIND(&quot;&gt;&quot;; [.A423]) -1)" office:value-type="string" office:string-value="Add Class" calcext:value-type="string">
            <text:p>Add 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ass_name"&gt;Class name&lt;/string&gt;</text:p>
          </table:table-cell>
          <table:table-cell table:formula="of:=MID([.A424]; FIND(&quot;&gt;&quot;; [.A424])+1; FIND(&quot;&lt;&quot;;[.A424];FIND(&quot;&gt;&quot;;[.A424])+1) - FIND(&quot;&gt;&quot;; [.A424]) -1)" office:value-type="string" office:string-value="Class name" calcext:value-type="string">
            <text:p>Class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ass_description"&gt;Class description&lt;/string&gt;</text:p>
          </table:table-cell>
          <table:table-cell table:formula="of:=MID([.A425]; FIND(&quot;&gt;&quot;; [.A425])+1; FIND(&quot;&lt;&quot;;[.A425];FIND(&quot;&gt;&quot;;[.A425])+1) - FIND(&quot;&gt;&quot;; [.A425]) -1)" office:value-type="string" office:string-value="Class description" calcext:value-type="string">
            <text:p>Class descrip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class_day"&gt;Add a class day&lt;/string&gt;</text:p>
          </table:table-cell>
          <table:table-cell table:formula="of:=MID([.A426]; FIND(&quot;&gt;&quot;; [.A426])+1; FIND(&quot;&lt;&quot;;[.A426];FIND(&quot;&gt;&quot;;[.A426])+1) - FIND(&quot;&gt;&quot;; [.A426]) -1)" office:value-type="string" office:string-value="Add a class day" calcext:value-type="string">
            <text:p>Add a class 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o"&gt;to&lt;/string&gt;</text:p>
          </table:table-cell>
          <table:table-cell table:formula="of:=MID([.A427]; FIND(&quot;&gt;&quot;; [.A427])+1; FIND(&quot;&lt;&quot;;[.A427];FIND(&quot;&gt;&quot;;[.A427])+1) - FIND(&quot;&gt;&quot;; [.A427]) -1)" office:value-type="string" office:string-value="to" calcext:value-type="string">
            <text:p>t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liday"&gt;Holiday&lt;/string&gt;</text:p>
          </table:table-cell>
          <table:table-cell table:formula="of:=MID([.A428]; FIND(&quot;&gt;&quot;; [.A428])+1; FIND(&quot;&lt;&quot;;[.A428];FIND(&quot;&gt;&quot;;[.A428])+1) - FIND(&quot;&gt;&quot;; [.A428]) -1)" office:value-type="string" office:string-value="Holiday" calcext:value-type="string">
            <text:p>Holi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lidays"&gt;Holidays&lt;/string&gt;</text:p>
          </table:table-cell>
          <table:table-cell table:formula="of:=MID([.A429]; FIND(&quot;&gt;&quot;; [.A429])+1; FIND(&quot;&lt;&quot;;[.A429];FIND(&quot;&gt;&quot;;[.A429])+1) - FIND(&quot;&gt;&quot;; [.A429]) -1)" office:value-type="string" office:string-value="Holidays" calcext:value-type="string">
            <text:p>Holiday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liday_calendar"&gt;Holiday Calendar&lt;/string&gt;</text:p>
          </table:table-cell>
          <table:table-cell table:formula="of:=MID([.A430]; FIND(&quot;&gt;&quot;; [.A430])+1; FIND(&quot;&lt;&quot;;[.A430];FIND(&quot;&gt;&quot;;[.A430])+1) - FIND(&quot;&gt;&quot;; [.A430]) -1)" office:value-type="string" office:string-value="Holiday Calendar" calcext:value-type="string">
            <text:p>Holiday Calenda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eatures_enabled"&gt;Features enabled&lt;/string&gt;</text:p>
          </table:table-cell>
          <table:table-cell table:formula="of:=MID([.A431]; FIND(&quot;&gt;&quot;; [.A431])+1; FIND(&quot;&lt;&quot;;[.A431];FIND(&quot;&gt;&quot;;[.A431])+1) - FIND(&quot;&gt;&quot;; [.A431]) -1)" office:value-type="string" office:string-value="Features enabled" calcext:value-type="string">
            <text:p>Features enabl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ass_setup"&gt;Class Setup&lt;/string&gt;</text:p>
          </table:table-cell>
          <table:table-cell table:formula="of:=MID([.A432]; FIND(&quot;&gt;&quot;; [.A432])+1; FIND(&quot;&lt;&quot;;[.A432];FIND(&quot;&gt;&quot;;[.A432])+1) - FIND(&quot;&gt;&quot;; [.A432]) -1)" office:value-type="string" office:string-value="Class Setup" calcext:value-type="string">
            <text:p>Class Set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session"&gt;Add session&lt;/string&gt;</text:p>
          </table:table-cell>
          <table:table-cell table:formula="of:=MID([.A433]; FIND(&quot;&gt;&quot;; [.A433])+1; FIND(&quot;&lt;&quot;;[.A433];FIND(&quot;&gt;&quot;;[.A433])+1) - FIND(&quot;&gt;&quot;; [.A433]) -1)" office:value-type="string" office:string-value="Add session" calcext:value-type="string">
            <text:p>Add sess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weekly"&gt;Weekly&lt;/string&gt;</text:p>
          </table:table-cell>
          <table:table-cell table:formula="of:=MID([.A434]; FIND(&quot;&gt;&quot;; [.A434])+1; FIND(&quot;&lt;&quot;;[.A434];FIND(&quot;&gt;&quot;;[.A434])+1) - FIND(&quot;&gt;&quot;; [.A434]) -1)" office:value-type="string" office:string-value="Weekly" calcext:value-type="string">
            <text:p>Week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nce"&gt;Once&lt;/string&gt;</text:p>
          </table:table-cell>
          <table:table-cell table:formula="of:=MID([.A435]; FIND(&quot;&gt;&quot;; [.A435])+1; FIND(&quot;&lt;&quot;;[.A435];FIND(&quot;&gt;&quot;;[.A435])+1) - FIND(&quot;&gt;&quot;; [.A435]) -1)" office:value-type="string" office:string-value="Once" calcext:value-type="string">
            <text:p>O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ily"&gt;Every working day&lt;/string&gt;</text:p>
          </table:table-cell>
          <table:table-cell table:formula="of:=MID([.A436]; FIND(&quot;&gt;&quot;; [.A436])+1; FIND(&quot;&lt;&quot;;[.A436];FIND(&quot;&gt;&quot;;[.A436])+1) - FIND(&quot;&gt;&quot;; [.A436]) -1)" office:value-type="string" office:string-value="Every working day" calcext:value-type="string">
            <text:p>Every working 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onthly"&gt;Monthly&lt;/string&gt;</text:p>
          </table:table-cell>
          <table:table-cell table:formula="of:=MID([.A437]; FIND(&quot;&gt;&quot;; [.A437])+1; FIND(&quot;&lt;&quot;;[.A437];FIND(&quot;&gt;&quot;;[.A437])+1) - FIND(&quot;&gt;&quot;; [.A437]) -1)" office:value-type="string" office:string-value="Monthly" calcext:value-type="string">
            <text:p>Month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yearly"&gt;Yearly&lt;/string&gt;</text:p>
          </table:table-cell>
          <table:table-cell table:formula="of:=MID([.A438]; FIND(&quot;&gt;&quot;; [.A438])+1; FIND(&quot;&lt;&quot;;[.A438];FIND(&quot;&gt;&quot;;[.A438])+1) - FIND(&quot;&gt;&quot;; [.A438]) -1)" office:value-type="string" office:string-value="Yearly" calcext:value-type="string">
            <text:p>Year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unday"&gt;Sunday&lt;/string&gt;</text:p>
          </table:table-cell>
          <table:table-cell table:formula="of:=MID([.A439]; FIND(&quot;&gt;&quot;; [.A439])+1; FIND(&quot;&lt;&quot;;[.A439];FIND(&quot;&gt;&quot;;[.A439])+1) - FIND(&quot;&gt;&quot;; [.A439]) -1)" office:value-type="string" office:string-value="Sunday" calcext:value-type="string">
            <text:p>Sun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onday"&gt;Monday&lt;/string&gt;</text:p>
          </table:table-cell>
          <table:table-cell table:formula="of:=MID([.A440]; FIND(&quot;&gt;&quot;; [.A440])+1; FIND(&quot;&lt;&quot;;[.A440];FIND(&quot;&gt;&quot;;[.A440])+1) - FIND(&quot;&gt;&quot;; [.A440]) -1)" office:value-type="string" office:string-value="Monday" calcext:value-type="string">
            <text:p>Mon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uesday"&gt;Tuesday&lt;/string&gt;</text:p>
          </table:table-cell>
          <table:table-cell table:formula="of:=MID([.A441]; FIND(&quot;&gt;&quot;; [.A441])+1; FIND(&quot;&lt;&quot;;[.A441];FIND(&quot;&gt;&quot;;[.A441])+1) - FIND(&quot;&gt;&quot;; [.A441]) -1)" office:value-type="string" office:string-value="Tuesday" calcext:value-type="string">
            <text:p>Tues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wednesday"&gt;Wednesday&lt;/string&gt;</text:p>
          </table:table-cell>
          <table:table-cell table:formula="of:=MID([.A442]; FIND(&quot;&gt;&quot;; [.A442])+1; FIND(&quot;&lt;&quot;;[.A442];FIND(&quot;&gt;&quot;;[.A442])+1) - FIND(&quot;&gt;&quot;; [.A442]) -1)" office:value-type="string" office:string-value="Wednesday" calcext:value-type="string">
            <text:p>Wednes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hursday"&gt;Thursday&lt;/string&gt;</text:p>
          </table:table-cell>
          <table:table-cell table:formula="of:=MID([.A443]; FIND(&quot;&gt;&quot;; [.A443])+1; FIND(&quot;&lt;&quot;;[.A443];FIND(&quot;&gt;&quot;;[.A443])+1) - FIND(&quot;&gt;&quot;; [.A443]) -1)" office:value-type="string" office:string-value="Thursday" calcext:value-type="string">
            <text:p>Thurs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riday"&gt;Friday&lt;/string&gt;</text:p>
          </table:table-cell>
          <table:table-cell table:formula="of:=MID([.A444]; FIND(&quot;&gt;&quot;; [.A444])+1; FIND(&quot;&lt;&quot;;[.A444];FIND(&quot;&gt;&quot;;[.A444])+1) - FIND(&quot;&gt;&quot;; [.A444]) -1)" office:value-type="string" office:string-value="Friday" calcext:value-type="string">
            <text:p>Fri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aturday"&gt;Saturday&lt;/string&gt;</text:p>
          </table:table-cell>
          <table:table-cell table:formula="of:=MID([.A445]; FIND(&quot;&gt;&quot;; [.A445])+1; FIND(&quot;&lt;&quot;;[.A445];FIND(&quot;&gt;&quot;;[.A445])+1) - FIND(&quot;&gt;&quot;; [.A445]) -1)" office:value-type="string" office:string-value="Saturday" calcext:value-type="string">
            <text:p>Satur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jan"&gt;January&lt;/string&gt;</text:p>
          </table:table-cell>
          <table:table-cell table:formula="of:=MID([.A446]; FIND(&quot;&gt;&quot;; [.A446])+1; FIND(&quot;&lt;&quot;;[.A446];FIND(&quot;&gt;&quot;;[.A446])+1) - FIND(&quot;&gt;&quot;; [.A446]) -1)" office:value-type="string" office:string-value="January" calcext:value-type="string">
            <text:p>Janua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eb"&gt;February&lt;/string&gt;</text:p>
          </table:table-cell>
          <table:table-cell table:formula="of:=MID([.A447]; FIND(&quot;&gt;&quot;; [.A447])+1; FIND(&quot;&lt;&quot;;[.A447];FIND(&quot;&gt;&quot;;[.A447])+1) - FIND(&quot;&gt;&quot;; [.A447]) -1)" office:value-type="string" office:string-value="February" calcext:value-type="string">
            <text:p>Februa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ar"&gt;March&lt;/string&gt;</text:p>
          </table:table-cell>
          <table:table-cell table:formula="of:=MID([.A448]; FIND(&quot;&gt;&quot;; [.A448])+1; FIND(&quot;&lt;&quot;;[.A448];FIND(&quot;&gt;&quot;;[.A448])+1) - FIND(&quot;&gt;&quot;; [.A448]) -1)" office:value-type="string" office:string-value="March" calcext:value-type="string">
            <text:p>Marc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pr"&gt;April&lt;/string&gt;</text:p>
          </table:table-cell>
          <table:table-cell table:formula="of:=MID([.A449]; FIND(&quot;&gt;&quot;; [.A449])+1; FIND(&quot;&lt;&quot;;[.A449];FIND(&quot;&gt;&quot;;[.A449])+1) - FIND(&quot;&gt;&quot;; [.A449]) -1)" office:value-type="string" office:string-value="April" calcext:value-type="string">
            <text:p>Apri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ay"&gt;May&lt;/string&gt;</text:p>
          </table:table-cell>
          <table:table-cell table:formula="of:=MID([.A450]; FIND(&quot;&gt;&quot;; [.A450])+1; FIND(&quot;&lt;&quot;;[.A450];FIND(&quot;&gt;&quot;;[.A450])+1) - FIND(&quot;&gt;&quot;; [.A450]) -1)" office:value-type="string" office:string-value="May" calcext:value-type="string">
            <text:p>M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jun"&gt;June&lt;/string&gt;</text:p>
          </table:table-cell>
          <table:table-cell table:formula="of:=MID([.A451]; FIND(&quot;&gt;&quot;; [.A451])+1; FIND(&quot;&lt;&quot;;[.A451];FIND(&quot;&gt;&quot;;[.A451])+1) - FIND(&quot;&gt;&quot;; [.A451]) -1)" office:value-type="string" office:string-value="June" calcext:value-type="string">
            <text:p>Ju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jul"&gt;July&lt;/string&gt;</text:p>
          </table:table-cell>
          <table:table-cell table:formula="of:=MID([.A452]; FIND(&quot;&gt;&quot;; [.A452])+1; FIND(&quot;&lt;&quot;;[.A452];FIND(&quot;&gt;&quot;;[.A452])+1) - FIND(&quot;&gt;&quot;; [.A452]) -1)" office:value-type="string" office:string-value="July" calcext:value-type="string">
            <text:p>Ju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ug"&gt;August&lt;/string&gt;</text:p>
          </table:table-cell>
          <table:table-cell table:formula="of:=MID([.A453]; FIND(&quot;&gt;&quot;; [.A453])+1; FIND(&quot;&lt;&quot;;[.A453];FIND(&quot;&gt;&quot;;[.A453])+1) - FIND(&quot;&gt;&quot;; [.A453]) -1)" office:value-type="string" office:string-value="August" calcext:value-type="string">
            <text:p>Augus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p"&gt;September&lt;/string&gt;</text:p>
          </table:table-cell>
          <table:table-cell table:formula="of:=MID([.A454]; FIND(&quot;&gt;&quot;; [.A454])+1; FIND(&quot;&lt;&quot;;[.A454];FIND(&quot;&gt;&quot;;[.A454])+1) - FIND(&quot;&gt;&quot;; [.A454]) -1)" office:value-type="string" office:string-value="September" calcext:value-type="string">
            <text:p>Septe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ct"&gt;October&lt;/string&gt;</text:p>
          </table:table-cell>
          <table:table-cell table:formula="of:=MID([.A455]; FIND(&quot;&gt;&quot;; [.A455])+1; FIND(&quot;&lt;&quot;;[.A455];FIND(&quot;&gt;&quot;;[.A455])+1) - FIND(&quot;&gt;&quot;; [.A455]) -1)" office:value-type="string" office:string-value="October" calcext:value-type="string">
            <text:p>Octo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v"&gt;November&lt;/string&gt;</text:p>
          </table:table-cell>
          <table:table-cell table:formula="of:=MID([.A456]; FIND(&quot;&gt;&quot;; [.A456])+1; FIND(&quot;&lt;&quot;;[.A456];FIND(&quot;&gt;&quot;;[.A456])+1) - FIND(&quot;&gt;&quot;; [.A456]) -1)" office:value-type="string" office:string-value="November" calcext:value-type="string">
            <text:p>Nove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ec"&gt;December&lt;/string&gt;</text:p>
          </table:table-cell>
          <table:table-cell table:formula="of:=MID([.A457]; FIND(&quot;&gt;&quot;; [.A457])+1; FIND(&quot;&lt;&quot;;[.A457];FIND(&quot;&gt;&quot;;[.A457])+1) - FIND(&quot;&gt;&quot;; [.A457]) -1)" office:value-type="string" office:string-value="December" calcext:value-type="string">
            <text:p>Dece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y"&gt;Day&lt;/string&gt;</text:p>
          </table:table-cell>
          <table:table-cell table:formula="of:=MID([.A458]; FIND(&quot;&gt;&quot;; [.A458])+1; FIND(&quot;&lt;&quot;;[.A458];FIND(&quot;&gt;&quot;;[.A458])+1) - FIND(&quot;&gt;&quot;; [.A458]) -1)" office:value-type="string" office:string-value="Day" calcext:value-type="string">
            <text:p>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his_month"&gt;This Month&lt;/string&gt;</text:p>
          </table:table-cell>
          <table:table-cell table:formula="of:=MID([.A459]; FIND(&quot;&gt;&quot;; [.A459])+1; FIND(&quot;&lt;&quot;;[.A459];FIND(&quot;&gt;&quot;;[.A459])+1) - FIND(&quot;&gt;&quot;; [.A459]) -1)" office:value-type="string" office:string-value="This Month" calcext:value-type="string">
            <text:p>This Mont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year"&gt;Last Year&lt;/string&gt;</text:p>
          </table:table-cell>
          <table:table-cell table:formula="of:=MID([.A460]; FIND(&quot;&gt;&quot;; [.A460])+1; FIND(&quot;&lt;&quot;;[.A460];FIND(&quot;&gt;&quot;;[.A460])+1) - FIND(&quot;&gt;&quot;; [.A460]) -1)" office:value-type="string" office:string-value="Last Year" calcext:value-type="string">
            <text:p>Last Yea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ed_green"&gt;Attended over 80% of lessons&lt;/string&gt;</text:p>
          </table:table-cell>
          <table:table-cell table:formula="of:=MID([.A461]; FIND(&quot;&gt;&quot;; [.A461])+1; FIND(&quot;&lt;&quot;;[.A461];FIND(&quot;&gt;&quot;;[.A461])+1) - FIND(&quot;&gt;&quot;; [.A461]) -1)" office:value-type="string" office:string-value="Attended over 80% of lessons" calcext:value-type="string">
            <text:p>Attended over 80% of less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ed_orange"&gt;Attended 60-79% of lessons&lt;/string&gt;</text:p>
          </table:table-cell>
          <table:table-cell table:formula="of:=MID([.A462]; FIND(&quot;&gt;&quot;; [.A462])+1; FIND(&quot;&lt;&quot;;[.A462];FIND(&quot;&gt;&quot;;[.A462])+1) - FIND(&quot;&gt;&quot;; [.A462]) -1)" office:value-type="string" office:string-value="Attended 60-79% of lessons" calcext:value-type="string">
            <text:p>Attended 60-79% of less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ed_red"&gt;Attended less than 60% of lessons&lt;/string&gt;</text:p>
          </table:table-cell>
          <table:table-cell table:formula="of:=MID([.A463]; FIND(&quot;&gt;&quot;; [.A463])+1; FIND(&quot;&lt;&quot;;[.A463];FIND(&quot;&gt;&quot;;[.A463])+1) - FIND(&quot;&gt;&quot;; [.A463]) -1)" office:value-type="string" office:string-value="Attended less than 60% of lessons" calcext:value-type="string">
            <text:p>Attended less than 60% of less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month"&gt;Last month&lt;/string&gt;</text:p>
          </table:table-cell>
          <table:table-cell table:formula="of:=MID([.A464]; FIND(&quot;&gt;&quot;; [.A464])+1; FIND(&quot;&lt;&quot;;[.A464];FIND(&quot;&gt;&quot;;[.A464])+1) - FIND(&quot;&gt;&quot;; [.A464]) -1)" office:value-type="string" office:string-value="Last month" calcext:value-type="string">
            <text:p>Last mont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cord_activity"&gt;Record activity&lt;/string&gt;</text:p>
          </table:table-cell>
          <table:table-cell table:formula="of:=MID([.A465]; FIND(&quot;&gt;&quot;; [.A465])+1; FIND(&quot;&lt;&quot;;[.A465];FIND(&quot;&gt;&quot;;[.A465])+1) - FIND(&quot;&gt;&quot;; [.A465]) -1)" office:value-type="string" office:string-value="Record activity" calcext:value-type="string">
            <text:p>Record 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_change"&gt;Activity change&lt;/string&gt;</text:p>
          </table:table-cell>
          <table:table-cell table:formula="of:=MID([.A466]; FIND(&quot;&gt;&quot;; [.A466])+1; FIND(&quot;&lt;&quot;;[.A466];FIND(&quot;&gt;&quot;;[.A466])+1) - FIND(&quot;&gt;&quot;; [.A466]) -1)" office:value-type="string" office:string-value="Activity change" calcext:value-type="string">
            <text:p>Activity chan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ange_implemented_if_any"&gt;Change implemented (if any)&lt;/string&gt;</text:p>
          </table:table-cell>
          <table:table-cell table:formula="of:=MID([.A467]; FIND(&quot;&gt;&quot;; [.A467])+1; FIND(&quot;&lt;&quot;;[.A467];FIND(&quot;&gt;&quot;;[.A467])+1) - FIND(&quot;&gt;&quot;; [.A467]) -1)" office:value-type="string" office:string-value="Change implemented (if any)" calcext:value-type="string">
            <text:p>Change implemented (if any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uration"&gt;Duration&lt;/string&gt;</text:p>
          </table:table-cell>
          <table:table-cell table:formula="of:=MID([.A468]; FIND(&quot;&gt;&quot;; [.A468])+1; FIND(&quot;&lt;&quot;;[.A468];FIND(&quot;&gt;&quot;;[.A468])+1) - FIND(&quot;&gt;&quot;; [.A468]) -1)" office:value-type="string" office:string-value="Duration" calcext:value-type="string">
            <text:p>Dur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w_did_it_go"&gt;How did it go ?&lt;/string&gt;</text:p>
          </table:table-cell>
          <table:table-cell table:formula="of:=MID([.A469]; FIND(&quot;&gt;&quot;; [.A469])+1; FIND(&quot;&lt;&quot;;[.A469];FIND(&quot;&gt;&quot;;[.A469])+1) - FIND(&quot;&gt;&quot;; [.A469]) -1)" office:value-type="string" office:string-value="How did it go ?" calcext:value-type="string">
            <text:p>How did it go ?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tes"&gt;Notes&lt;/string&gt;</text:p>
          </table:table-cell>
          <table:table-cell table:formula="of:=MID([.A470]; FIND(&quot;&gt;&quot;; [.A470])+1; FIND(&quot;&lt;&quot;;[.A470];FIND(&quot;&gt;&quot;;[.A470])+1) - FIND(&quot;&gt;&quot;; [.A470]) -1)" office:value-type="string" office:string-value="Notes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"&gt;Activity&lt;/string&gt;</text:p>
          </table:table-cell>
          <table:table-cell table:formula="of:=MID([.A471]; FIND(&quot;&gt;&quot;; [.A471])+1; FIND(&quot;&lt;&quot;;[.A471];FIND(&quot;&gt;&quot;;[.A471])+1) - FIND(&quot;&gt;&quot;; [.A471]) -1)" office:value-type="string" office:string-value="Activity" calcext:value-type="string">
            <text:p>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done_select_another_student"&gt;SEL done. You can now move to another student&lt;/string&gt;</text:p>
          </table:table-cell>
          <table:table-cell table:formula="of:=MID([.A472]; FIND(&quot;&gt;&quot;; [.A472])+1; FIND(&quot;&lt;&quot;;[.A472];FIND(&quot;&gt;&quot;;[.A472])+1) - FIND(&quot;&gt;&quot;; [.A472]) -1)" office:value-type="string" office:string-value="SEL done. You can now move to another student" calcext:value-type="string">
            <text:p>SEL done. You can now move to another stud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ort_by_name"&gt;Sort by name&lt;/string&gt;</text:p>
          </table:table-cell>
          <table:table-cell table:formula="of:=MID([.A473]; FIND(&quot;&gt;&quot;; [.A473])+1; FIND(&quot;&lt;&quot;;[.A473];FIND(&quot;&gt;&quot;;[.A473])+1) - FIND(&quot;&gt;&quot;; [.A473]) -1)" office:value-type="string" office:string-value="Sort by name" calcext:value-type="string">
            <text:p>Sort by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ort_by_name_asc"&gt;name (ascending)&lt;/string&gt;</text:p>
          </table:table-cell>
          <table:table-cell table:formula="of:=MID([.A474]; FIND(&quot;&gt;&quot;; [.A474])+1; FIND(&quot;&lt;&quot;;[.A474];FIND(&quot;&gt;&quot;;[.A474])+1) - FIND(&quot;&gt;&quot;; [.A474]) -1)" office:value-type="string" office:string-value="name (ascending)" calcext:value-type="string">
            <text:p>name (ascending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ort_by_name_desc"&gt;name (descending)&lt;/string&gt;</text:p>
          </table:table-cell>
          <table:table-cell table:formula="of:=MID([.A475]; FIND(&quot;&gt;&quot;; [.A475])+1; FIND(&quot;&lt;&quot;;[.A475];FIND(&quot;&gt;&quot;;[.A475])+1) - FIND(&quot;&gt;&quot;; [.A475]) -1)" office:value-type="string" office:string-value="name (descending)" calcext:value-type="string">
            <text:p>name (descending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ort_by_text"&gt;Sort by&lt;/string&gt;</text:p>
          </table:table-cell>
          <table:table-cell table:formula="of:=MID([.A476]; FIND(&quot;&gt;&quot;; [.A476])+1; FIND(&quot;&lt;&quot;;[.A476];FIND(&quot;&gt;&quot;;[.A476])+1) - FIND(&quot;&gt;&quot;; [.A476]) -1)" office:value-type="string" office:string-value="Sort by" calcext:value-type="string">
            <text:p>Sort 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ance_high_to_low"&gt;Attendance (high to low)&lt;/string&gt;</text:p>
          </table:table-cell>
          <table:table-cell table:formula="of:=MID([.A477]; FIND(&quot;&gt;&quot;; [.A477])+1; FIND(&quot;&lt;&quot;;[.A477];FIND(&quot;&gt;&quot;;[.A477])+1) - FIND(&quot;&gt;&quot;; [.A477]) -1)" office:value-type="string" office:string-value="Attendance (high to low)" calcext:value-type="string">
            <text:p>Attendance (high to low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ance_low_to_high"&gt;Attendance (low to high)&lt;/string&gt;</text:p>
          </table:table-cell>
          <table:table-cell table:formula="of:=MID([.A478]; FIND(&quot;&gt;&quot;; [.A478])+1; FIND(&quot;&lt;&quot;;[.A478];FIND(&quot;&gt;&quot;;[.A478])+1) - FIND(&quot;&gt;&quot;; [.A478]) -1)" office:value-type="string" office:string-value="Attendance (low to high)" calcext:value-type="string">
            <text:p>Attendance (low to high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eacher"&gt;Teacher&lt;/string&gt;</text:p>
          </table:table-cell>
          <table:table-cell table:formula="of:=MID([.A479]; FIND(&quot;&gt;&quot;; [.A479])+1; FIND(&quot;&lt;&quot;;[.A479];FIND(&quot;&gt;&quot;;[.A479])+1) - FIND(&quot;&gt;&quot;; [.A479]) -1)" office:value-type="string" office:string-value="Teacher" calcext:value-type="string">
            <text:p>Teac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rtial"&gt;Partial&lt;/string&gt;</text:p>
          </table:table-cell>
          <table:table-cell table:formula="of:=MID([.A480]; FIND(&quot;&gt;&quot;; [.A480])+1; FIND(&quot;&lt;&quot;;[.A480];FIND(&quot;&gt;&quot;;[.A480])+1) - FIND(&quot;&gt;&quot;; [.A480]) -1)" office:value-type="string" office:string-value="Partial" calcext:value-type="string">
            <text:p>Partia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eachers_literal"&gt;Teachers&lt;/string&gt;</text:p>
          </table:table-cell>
          <table:table-cell table:formula="of:=MID([.A481]; FIND(&quot;&gt;&quot;; [.A481])+1; FIND(&quot;&lt;&quot;;[.A481];FIND(&quot;&gt;&quot;;[.A481])+1) - FIND(&quot;&gt;&quot;; [.A481]) -1)" office:value-type="string" office:string-value="Teachers" calcext:value-type="string">
            <text:p>Teach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teacher"&gt;Add teacher&lt;/string&gt;</text:p>
          </table:table-cell>
          <table:table-cell table:formula="of:=MID([.A482]; FIND(&quot;&gt;&quot;; [.A482])+1; FIND(&quot;&lt;&quot;;[.A482];FIND(&quot;&gt;&quot;;[.A482])+1) - FIND(&quot;&gt;&quot;; [.A482]) -1)" office:value-type="string" office:string-value="Add teacher" calcext:value-type="string">
            <text:p>Add teac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roll_new_teacher"&gt;Enroll new teacher&lt;/string&gt;</text:p>
          </table:table-cell>
          <table:table-cell table:formula="of:=MID([.A483]; FIND(&quot;&gt;&quot;; [.A483])+1; FIND(&quot;&lt;&quot;;[.A483];FIND(&quot;&gt;&quot;;[.A483])+1) - FIND(&quot;&gt;&quot;; [.A483]) -1)" office:value-type="string" office:string-value="Enroll new teacher" calcext:value-type="string">
            <text:p>Enroll new teach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your_summary"&gt;Your summary&lt;/string&gt;</text:p>
          </table:table-cell>
          <table:table-cell table:formula="of:=MID([.A484]; FIND(&quot;&gt;&quot;; [.A484])+1; FIND(&quot;&lt;&quot;;[.A484];FIND(&quot;&gt;&quot;;[.A484])+1) - FIND(&quot;&gt;&quot;; [.A484]) -1)" office:value-type="string" office:string-value="Your summary" calcext:value-type="string">
            <text:p>Your summa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p"&gt;up&lt;/string&gt;</text:p>
          </table:table-cell>
          <table:table-cell table:formula="of:=MID([.A485]; FIND(&quot;&gt;&quot;; [.A485])+1; FIND(&quot;&lt;&quot;;[.A485];FIND(&quot;&gt;&quot;;[.A485])+1) - FIND(&quot;&gt;&quot;; [.A485]) -1)" office:value-type="string" office:string-value="up" calcext:value-type="string">
            <text:p>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own"&gt;down&lt;/string&gt;</text:p>
          </table:table-cell>
          <table:table-cell table:formula="of:=MID([.A486]; FIND(&quot;&gt;&quot;; [.A486])+1; FIND(&quot;&lt;&quot;;[.A486];FIND(&quot;&gt;&quot;;[.A486])+1) - FIND(&quot;&gt;&quot;; [.A486]) -1)" office:value-type="string" office:string-value="down" calcext:value-type="string">
            <text:p>dow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aught_by"&gt;Taught by&lt;/string&gt;</text:p>
          </table:table-cell>
          <table:table-cell table:formula="of:=MID([.A487]; FIND(&quot;&gt;&quot;; [.A487])+1; FIND(&quot;&lt;&quot;;[.A487];FIND(&quot;&gt;&quot;;[.A487])+1) - FIND(&quot;&gt;&quot;; [.A487]) -1)" office:value-type="string" office:string-value="Taught by" calcext:value-type="string">
            <text:p>Taught 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_went_good"&gt;Activity went good&lt;/string&gt;</text:p>
          </table:table-cell>
          <table:table-cell table:formula="of:=MID([.A488]; FIND(&quot;&gt;&quot;; [.A488])+1; FIND(&quot;&lt;&quot;;[.A488];FIND(&quot;&gt;&quot;;[.A488])+1) - FIND(&quot;&gt;&quot;; [.A488]) -1)" office:value-type="string" office:string-value="Activity went good" calcext:value-type="string">
            <text:p>Activity went goo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_went_bad"&gt;Activity didn\'t go as good&lt;/string&gt;</text:p>
          </table:table-cell>
          <table:table-cell table:formula="of:=MID([.A489]; FIND(&quot;&gt;&quot;; [.A489])+1; FIND(&quot;&lt;&quot;;[.A489];FIND(&quot;&gt;&quot;;[.A489])+1) - FIND(&quot;&gt;&quot;; [.A489]) -1)" office:value-type="string" office:string-value="Activity didn\'t go as good" calcext:value-type="string">
            <text:p>Activity didn\'t go as goo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ity_enter_any_notes"&gt;Enter any notes you have about this activity&lt;/string&gt;</text:p>
          </table:table-cell>
          <table:table-cell table:formula="of:=MID([.A490]; FIND(&quot;&gt;&quot;; [.A490])+1; FIND(&quot;&lt;&quot;;[.A490];FIND(&quot;&gt;&quot;;[.A490])+1) - FIND(&quot;&gt;&quot;; [.A490]) -1)" office:value-type="string" office:string-value="Enter any notes you have about this activity" calcext:value-type="string">
            <text:p>Enter any notes you have about this 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om_frequency_title"&gt;How many times&lt;/string&gt;</text:p>
          </table:table-cell>
          <table:table-cell table:formula="of:=MID([.A491]; FIND(&quot;&gt;&quot;; [.A491])+1; FIND(&quot;&lt;&quot;;[.A491];FIND(&quot;&gt;&quot;;[.A491])+1) - FIND(&quot;&gt;&quot;; [.A491]) -1)" office:value-type="string" office:string-value="How many times" calcext:value-type="string">
            <text:p>How many tim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om_duration_title"&gt;Length of time&lt;/string&gt;</text:p>
          </table:table-cell>
          <table:table-cell table:formula="of:=MID([.A492]; FIND(&quot;&gt;&quot;; [.A492])+1; FIND(&quot;&lt;&quot;;[.A492];FIND(&quot;&gt;&quot;;[.A492])+1) - FIND(&quot;&gt;&quot;; [.A492]) -1)" office:value-type="string" office:string-value="Length of time" calcext:value-type="string">
            <text:p>Length of ti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om_boolean_title"&gt;True or false&lt;/string&gt;</text:p>
          </table:table-cell>
          <table:table-cell table:formula="of:=MID([.A493]; FIND(&quot;&gt;&quot;; [.A493])+1; FIND(&quot;&lt;&quot;;[.A493];FIND(&quot;&gt;&quot;;[.A493])+1) - FIND(&quot;&gt;&quot;; [.A493]) -1)" office:value-type="string" office:string-value="True or false" calcext:value-type="string">
            <text:p>True or fals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om_default_title"&gt;Unit of measurement&lt;/string&gt;</text:p>
          </table:table-cell>
          <table:table-cell table:formula="of:=MID([.A494]; FIND(&quot;&gt;&quot;; [.A494])+1; FIND(&quot;&lt;&quot;;[.A494];FIND(&quot;&gt;&quot;;[.A494])+1) - FIND(&quot;&gt;&quot;; [.A494]) -1)" office:value-type="string" office:string-value="Unit of measurement" calcext:value-type="string">
            <text:p>Unit of measure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activity"&gt;Add a new activity...&lt;/string&gt;</text:p>
          </table:table-cell>
          <table:table-cell table:formula="of:=MID([.A495]; FIND(&quot;&gt;&quot;; [.A495])+1; FIND(&quot;&lt;&quot;;[.A495];FIND(&quot;&gt;&quot;;[.A495])+1) - FIND(&quot;&gt;&quot;; [.A495]) -1)" office:value-type="string" office:string-value="Add a new activity..." calcext:value-type="string">
            <text:p>Add a new activity..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activity_literal"&gt;Add activity&lt;/string&gt;</text:p>
          </table:table-cell>
          <table:table-cell table:formula="of:=MID([.A496]; FIND(&quot;&gt;&quot;; [.A496])+1; FIND(&quot;&lt;&quot;;[.A496];FIND(&quot;&gt;&quot;;[.A496])+1) - FIND(&quot;&gt;&quot;; [.A496]) -1)" office:value-type="string" office:string-value="Add activity" calcext:value-type="string">
            <text:p>Add 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one"&gt;Select one&lt;/string&gt;</text:p>
          </table:table-cell>
          <table:table-cell table:formula="of:=MID([.A497]; FIND(&quot;&gt;&quot;; [.A497])+1; FIND(&quot;&lt;&quot;;[.A497];FIND(&quot;&gt;&quot;;[.A497])+1) - FIND(&quot;&gt;&quot;; [.A497]) -1)" office:value-type="string" office:string-value="Select one" calcext:value-type="string">
            <text:p>Select o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easurement_type"&gt;Measurement type&lt;/string&gt;</text:p>
          </table:table-cell>
          <table:table-cell table:formula="of:=MID([.A498]; FIND(&quot;&gt;&quot;; [.A498])+1; FIND(&quot;&lt;&quot;;[.A498];FIND(&quot;&gt;&quot;;[.A498])+1) - FIND(&quot;&gt;&quot;; [.A498]) -1)" office:value-type="string" office:string-value="Measurement type" calcext:value-type="string">
            <text:p>Measurement typ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requency"&gt;Frequency&lt;/string&gt;</text:p>
          </table:table-cell>
          <table:table-cell table:formula="of:=MID([.A499]; FIND(&quot;&gt;&quot;; [.A499])+1; FIND(&quot;&lt;&quot;;[.A499];FIND(&quot;&gt;&quot;;[.A499])+1) - FIND(&quot;&gt;&quot;; [.A499]) -1)" office:value-type="string" office:string-value="Frequency" calcext:value-type="string">
            <text:p>Frequenc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yes_no"&gt;Yes\/No&lt;/string&gt;</text:p>
          </table:table-cell>
          <table:table-cell table:formula="of:=MID([.A500]; FIND(&quot;&gt;&quot;; [.A500])+1; FIND(&quot;&lt;&quot;;[.A500];FIND(&quot;&gt;&quot;;[.A500])+1) - FIND(&quot;&gt;&quot;; [.A500]) -1)" office:value-type="string" office:string-value="Yes\/No" calcext:value-type="string">
            <text:p>Yes\/N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ime_period"&gt;Time period&lt;/string&gt;</text:p>
          </table:table-cell>
          <table:table-cell table:formula="of:=MID([.A501]; FIND(&quot;&gt;&quot;; [.A501])+1; FIND(&quot;&lt;&quot;;[.A501];FIND(&quot;&gt;&quot;;[.A501])+1) - FIND(&quot;&gt;&quot;; [.A501]) -1)" office:value-type="string" office:string-value="Time period" calcext:value-type="string">
            <text:p>Time perio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oose_report_options"&gt;Choose Report Options&lt;/string&gt;</text:p>
          </table:table-cell>
          <table:table-cell table:formula="of:=MID([.A502]; FIND(&quot;&gt;&quot;; [.A502])+1; FIND(&quot;&lt;&quot;;[.A502];FIND(&quot;&gt;&quot;;[.A502])+1) - FIND(&quot;&gt;&quot;; [.A502]) -1)" office:value-type="string" office:string-value="Choose Report Options" calcext:value-type="string">
            <text:p>Choose Report Op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"&gt;Location&lt;/string&gt;</text:p>
          </table:table-cell>
          <table:table-cell table:formula="of:=MID([.A503]; FIND(&quot;&gt;&quot;; [.A503])+1; FIND(&quot;&lt;&quot;;[.A503];FIND(&quot;&gt;&quot;;[.A503])+1) - FIND(&quot;&gt;&quot;; [.A503]) -1)" office:value-type="string" office:string-value="Location" calcext:value-type="string">
            <text:p>Loc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isaggregate_by_gender"&gt;Disaggregate by gender&lt;/string&gt;</text:p>
          </table:table-cell>
          <table:table-cell table:formula="of:=MID([.A504]; FIND(&quot;&gt;&quot;; [.A504])+1; FIND(&quot;&lt;&quot;;[.A504];FIND(&quot;&gt;&quot;;[.A504])+1) - FIND(&quot;&gt;&quot;; [.A504]) -1)" office:value-type="string" office:string-value="Disaggregate by gender" calcext:value-type="string">
            <text:p>Disaggregate by gend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reate_report"&gt;Create report&lt;/string&gt;</text:p>
          </table:table-cell>
          <table:table-cell table:formula="of:=MID([.A505]; FIND(&quot;&gt;&quot;; [.A505])+1; FIND(&quot;&lt;&quot;;[.A505];FIND(&quot;&gt;&quot;;[.A505])+1) - FIND(&quot;&gt;&quot;; [.A505]) -1)" office:value-type="string" office:string-value="Create report" calcext:value-type="string">
            <text:p>Create 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two_weeks"&gt;Last two weeks&lt;/string&gt;</text:p>
          </table:table-cell>
          <table:table-cell table:formula="of:=MID([.A506]; FIND(&quot;&gt;&quot;; [.A506])+1; FIND(&quot;&lt;&quot;;[.A506];FIND(&quot;&gt;&quot;;[.A506])+1) - FIND(&quot;&gt;&quot;; [.A506]) -1)" office:value-type="string" office:string-value="Last two weeks" calcext:value-type="string">
            <text:p>Last two week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three_months"&gt;Last three months&lt;/string&gt;</text:p>
          </table:table-cell>
          <table:table-cell table:formula="of:=MID([.A507]; FIND(&quot;&gt;&quot;; [.A507])+1; FIND(&quot;&lt;&quot;;[.A507];FIND(&quot;&gt;&quot;;[.A507])+1) - FIND(&quot;&gt;&quot;; [.A507]) -1)" office:value-type="string" office:string-value="Last three months" calcext:value-type="string">
            <text:p>Last three month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stom_date_range"&gt;Custom date range&lt;/string&gt;</text:p>
          </table:table-cell>
          <table:table-cell table:formula="of:=MID([.A508]; FIND(&quot;&gt;&quot;; [.A508])+1; FIND(&quot;&lt;&quot;;[.A508];FIND(&quot;&gt;&quot;;[.A508])+1) - FIND(&quot;&gt;&quot;; [.A508]) -1)" office:value-type="string" office:string-value="Custom date range" calcext:value-type="string">
            <text:p>Custom date ran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how_student_numbers"&gt;Show student numbers&lt;/string&gt;</text:p>
          </table:table-cell>
          <table:table-cell table:formula="of:=MID([.A509]; FIND(&quot;&gt;&quot;; [.A509])+1; FIND(&quot;&lt;&quot;;[.A509];FIND(&quot;&gt;&quot;;[.A509])+1) - FIND(&quot;&gt;&quot;; [.A509]) -1)" office:value-type="string" office:string-value="Show student numbers" calcext:value-type="string">
            <text:p>Show student numb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how_student_percentages"&gt;Show student percentages&lt;/string&gt;</text:p>
          </table:table-cell>
          <table:table-cell table:formula="of:=MID([.A510]; FIND(&quot;&gt;&quot;; [.A510])+1; FIND(&quot;&lt;&quot;;[.A510];FIND(&quot;&gt;&quot;;[.A510])+1) - FIND(&quot;&gt;&quot;; [.A510]) -1)" office:value-type="string" office:string-value="Show student percentages" calcext:value-type="string">
            <text:p>Show student percentag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ance_thresholds"&gt;Attendance thresholds&lt;/string&gt;</text:p>
          </table:table-cell>
          <table:table-cell table:formula="of:=MID([.A511]; FIND(&quot;&gt;&quot;; [.A511])+1; FIND(&quot;&lt;&quot;;[.A511];FIND(&quot;&gt;&quot;;[.A511])+1) - FIND(&quot;&gt;&quot;; [.A511]) -1)" office:value-type="string" office:string-value="Attendance thresholds" calcext:value-type="string">
            <text:p>Attendance threshold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w"&gt;Low&lt;/string&gt;</text:p>
          </table:table-cell>
          <table:table-cell table:formula="of:=MID([.A512]; FIND(&quot;&gt;&quot;; [.A512])+1; FIND(&quot;&lt;&quot;;[.A512];FIND(&quot;&gt;&quot;;[.A512])+1) - FIND(&quot;&gt;&quot;; [.A512]) -1)" office:value-type="string" office:string-value="Low" calcext:value-type="string">
            <text:p>Low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id"&gt;Mid&lt;/string&gt;</text:p>
          </table:table-cell>
          <table:table-cell table:formula="of:=MID([.A513]; FIND(&quot;&gt;&quot;; [.A513])+1; FIND(&quot;&lt;&quot;;[.A513];FIND(&quot;&gt;&quot;;[.A513])+1) - FIND(&quot;&gt;&quot;; [.A513]) -1)" office:value-type="string" office:string-value="Mid" calcext:value-type="string">
            <text:p>Mi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igh"&gt;High&lt;/string&gt;</text:p>
          </table:table-cell>
          <table:table-cell table:formula="of:=MID([.A514]; FIND(&quot;&gt;&quot;; [.A514])+1; FIND(&quot;&lt;&quot;;[.A514];FIND(&quot;&gt;&quot;;[.A514])+1) - FIND(&quot;&gt;&quot;; [.A514]) -1)" office:value-type="string" office:string-value="High" calcext:value-type="string">
            <text:p>Hig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verall_attendance"&gt;Overall attendance&lt;/string&gt;</text:p>
          </table:table-cell>
          <table:table-cell table:formula="of:=MID([.A515]; FIND(&quot;&gt;&quot;; [.A515])+1; FIND(&quot;&lt;&quot;;[.A515];FIND(&quot;&gt;&quot;;[.A515])+1) - FIND(&quot;&gt;&quot;; [.A515]) -1)" office:value-type="string" office:string-value="Overall attendance" calcext:value-type="string">
            <text:p>Overall 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ance_grouped_by_threshold"&gt;Attendance by threshold&lt;/string&gt;</text:p>
          </table:table-cell>
          <table:table-cell table:formula="of:=MID([.A516]; FIND(&quot;&gt;&quot;; [.A516])+1; FIND(&quot;&lt;&quot;;[.A516];FIND(&quot;&gt;&quot;;[.A516])+1) - FIND(&quot;&gt;&quot;; [.A516]) -1)" office:value-type="string" office:string-value="Attendance by threshold" calcext:value-type="string">
            <text:p>Attendance by threshol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_risk_students"&gt;At risk students&lt;/string&gt;</text:p>
          </table:table-cell>
          <table:table-cell table:formula="of:=MID([.A517]; FIND(&quot;&gt;&quot;; [.A517])+1; FIND(&quot;&lt;&quot;;[.A517];FIND(&quot;&gt;&quot;;[.A517])+1) - FIND(&quot;&gt;&quot;; [.A517]) -1)" office:value-type="string" office:string-value="At risk students" calcext:value-type="string">
            <text:p>At risk stud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perations_report"&gt;Operations report&lt;/string&gt;</text:p>
          </table:table-cell>
          <table:table-cell table:formula="of:=MID([.A518]; FIND(&quot;&gt;&quot;; [.A518])+1; FIND(&quot;&lt;&quot;;[.A518];FIND(&quot;&gt;&quot;;[.A518])+1) - FIND(&quot;&gt;&quot;; [.A518]) -1)" office:value-type="string" office:string-value="Operations report" calcext:value-type="string">
            <text:p>Operations 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umber_of_days_classes_open"&gt;Number of days classes open&lt;/string&gt;</text:p>
          </table:table-cell>
          <table:table-cell table:formula="of:=MID([.A519]; FIND(&quot;&gt;&quot;; [.A519])+1; FIND(&quot;&lt;&quot;;[.A519];FIND(&quot;&gt;&quot;;[.A519])+1) - FIND(&quot;&gt;&quot;; [.A519]) -1)" office:value-type="string" office:string-value="Number of days classes open" calcext:value-type="string">
            <text:p>Number of days classes ope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rc_master_list_report"&gt;IRC master list report&lt;/string&gt;</text:p>
          </table:table-cell>
          <table:table-cell table:formula="of:=MID([.A520]; FIND(&quot;&gt;&quot;; [.A520])+1; FIND(&quot;&lt;&quot;;[.A520];FIND(&quot;&gt;&quot;;[.A520])+1) - FIND(&quot;&gt;&quot;; [.A520]) -1)" office:value-type="string" office:string-value="IRC master list report" calcext:value-type="string">
            <text:p>IRC master list 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report"&gt;SEL report&lt;/string&gt;</text:p>
          </table:table-cell>
          <table:table-cell table:formula="of:=MID([.A521]; FIND(&quot;&gt;&quot;; [.A521])+1; FIND(&quot;&lt;&quot;;[.A521];FIND(&quot;&gt;&quot;;[.A521])+1) - FIND(&quot;&gt;&quot;; [.A521]) -1)" office:value-type="string" office:string-value="SEL report" calcext:value-type="string">
            <text:p>SEL 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attendance_thresholds"&gt;Select Attendance Thresholds&lt;/string&gt;</text:p>
          </table:table-cell>
          <table:table-cell table:formula="of:=MID([.A522]; FIND(&quot;&gt;&quot;; [.A522])+1; FIND(&quot;&lt;&quot;;[.A522];FIND(&quot;&gt;&quot;;[.A522])+1) - FIND(&quot;&gt;&quot;; [.A522]) -1)" office:value-type="string" office:string-value="Select Attendance Thresholds" calcext:value-type="string">
            <text:p>Select Attendance Threshold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classes"&gt;Select classes&lt;/string&gt;</text:p>
          </table:table-cell>
          <table:table-cell table:formula="of:=MID([.A523]; FIND(&quot;&gt;&quot;; [.A523])+1; FIND(&quot;&lt;&quot;;[.A523];FIND(&quot;&gt;&quot;;[.A523])+1) - FIND(&quot;&gt;&quot;; [.A523]) -1)" office:value-type="string" office:string-value="Select classes" calcext:value-type="string">
            <text:p>Select class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verall_attendance_report"&gt;Overall attendance report&lt;/string&gt;</text:p>
          </table:table-cell>
          <table:table-cell table:formula="of:=MID([.A524]; FIND(&quot;&gt;&quot;; [.A524])+1; FIND(&quot;&lt;&quot;;[.A524];FIND(&quot;&gt;&quot;;[.A524])+1) - FIND(&quot;&gt;&quot;; [.A524]) -1)" office:value-type="string" office:string-value="Overall attendance report" calcext:value-type="string">
            <text:p>Overall attendance re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xport"&gt;Export&lt;/string&gt;</text:p>
          </table:table-cell>
          <table:table-cell table:formula="of:=MID([.A525]; FIND(&quot;&gt;&quot;; [.A525])+1; FIND(&quot;&lt;&quot;;[.A525];FIND(&quot;&gt;&quot;;[.A525])+1) - FIND(&quot;&gt;&quot;; [.A525]) -1)" office:value-type="string" office:string-value="Export" calcext:value-type="string">
            <text:p>Expor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ls"&gt;XLS&lt;/string&gt;</text:p>
          </table:table-cell>
          <table:table-cell table:formula="of:=MID([.A526]; FIND(&quot;&gt;&quot;; [.A526])+1; FIND(&quot;&lt;&quot;;[.A526];FIND(&quot;&gt;&quot;;[.A526])+1) - FIND(&quot;&gt;&quot;; [.A526]) -1)" office:value-type="string" office:string-value="XLS" calcext:value-type="string">
            <text:p>XL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sv"&gt;CSV&lt;/string&gt;</text:p>
          </table:table-cell>
          <table:table-cell table:formula="of:=MID([.A527]; FIND(&quot;&gt;&quot;; [.A527])+1; FIND(&quot;&lt;&quot;;[.A527];FIND(&quot;&gt;&quot;;[.A527])+1) - FIND(&quot;&gt;&quot;; [.A527]) -1)" office:value-type="string" office:string-value="CSV" calcext:value-type="string">
            <text:p>CSV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te"&gt;Date&lt;/string&gt;</text:p>
          </table:table-cell>
          <table:table-cell table:formula="of:=MID([.A528]; FIND(&quot;&gt;&quot;; [.A528])+1; FIND(&quot;&lt;&quot;;[.A528];FIND(&quot;&gt;&quot;;[.A528])+1) - FIND(&quot;&gt;&quot;; [.A528]) -1)" office:value-type="string" office:string-value="Date" calcext:value-type="string">
            <text:p>D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verage"&gt;Average&lt;/string&gt;</text:p>
          </table:table-cell>
          <table:table-cell table:formula="of:=MID([.A529]; FIND(&quot;&gt;&quot;; [.A529])+1; FIND(&quot;&lt;&quot;;[.A529];FIND(&quot;&gt;&quot;;[.A529])+1) - FIND(&quot;&gt;&quot;; [.A529]) -1)" office:value-type="string" office:string-value="Average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ge"&gt;Age&lt;/string&gt;</text:p>
          </table:table-cell>
          <table:table-cell table:formula="of:=MID([.A530]; FIND(&quot;&gt;&quot;; [.A530])+1; FIND(&quot;&lt;&quot;;[.A530];FIND(&quot;&gt;&quot;;[.A530])+1) - FIND(&quot;&gt;&quot;; [.A530]) -1)" office:value-type="string" office:string-value="Age" calcext:value-type="string">
            <text:p>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ys"&gt;Days&lt;/string&gt;</text:p>
          </table:table-cell>
          <table:table-cell table:formula="of:=MID([.A531]; FIND(&quot;&gt;&quot;; [.A531])+1; FIND(&quot;&lt;&quot;;[.A531];FIND(&quot;&gt;&quot;;[.A531])+1) - FIND(&quot;&gt;&quot;; [.A531]) -1)" office:value-type="string" office:string-value="Days" calcext:value-type="string">
            <text:p>Day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nboarding_easily_record_student_attendance"&gt;Easily record student attendance&lt;/string&gt;</text:p>
          </table:table-cell>
          <table:table-cell table:formula="of:=MID([.A532]; FIND(&quot;&gt;&quot;; [.A532])+1; FIND(&quot;&lt;&quot;;[.A532];FIND(&quot;&gt;&quot;;[.A532])+1) - FIND(&quot;&gt;&quot;; [.A532]) -1)" office:value-type="string" office:string-value="Easily record student attendance" calcext:value-type="string">
            <text:p>Easily record student attendance</text:p>
          </table:table-cell>
        </table:table-row>
        <table:table-row table:style-name="ro1">
          <table:table-cell table:style-name="ce1" office:value-type="string" calcext:value-type="string">
            <text:p><text:s text:c="4"/>&lt;!-- Get started - e.g. as used in the button when the app first runs--&gt;</text:p>
          </table:table-cell>
          <table:table-cell table:formula="of:=MID([.A533]; FIND(&quot;&gt;&quot;; [.A533])+1; FIND(&quot;&lt;&quot;;[.A533];FIND(&quot;&gt;&quot;;[.A533])+1) - FIND(&quot;&gt;&quot;; [.A53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et_started2"&gt;Get started&lt;/string&gt;</text:p>
          </table:table-cell>
          <table:table-cell table:formula="of:=MID([.A534]; FIND(&quot;&gt;&quot;; [.A534])+1; FIND(&quot;&lt;&quot;;[.A534];FIND(&quot;&gt;&quot;;[.A534])+1) - FIND(&quot;&gt;&quot;; [.A534]) -1)" office:value-type="string" office:string-value="Get started" calcext:value-type="string">
            <text:p>Get start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file"&gt;Select file&lt;/string&gt;</text:p>
          </table:table-cell>
          <table:table-cell table:formula="of:=MID([.A535]; FIND(&quot;&gt;&quot;; [.A535])+1; FIND(&quot;&lt;&quot;;[.A535];FIND(&quot;&gt;&quot;;[.A535])+1) - FIND(&quot;&gt;&quot;; [.A535]) -1)" office:value-type="string" office:string-value="Select file" calcext:value-type="string">
            <text:p>Select fi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bulk_upload_master"&gt;Bulk Upload Master&lt;/string&gt;</text:p>
          </table:table-cell>
          <table:table-cell table:formula="of:=MID([.A536]; FIND(&quot;&gt;&quot;; [.A536])+1; FIND(&quot;&lt;&quot;;[.A536];FIND(&quot;&gt;&quot;;[.A536])+1) - FIND(&quot;&gt;&quot;; [.A536]) -1)" office:value-type="string" office:string-value="Bulk Upload Master" calcext:value-type="string">
            <text:p>Bulk Upload Mast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pply"&gt;Apply&lt;/string&gt;</text:p>
          </table:table-cell>
          <table:table-cell table:formula="of:=MID([.A537]; FIND(&quot;&gt;&quot;; [.A537])+1; FIND(&quot;&lt;&quot;;[.A537];FIND(&quot;&gt;&quot;;[.A537])+1) - FIND(&quot;&gt;&quot;; [.A537]) -1)" office:value-type="string" office:string-value="Apply" calcext:value-type="string">
            <text:p>Appl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le_selected"&gt;File selected:&lt;/string&gt;</text:p>
          </table:table-cell>
          <table:table-cell table:formula="of:=MID([.A538]; FIND(&quot;&gt;&quot;; [.A538])+1; FIND(&quot;&lt;&quot;;[.A538];FIND(&quot;&gt;&quot;;[.A538])+1) - FIND(&quot;&gt;&quot;; [.A538]) -1)" office:value-type="string" office:string-value="File selected:" calcext:value-type="string">
            <text:p>File selected: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ll"&gt;All&lt;/string&gt;</text:p>
          </table:table-cell>
          <table:table-cell table:formula="of:=MID([.A539]; FIND(&quot;&gt;&quot;; [.A539])+1; FIND(&quot;&lt;&quot;;[.A539];FIND(&quot;&gt;&quot;;[.A539])+1) - FIND(&quot;&gt;&quot;; [.A539]) -1)" office:value-type="string" office:string-value="All" calcext:value-type="string">
            <text:p>Al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tention_officer"&gt;Retention officer&lt;/string&gt;</text:p>
          </table:table-cell>
          <table:table-cell table:formula="of:=MID([.A540]; FIND(&quot;&gt;&quot;; [.A540])+1; FIND(&quot;&lt;&quot;;[.A540];FIND(&quot;&gt;&quot;;[.A540])+1) - FIND(&quot;&gt;&quot;; [.A540]) -1)" office:value-type="string" office:string-value="Retention officer" calcext:value-type="string">
            <text:p>Retention offic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_risk_report_desc"&gt;At risk students report: shows all students deemed at risk (due to low attendance)&lt;/string&gt;</text:p>
          </table:table-cell>
          <table:table-cell table:formula="of:=MID([.A541]; FIND(&quot;&gt;&quot;; [.A541])+1; FIND(&quot;&lt;&quot;;[.A541];FIND(&quot;&gt;&quot;;[.A541])+1) - FIND(&quot;&gt;&quot;; [.A541]) -1)" office:value-type="string" office:string-value="At risk students report: shows all students deemed at risk (due to low attendance)" calcext:value-type="string">
            <text:p>At risk students report: shows all students deemed at risk (due to low attendance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liday_calendars"&gt;Holiday calendars&lt;/string&gt;</text:p>
          </table:table-cell>
          <table:table-cell table:formula="of:=MID([.A542]; FIND(&quot;&gt;&quot;; [.A542])+1; FIND(&quot;&lt;&quot;;[.A542];FIND(&quot;&gt;&quot;;[.A542])+1) - FIND(&quot;&gt;&quot;; [.A542]) -1)" office:value-type="string" office:string-value="Holiday calendars" calcext:value-type="string">
            <text:p>Holiday calenda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liday_calendars_desc"&gt;Add, remove and modify holiday calendars&lt;/string&gt;</text:p>
          </table:table-cell>
          <table:table-cell table:formula="of:=MID([.A543]; FIND(&quot;&gt;&quot;; [.A543])+1; FIND(&quot;&lt;&quot;;[.A543];FIND(&quot;&gt;&quot;;[.A543])+1) - FIND(&quot;&gt;&quot;; [.A543]) -1)" office:value-type="string" office:string-value="Add, remove and modify holiday calendars" calcext:value-type="string">
            <text:p>Add, remove and modify holiday calenda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set"&gt;SEL Question set&lt;/string&gt;</text:p>
          </table:table-cell>
          <table:table-cell table:formula="of:=MID([.A544]; FIND(&quot;&gt;&quot;; [.A544])+1; FIND(&quot;&lt;&quot;;[.A544];FIND(&quot;&gt;&quot;;[.A544])+1) - FIND(&quot;&gt;&quot;; [.A544]) -1)" office:value-type="string" office:string-value="SEL Question set" calcext:value-type="string">
            <text:p>SEL Question se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sets"&gt;SEL Question sets&lt;/string&gt;</text:p>
          </table:table-cell>
          <table:table-cell table:formula="of:=MID([.A545]; FIND(&quot;&gt;&quot;; [.A545])+1; FIND(&quot;&lt;&quot;;[.A545];FIND(&quot;&gt;&quot;;[.A545])+1) - FIND(&quot;&gt;&quot;; [.A545]) -1)" office:value-type="string" office:string-value="SEL Question sets" calcext:value-type="string">
            <text:p>SEL Question se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set_desc"&gt;Manage SEL questions&lt;/string&gt;</text:p>
          </table:table-cell>
          <table:table-cell table:formula="of:=MID([.A546]; FIND(&quot;&gt;&quot;; [.A546])+1; FIND(&quot;&lt;&quot;;[.A546];FIND(&quot;&gt;&quot;;[.A546])+1) - FIND(&quot;&gt;&quot;; [.A546]) -1)" office:value-type="string" office:string-value="Manage SEL questions" calcext:value-type="string">
            <text:p>Manage SEL ques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sers"&gt;Users&lt;/string&gt;</text:p>
          </table:table-cell>
          <table:table-cell table:formula="of:=MID([.A547]; FIND(&quot;&gt;&quot;; [.A547])+1; FIND(&quot;&lt;&quot;;[.A547];FIND(&quot;&gt;&quot;;[.A547])+1) - FIND(&quot;&gt;&quot;; [.A547]) -1)" office:value-type="string" office:string-value="Users" calcext:value-type="string">
            <text:p>Us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question_set"&gt;Question set&lt;/string&gt;</text:p>
          </table:table-cell>
          <table:table-cell table:formula="of:=MID([.A548]; FIND(&quot;&gt;&quot;; [.A548])+1; FIND(&quot;&lt;&quot;;[.A548];FIND(&quot;&gt;&quot;;[.A548])+1) - FIND(&quot;&gt;&quot;; [.A548]) -1)" office:value-type="string" office:string-value="Question set" calcext:value-type="string">
            <text:p>Question se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question_set"&gt;New question set&lt;/string&gt;</text:p>
          </table:table-cell>
          <table:table-cell table:formula="of:=MID([.A549]; FIND(&quot;&gt;&quot;; [.A549])+1; FIND(&quot;&lt;&quot;;[.A549];FIND(&quot;&gt;&quot;;[.A549])+1) - FIND(&quot;&gt;&quot;; [.A549]) -1)" office:value-type="string" office:string-value="New question set" calcext:value-type="string">
            <text:p>New question se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dit_question"&gt;Edit Question&lt;/string&gt;</text:p>
          </table:table-cell>
          <table:table-cell table:formula="of:=MID([.A550]; FIND(&quot;&gt;&quot;; [.A550])+1; FIND(&quot;&lt;&quot;;[.A550];FIND(&quot;&gt;&quot;;[.A550])+1) - FIND(&quot;&gt;&quot;; [.A550]) -1)" office:value-type="string" office:string-value="Edit Question" calcext:value-type="string">
            <text:p>Edit Ques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question_text"&gt;Question text&lt;/string&gt;</text:p>
          </table:table-cell>
          <table:table-cell table:formula="of:=MID([.A551]; FIND(&quot;&gt;&quot;; [.A551])+1; FIND(&quot;&lt;&quot;;[.A551];FIND(&quot;&gt;&quot;;[.A551])+1) - FIND(&quot;&gt;&quot;; [.A551]) -1)" office:value-type="string" office:string-value="Question text" calcext:value-type="string">
            <text:p>Question tex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question_type"&gt;Question type&lt;/string&gt;</text:p>
          </table:table-cell>
          <table:table-cell table:formula="of:=MID([.A552]; FIND(&quot;&gt;&quot;; [.A552])+1; FIND(&quot;&lt;&quot;;[.A552];FIND(&quot;&gt;&quot;;[.A552])+1) - FIND(&quot;&gt;&quot;; [.A552]) -1)" office:value-type="string" office:string-value="Question type" calcext:value-type="string">
            <text:p>Question typ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type_free_text"&gt;Free text&lt;/string&gt;</text:p>
          </table:table-cell>
          <table:table-cell table:formula="of:=MID([.A553]; FIND(&quot;&gt;&quot;; [.A553])+1; FIND(&quot;&lt;&quot;;[.A553];FIND(&quot;&gt;&quot;;[.A553])+1) - FIND(&quot;&gt;&quot;; [.A553]) -1)" office:value-type="string" office:string-value="Free text" calcext:value-type="string">
            <text:p>Free tex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option"&gt;Add option&lt;/string&gt;</text:p>
          </table:table-cell>
          <table:table-cell table:formula="of:=MID([.A554]; FIND(&quot;&gt;&quot;; [.A554])+1; FIND(&quot;&lt;&quot;;[.A554];FIND(&quot;&gt;&quot;;[.A554])+1) - FIND(&quot;&gt;&quot;; [.A554]) -1)" office:value-type="string" office:string-value="Add option" calcext:value-type="string">
            <text:p>Add op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mination"&gt;Nomination&lt;/string&gt;</text:p>
          </table:table-cell>
          <table:table-cell table:formula="of:=MID([.A555]; FIND(&quot;&gt;&quot;; [.A555])+1; FIND(&quot;&lt;&quot;;[.A555];FIND(&quot;&gt;&quot;;[.A555])+1) - FIND(&quot;&gt;&quot;; [.A555]) -1)" office:value-type="string" office:string-value="Nomination" calcext:value-type="string">
            <text:p>Nomin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ctive"&gt;Active&lt;/string&gt;</text:p>
          </table:table-cell>
          <table:table-cell table:formula="of:=MID([.A556]; FIND(&quot;&gt;&quot;; [.A556])+1; FIND(&quot;&lt;&quot;;[.A556];FIND(&quot;&gt;&quot;;[.A556])+1) - FIND(&quot;&gt;&quot;; [.A556]) -1)" office:value-type="string" office:string-value="Active" calcext:value-type="string">
            <text:p>Activ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ate_left"&gt;Date left&lt;/string&gt;</text:p>
          </table:table-cell>
          <table:table-cell table:formula="of:=MID([.A557]; FIND(&quot;&gt;&quot;; [.A557])+1; FIND(&quot;&lt;&quot;;[.A557];FIND(&quot;&gt;&quot;;[.A557])+1) - FIND(&quot;&gt;&quot;; [.A557]) -1)" office:value-type="string" office:string-value="Date left" calcext:value-type="string">
            <text:p>Date lef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ass_days"&gt;Total Class days&lt;/string&gt;</text:p>
          </table:table-cell>
          <table:table-cell table:formula="of:=MID([.A558]; FIND(&quot;&gt;&quot;; [.A558])+1; FIND(&quot;&lt;&quot;;[.A558];FIND(&quot;&gt;&quot;;[.A558])+1) - FIND(&quot;&gt;&quot;; [.A558]) -1)" office:value-type="string" office:string-value="Total Class days" calcext:value-type="string">
            <text:p>Total Class day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unt_present_days"&gt;Count of days present&lt;/string&gt;</text:p>
          </table:table-cell>
          <table:table-cell table:formula="of:=MID([.A559]; FIND(&quot;&gt;&quot;; [.A559])+1; FIND(&quot;&lt;&quot;;[.A559];FIND(&quot;&gt;&quot;;[.A559])+1) - FIND(&quot;&gt;&quot;; [.A559]) -1)" office:value-type="string" office:string-value="Count of days present" calcext:value-type="string">
            <text:p>Count of days pres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unt_absent_days"&gt;Count of days absent&lt;/string&gt;</text:p>
          </table:table-cell>
          <table:table-cell table:formula="of:=MID([.A560]; FIND(&quot;&gt;&quot;; [.A560])+1; FIND(&quot;&lt;&quot;;[.A560];FIND(&quot;&gt;&quot;;[.A560])+1) - FIND(&quot;&gt;&quot;; [.A560]) -1)" office:value-type="string" office:string-value="Count of days absent" calcext:value-type="string">
            <text:p>Count of days abs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unt_partial_days"&gt;Count of days partial&lt;/string&gt;</text:p>
          </table:table-cell>
          <table:table-cell table:formula="of:=MID([.A561]; FIND(&quot;&gt;&quot;; [.A561])+1; FIND(&quot;&lt;&quot;;[.A561];FIND(&quot;&gt;&quot;;[.A561])+1) - FIND(&quot;&gt;&quot;; [.A561]) -1)" office:value-type="string" office:string-value="Count of days partial" calcext:value-type="string">
            <text:p>Count of days partia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udent_id"&gt;Student ID&lt;/string&gt;</text:p>
          </table:table-cell>
          <table:table-cell table:formula="of:=MID([.A562]; FIND(&quot;&gt;&quot;; [.A562])+1; FIND(&quot;&lt;&quot;;[.A562];FIND(&quot;&gt;&quot;;[.A562])+1) - FIND(&quot;&gt;&quot;; [.A562]) -1)" office:value-type="string" office:string-value="Student ID" calcext:value-type="string">
            <text:p>Student I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lass_id"&gt;Class ID&lt;/string&gt;</text:p>
          </table:table-cell>
          <table:table-cell table:formula="of:=MID([.A563]; FIND(&quot;&gt;&quot;; [.A563])+1; FIND(&quot;&lt;&quot;;[.A563];FIND(&quot;&gt;&quot;;[.A563])+1) - FIND(&quot;&gt;&quot;; [.A563]) -1)" office:value-type="string" office:string-value="Class ID" calcext:value-type="string">
            <text:p>Class I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ender_literal"&gt;Gender&lt;/string&gt;</text:p>
          </table:table-cell>
          <table:table-cell table:formula="of:=MID([.A564]; FIND(&quot;&gt;&quot;; [.A564])+1; FIND(&quot;&lt;&quot;;[.A564];FIND(&quot;&gt;&quot;;[.A564])+1) - FIND(&quot;&gt;&quot;; [.A564]) -1)" office:value-type="string" office:string-value="Gender" calcext:value-type="string">
            <text:p>Gend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yes_literal"&gt;Yes&lt;/string&gt;</text:p>
          </table:table-cell>
          <table:table-cell table:formula="of:=MID([.A565]; FIND(&quot;&gt;&quot;; [.A565])+1; FIND(&quot;&lt;&quot;;[.A565];FIND(&quot;&gt;&quot;;[.A565])+1) - FIND(&quot;&gt;&quot;; [.A565]) -1)" office:value-type="string" office:string-value="Yes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_literal"&gt;No&lt;/string&gt;</text:p>
          </table:table-cell>
          <table:table-cell table:formula="of:=MID([.A566]; FIND(&quot;&gt;&quot;; [.A566])+1; FIND(&quot;&lt;&quot;;[.A566];FIND(&quot;&gt;&quot;;[.A566])+1) - FIND(&quot;&gt;&quot;; [.A566]) -1)" office:value-type="string" office:string-value="No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t_set"&gt;Not set&lt;/string&gt;</text:p>
          </table:table-cell>
          <table:table-cell table:formula="of:=MID([.A567]; FIND(&quot;&gt;&quot;; [.A567])+1; FIND(&quot;&lt;&quot;;[.A567];FIND(&quot;&gt;&quot;;[.A567])+1) - FIND(&quot;&gt;&quot;; [.A567]) -1)" office:value-type="string" office:string-value="Not set" calcext:value-type="string">
            <text:p>Not se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sent_not_selected"&gt;Consent not given. Please check if consent has been given.&lt;/string&gt;</text:p>
          </table:table-cell>
          <table:table-cell table:formula="of:=MID([.A568]; FIND(&quot;&gt;&quot;; [.A568])+1; FIND(&quot;&lt;&quot;;[.A568];FIND(&quot;&gt;&quot;;[.A568])+1) - FIND(&quot;&gt;&quot;; [.A568]) -1)" office:value-type="string" office:string-value="Consent not given. Please check if consent has been given." calcext:value-type="string">
            <text:p>Consent not given. Please check if consent has been given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cognition_not_selected"&gt;Recognition confirmation not given. Please check. &lt;/string&gt;</text:p>
          </table:table-cell>
          <table:table-cell table:formula="of:=MID([.A569]; FIND(&quot;&gt;&quot;; [.A569])+1; FIND(&quot;&lt;&quot;;[.A569];FIND(&quot;&gt;&quot;;[.A569])+1) - FIND(&quot;&gt;&quot;; [.A569]) -1)" office:value-type="string" office:string-value="Recognition confirmation not given. Please check. " calcext:value-type="string">
            <text:p>Recognition confirmation not given. Please check.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question_set_to_use"&gt;SEL question set to use&lt;/string&gt;</text:p>
          </table:table-cell>
          <table:table-cell table:formula="of:=MID([.A570]; FIND(&quot;&gt;&quot;; [.A570])+1; FIND(&quot;&lt;&quot;;[.A570];FIND(&quot;&gt;&quot;;[.A570])+1) - FIND(&quot;&gt;&quot;; [.A570]) -1)" office:value-type="string" office:string-value="SEL question set to use" calcext:value-type="string">
            <text:p>SEL question set to us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minating"&gt;Nominating&lt;/string&gt;</text:p>
          </table:table-cell>
          <table:table-cell table:formula="of:=MID([.A571]; FIND(&quot;&gt;&quot;; [.A571])+1; FIND(&quot;&lt;&quot;;[.A571];FIND(&quot;&gt;&quot;;[.A571])+1) - FIND(&quot;&gt;&quot;; [.A571]) -1)" office:value-type="string" office:string-value="Nominating" calcext:value-type="string">
            <text:p>Nominatin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arch"&gt;Search&lt;/string&gt;</text:p>
          </table:table-cell>
          <table:table-cell table:formula="of:=MID([.A572]; FIND(&quot;&gt;&quot;; [.A572])+1; FIND(&quot;&lt;&quot;;[.A572];FIND(&quot;&gt;&quot;;[.A572])+1) - FIND(&quot;&gt;&quot;; [.A572]) -1)" office:value-type="string" office:string-value="Search" calcext:value-type="string">
            <text:p>Search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ttendance_percentage"&gt;Attendance percentage:&lt;/string&gt;</text:p>
          </table:table-cell>
          <table:table-cell table:formula="of:=MID([.A573]; FIND(&quot;&gt;&quot;; [.A573])+1; FIND(&quot;&lt;&quot;;[.A573];FIND(&quot;&gt;&quot;;[.A573])+1) - FIND(&quot;&gt;&quot;; [.A573]) -1)" office:value-type="string" office:string-value="Attendance percentage:" calcext:value-type="string">
            <text:p>Attendance percentage: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lter"&gt;Filter&lt;/string&gt;</text:p>
          </table:table-cell>
          <table:table-cell table:formula="of:=MID([.A574]; FIND(&quot;&gt;&quot;; [.A574])+1; FIND(&quot;&lt;&quot;;[.A574];FIND(&quot;&gt;&quot;;[.A574])+1) - FIND(&quot;&gt;&quot;; [.A574]) -1)" office:value-type="string" office:string-value="Filter" calcext:value-type="string">
            <text:p>Filt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umber_of_absent_days"&gt;Number of absent days in a row: &lt;/string&gt;</text:p>
          </table:table-cell>
          <table:table-cell table:formula="of:=MID([.A575]; FIND(&quot;&gt;&quot;; [.A575])+1; FIND(&quot;&lt;&quot;;[.A575];FIND(&quot;&gt;&quot;;[.A575])+1) - FIND(&quot;&gt;&quot;; [.A575]) -1)" office:value-type="string" office:string-value="Number of absent days in a row: " calcext:value-type="string">
            <text:p>Number of absent days in a row: 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ver"&gt;over&lt;/string&gt;</text:p>
          </table:table-cell>
          <table:table-cell table:formula="of:=MID([.A576]; FIND(&quot;&gt;&quot;; [.A576])+1; FIND(&quot;&lt;&quot;;[.A576];FIND(&quot;&gt;&quot;;[.A576])+1) - FIND(&quot;&gt;&quot;; [.A576]) -1)" office:value-type="string" office:string-value="over" calcext:value-type="string">
            <text:p>ov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timezone"&gt;Select the time zone for these locations&lt;/string&gt;</text:p>
          </table:table-cell>
          <table:table-cell table:formula="of:=MID([.A577]; FIND(&quot;&gt;&quot;; [.A577])+1; FIND(&quot;&lt;&quot;;[.A577];FIND(&quot;&gt;&quot;;[.A577])+1) - FIND(&quot;&gt;&quot;; [.A577]) -1)" office:value-type="string" office:string-value="Select the time zone for these locations" calcext:value-type="string">
            <text:p>Select the time zone for these loc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_schedule_message"&gt;You have to create a schedule to be able to take attendance&lt;/string&gt;</text:p>
          </table:table-cell>
          <table:table-cell table:formula="of:=MID([.A578]; FIND(&quot;&gt;&quot;; [.A578])+1; FIND(&quot;&lt;&quot;;[.A578];FIND(&quot;&gt;&quot;;[.A578])+1) - FIND(&quot;&gt;&quot;; [.A578]) -1)" office:value-type="string" office:string-value="You have to create a schedule to be able to take attendance" calcext:value-type="string">
            <text:p>You have to create a schedule to be able to take 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view_class"&gt;View class&lt;/string&gt;</text:p>
          </table:table-cell>
          <table:table-cell table:formula="of:=MID([.A579]; FIND(&quot;&gt;&quot;; [.A579])+1; FIND(&quot;&lt;&quot;;[.A579];FIND(&quot;&gt;&quot;;[.A579])+1) - FIND(&quot;&gt;&quot;; [.A579]) -1)" office:value-type="string" office:string-value="View class" calcext:value-type="string">
            <text:p>View 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view_student"&gt;View student&lt;/string&gt;</text:p>
          </table:table-cell>
          <table:table-cell table:formula="of:=MID([.A580]; FIND(&quot;&gt;&quot;; [.A580])+1; FIND(&quot;&lt;&quot;;[.A580];FIND(&quot;&gt;&quot;;[.A580])+1) - FIND(&quot;&gt;&quot;; [.A580]) -1)" office:value-type="string" office:string-value="View student" calcext:value-type="string">
            <text:p>View stud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ync"&gt;Sync&lt;/string&gt;</text:p>
          </table:table-cell>
          <table:table-cell table:formula="of:=MID([.A581]; FIND(&quot;&gt;&quot;; [.A581])+1; FIND(&quot;&lt;&quot;;[.A581];FIND(&quot;&gt;&quot;;[.A581])+1) - FIND(&quot;&gt;&quot;; [.A581]) -1)" office:value-type="string" office:string-value="Sync" calcext:value-type="string">
            <text:p>Sync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t_recorded"&gt;Not recorded&lt;/string&gt;</text:p>
          </table:table-cell>
          <table:table-cell table:formula="of:=MID([.A582]; FIND(&quot;&gt;&quot;; [.A582])+1; FIND(&quot;&lt;&quot;;[.A582];FIND(&quot;&gt;&quot;;[.A582])+1) - FIND(&quot;&gt;&quot;; [.A582]) -1)" office:value-type="string" office:string-value="Not recorded" calcext:value-type="string">
            <text:p>Not record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umber_of_classes"&gt;Classes&lt;/string&gt;</text:p>
          </table:table-cell>
          <table:table-cell table:formula="of:=MID([.A583]; FIND(&quot;&gt;&quot;; [.A583])+1; FIND(&quot;&lt;&quot;;[.A583];FIND(&quot;&gt;&quot;;[.A583])+1) - FIND(&quot;&gt;&quot;; [.A583]) -1)" office:value-type="string" office:string-value="Classes" calcext:value-type="string">
            <text:p>Class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roups"&gt;Groups&lt;/string&gt;</text:p>
          </table:table-cell>
          <table:table-cell table:formula="of:=MID([.A584]; FIND(&quot;&gt;&quot;; [.A584])+1; FIND(&quot;&lt;&quot;;[.A584];FIND(&quot;&gt;&quot;;[.A584])+1) - FIND(&quot;&gt;&quot;; [.A584]) -1)" office:value-type="string" office:string-value="Groups" calcext:value-type="string">
            <text:p>Group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roup_setting_desc"&gt;Add, remove or modify groups&lt;/string&gt;</text:p>
          </table:table-cell>
          <table:table-cell table:formula="of:=MID([.A585]; FIND(&quot;&gt;&quot;; [.A585])+1; FIND(&quot;&lt;&quot;;[.A585];FIND(&quot;&gt;&quot;;[.A585])+1) - FIND(&quot;&gt;&quot;; [.A585]) -1)" office:value-type="string" office:string-value="Add, remove or modify groups" calcext:value-type="string">
            <text:p>Add, remove or modify group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s"&gt;Roles&lt;/string&gt;</text:p>
          </table:table-cell>
          <table:table-cell table:formula="of:=MID([.A586]; FIND(&quot;&gt;&quot;; [.A586])+1; FIND(&quot;&lt;&quot;;[.A586];FIND(&quot;&gt;&quot;;[.A586])+1) - FIND(&quot;&gt;&quot;; [.A586]) -1)" office:value-type="string" office:string-value="Roles" calcext:value-type="string">
            <text:p>Rol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"&gt;Role&lt;/string&gt;</text:p>
          </table:table-cell>
          <table:table-cell table:formula="of:=MID([.A587]; FIND(&quot;&gt;&quot;; [.A587])+1; FIND(&quot;&lt;&quot;;[.A587];FIND(&quot;&gt;&quot;;[.A587])+1) - FIND(&quot;&gt;&quot;; [.A587]) -1)" office:value-type="string" office:string-value="Role" calcext:value-type="string">
            <text:p>Ro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s_setting_desc"&gt;Manage permissions given to roles&lt;/string&gt;</text:p>
          </table:table-cell>
          <table:table-cell table:formula="of:=MID([.A588]; FIND(&quot;&gt;&quot;; [.A588])+1; FIND(&quot;&lt;&quot;;[.A588];FIND(&quot;&gt;&quot;;[.A588])+1) - FIND(&quot;&gt;&quot;; [.A588]) -1)" office:value-type="string" office:string-value="Manage permissions given to roles" calcext:value-type="string">
            <text:p>Manage permissions given to rol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s_assignment"&gt;Roles assignment&lt;/string&gt;</text:p>
          </table:table-cell>
          <table:table-cell table:formula="of:=MID([.A589]; FIND(&quot;&gt;&quot;; [.A589])+1; FIND(&quot;&lt;&quot;;[.A589];FIND(&quot;&gt;&quot;;[.A589])+1) - FIND(&quot;&gt;&quot;; [.A589]) -1)" office:value-type="string" office:string-value="Roles assignment" calcext:value-type="string">
            <text:p>Roles assign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_assignment_setting_desc"&gt;Assign roles to a user or a group&lt;/string&gt;</text:p>
          </table:table-cell>
          <table:table-cell table:formula="of:=MID([.A590]; FIND(&quot;&gt;&quot;; [.A590])+1; FIND(&quot;&lt;&quot;;[.A590];FIND(&quot;&gt;&quot;;[.A590])+1) - FIND(&quot;&gt;&quot;; [.A590]) -1)" office:value-type="string" office:string-value="Assign roles to a user or a group" calcext:value-type="string">
            <text:p>Assign roles to a user or a gro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s"&gt;Locations&lt;/string&gt;</text:p>
          </table:table-cell>
          <table:table-cell table:formula="of:=MID([.A591]; FIND(&quot;&gt;&quot;; [.A591])+1; FIND(&quot;&lt;&quot;;[.A591];FIND(&quot;&gt;&quot;;[.A591])+1) - FIND(&quot;&gt;&quot;; [.A591]) -1)" office:value-type="string" office:string-value="Locations" calcext:value-type="string">
            <text:p>Loc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s_setting_desc"&gt;Manage locations&lt;/string&gt;</text:p>
          </table:table-cell>
          <table:table-cell table:formula="of:=MID([.A592]; FIND(&quot;&gt;&quot;; [.A592])+1; FIND(&quot;&lt;&quot;;[.A592];FIND(&quot;&gt;&quot;;[.A592])+1) - FIND(&quot;&gt;&quot;; [.A592]) -1)" office:value-type="string" office:string-value="Manage locations" calcext:value-type="string">
            <text:p>Manage loc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udit_log"&gt;Audit log&lt;/string&gt;</text:p>
          </table:table-cell>
          <table:table-cell table:formula="of:=MID([.A593]; FIND(&quot;&gt;&quot;; [.A593])+1; FIND(&quot;&lt;&quot;;[.A593];FIND(&quot;&gt;&quot;;[.A593])+1) - FIND(&quot;&gt;&quot;; [.A593]) -1)" office:value-type="string" office:string-value="Audit log" calcext:value-type="string">
            <text:p>Audit lo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udit_log_setting_desc"&gt; View and export audit log&lt;/string&gt;</text:p>
          </table:table-cell>
          <table:table-cell table:formula="of:=MID([.A594]; FIND(&quot;&gt;&quot;; [.A594])+1; FIND(&quot;&lt;&quot;;[.A594];FIND(&quot;&gt;&quot;;[.A594])+1) - FIND(&quot;&gt;&quot;; [.A594]) -1)" office:value-type="string" office:string-value=" View and export audit log" calcext:value-type="string">
            <text:p><text:s/>View and export audit log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holiday"&gt;New holiday&lt;/string&gt;</text:p>
          </table:table-cell>
          <table:table-cell table:formula="of:=MID([.A595]; FIND(&quot;&gt;&quot;; [.A595])+1; FIND(&quot;&lt;&quot;;[.A595];FIND(&quot;&gt;&quot;;[.A595])+1) - FIND(&quot;&gt;&quot;; [.A595]) -1)" office:value-type="string" office:string-value="New holiday" calcext:value-type="string">
            <text:p>New holi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holiday_calendar"&gt;Add holiday calendar&lt;/string&gt;</text:p>
          </table:table-cell>
          <table:table-cell table:formula="of:=MID([.A596]; FIND(&quot;&gt;&quot;; [.A596])+1; FIND(&quot;&lt;&quot;;[.A596];FIND(&quot;&gt;&quot;;[.A596])+1) - FIND(&quot;&gt;&quot;; [.A596]) -1)" office:value-type="string" office:string-value="Add holiday calendar" calcext:value-type="string">
            <text:p>Add holiday calenda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ries"&gt;entries&lt;/string&gt;</text:p>
          </table:table-cell>
          <table:table-cell table:formula="of:=MID([.A597]; FIND(&quot;&gt;&quot;; [.A597])+1; FIND(&quot;&lt;&quot;;[.A597];FIND(&quot;&gt;&quot;;[.A597])+1) - FIND(&quot;&gt;&quot;; [.A597]) -1)" office:value-type="string" office:string-value="entries" calcext:value-type="string">
            <text:p>entri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ry"&gt;entry&lt;/string&gt;</text:p>
          </table:table-cell>
          <table:table-cell table:formula="of:=MID([.A598]; FIND(&quot;&gt;&quot;; [.A598])+1; FIND(&quot;&lt;&quot;;[.A598];FIND(&quot;&gt;&quot;;[.A598])+1) - FIND(&quot;&gt;&quot;; [.A598]) -1)" office:value-type="string" office:string-value="entry" calcext:value-type="string">
            <text:p>ent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holiday_calendar_name"&gt;Holiday calendar name&lt;/string&gt;</text:p>
          </table:table-cell>
          <table:table-cell table:formula="of:=MID([.A599]; FIND(&quot;&gt;&quot;; [.A599])+1; FIND(&quot;&lt;&quot;;[.A599];FIND(&quot;&gt;&quot;;[.A599])+1) - FIND(&quot;&gt;&quot;; [.A599]) -1)" office:value-type="string" office:string-value="Holiday calendar name" calcext:value-type="string">
            <text:p>Holiday calendar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calendar_range"&gt;Add a calendar range&lt;/string&gt;</text:p>
          </table:table-cell>
          <table:table-cell table:formula="of:=MID([.A600]; FIND(&quot;&gt;&quot;; [.A600])+1; FIND(&quot;&lt;&quot;;[.A600];FIND(&quot;&gt;&quot;;[.A600])+1) - FIND(&quot;&gt;&quot;; [.A600]) -1)" office:value-type="string" office:string-value="Add a calendar range" calcext:value-type="string">
            <text:p>Add a calendar ran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holiday"&gt;Add holiday&lt;/string&gt;</text:p>
          </table:table-cell>
          <table:table-cell table:formula="of:=MID([.A601]; FIND(&quot;&gt;&quot;; [.A601])+1; FIND(&quot;&lt;&quot;;[.A601];FIND(&quot;&gt;&quot;;[.A601])+1) - FIND(&quot;&gt;&quot;; [.A601]) -1)" office:value-type="string" office:string-value="Add holiday" calcext:value-type="string">
            <text:p>Add holida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role"&gt;New role&lt;/string&gt;</text:p>
          </table:table-cell>
          <table:table-cell table:formula="of:=MID([.A602]; FIND(&quot;&gt;&quot;; [.A602])+1; FIND(&quot;&lt;&quot;;[.A602];FIND(&quot;&gt;&quot;;[.A602])+1) - FIND(&quot;&gt;&quot;; [.A602]) -1)" office:value-type="string" office:string-value="New role" calcext:value-type="string">
            <text:p>New ro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s"&gt;Permissions&lt;/string&gt;</text:p>
          </table:table-cell>
          <table:table-cell table:formula="of:=MID([.A603]; FIND(&quot;&gt;&quot;; [.A603])+1; FIND(&quot;&lt;&quot;;[.A603];FIND(&quot;&gt;&quot;;[.A603])+1) - FIND(&quot;&gt;&quot;; [.A603]) -1)" office:value-type="string" office:string-value="Permissions" calcext:value-type="string">
            <text:p>Permiss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"&gt;permission&lt;/string&gt;</text:p>
          </table:table-cell>
          <table:table-cell table:formula="of:=MID([.A604]; FIND(&quot;&gt;&quot;; [.A604])+1; FIND(&quot;&lt;&quot;;[.A604];FIND(&quot;&gt;&quot;;[.A604])+1) - FIND(&quot;&gt;&quot;; [.A604]) -1)" office:value-type="string" office:string-value="permission" calcext:value-type="string">
            <text:p>permiss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role"&gt;Add role&lt;/string&gt;</text:p>
          </table:table-cell>
          <table:table-cell table:formula="of:=MID([.A605]; FIND(&quot;&gt;&quot;; [.A605])+1; FIND(&quot;&lt;&quot;;[.A605];FIND(&quot;&gt;&quot;;[.A605])+1) - FIND(&quot;&gt;&quot;; [.A605]) -1)" office:value-type="string" office:string-value="Add role" calcext:value-type="string">
            <text:p>Add ro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_name"&gt;Role name&lt;/string&gt;</text:p>
          </table:table-cell>
          <table:table-cell table:formula="of:=MID([.A606]; FIND(&quot;&gt;&quot;; [.A606])+1; FIND(&quot;&lt;&quot;;[.A606];FIND(&quot;&gt;&quot;;[.A606])+1) - FIND(&quot;&gt;&quot;; [.A606]) -1)" office:value-type="string" office:string-value="Role name" calcext:value-type="string">
            <text:p>Role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embers"&gt;members&lt;/string&gt;</text:p>
          </table:table-cell>
          <table:table-cell table:formula="of:=MID([.A607]; FIND(&quot;&gt;&quot;; [.A607])+1; FIND(&quot;&lt;&quot;;[.A607];FIND(&quot;&gt;&quot;;[.A607])+1) - FIND(&quot;&gt;&quot;; [.A607]) -1)" office:value-type="string" office:string-value="members" calcext:value-type="string">
            <text:p>membe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ember"&gt;member&lt;/string&gt;</text:p>
          </table:table-cell>
          <table:table-cell table:formula="of:=MID([.A608]; FIND(&quot;&gt;&quot;; [.A608])+1; FIND(&quot;&lt;&quot;;[.A608];FIND(&quot;&gt;&quot;;[.A608])+1) - FIND(&quot;&gt;&quot;; [.A608]) -1)" office:value-type="string" office:string-value="member" calcext:value-type="string">
            <text:p>me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group"&gt;Add group&lt;/string&gt;</text:p>
          </table:table-cell>
          <table:table-cell table:formula="of:=MID([.A609]; FIND(&quot;&gt;&quot;; [.A609])+1; FIND(&quot;&lt;&quot;;[.A609];FIND(&quot;&gt;&quot;;[.A609])+1) - FIND(&quot;&gt;&quot;; [.A609]) -1)" office:value-type="string" office:string-value="Add group" calcext:value-type="string">
            <text:p>Add gro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roup_name"&gt;Group name&lt;/string&gt;</text:p>
          </table:table-cell>
          <table:table-cell table:formula="of:=MID([.A610]; FIND(&quot;&gt;&quot;; [.A610])+1; FIND(&quot;&lt;&quot;;[.A610];FIND(&quot;&gt;&quot;;[.A610])+1) - FIND(&quot;&gt;&quot;; [.A610]) -1)" office:value-type="string" office:string-value="Group name" calcext:value-type="string">
            <text:p>Group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people"&gt;Add people&lt;/string&gt;</text:p>
          </table:table-cell>
          <table:table-cell table:formula="of:=MID([.A611]; FIND(&quot;&gt;&quot;; [.A611])+1; FIND(&quot;&lt;&quot;;[.A611];FIND(&quot;&gt;&quot;;[.A611])+1) - FIND(&quot;&gt;&quot;; [.A611]) -1)" office:value-type="string" office:string-value="Add people" calcext:value-type="string">
            <text:p>Add peop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group"&gt;New group&lt;/string&gt;</text:p>
          </table:table-cell>
          <table:table-cell table:formula="of:=MID([.A612]; FIND(&quot;&gt;&quot;; [.A612])+1; FIND(&quot;&lt;&quot;;[.A612];FIND(&quot;&gt;&quot;;[.A612])+1) - FIND(&quot;&gt;&quot;; [.A612]) -1)" office:value-type="string" office:string-value="New group" calcext:value-type="string">
            <text:p>New gro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role_assignment"&gt;New role assignment&lt;/string&gt;</text:p>
          </table:table-cell>
          <table:table-cell table:formula="of:=MID([.A613]; FIND(&quot;&gt;&quot;; [.A613])+1; FIND(&quot;&lt;&quot;;[.A613];FIND(&quot;&gt;&quot;;[.A613])+1) - FIND(&quot;&gt;&quot;; [.A613]) -1)" office:value-type="string" office:string-value="New role assignment" calcext:value-type="string">
            <text:p>New role assign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new_role_assignment"&gt;Add new role assignment&lt;/string&gt;</text:p>
          </table:table-cell>
          <table:table-cell table:formula="of:=MID([.A614]; FIND(&quot;&gt;&quot;; [.A614])+1; FIND(&quot;&lt;&quot;;[.A614];FIND(&quot;&gt;&quot;;[.A614])+1) - FIND(&quot;&gt;&quot;; [.A614]) -1)" office:value-type="string" office:string-value="Add new role assignment" calcext:value-type="string">
            <text:p>Add new role assign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_assignment"&gt;Role assignment&lt;/string&gt;</text:p>
          </table:table-cell>
          <table:table-cell table:formula="of:=MID([.A615]; FIND(&quot;&gt;&quot;; [.A615])+1; FIND(&quot;&lt;&quot;;[.A615];FIND(&quot;&gt;&quot;;[.A615])+1) - FIND(&quot;&gt;&quot;; [.A615]) -1)" office:value-type="string" office:string-value="Role assignment" calcext:value-type="string">
            <text:p>Role assign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_assignments"&gt;Role assignments&lt;/string&gt;</text:p>
          </table:table-cell>
          <table:table-cell table:formula="of:=MID([.A616]; FIND(&quot;&gt;&quot;; [.A616])+1; FIND(&quot;&lt;&quot;;[.A616];FIND(&quot;&gt;&quot;;[.A616])+1) - FIND(&quot;&gt;&quot;; [.A616]) -1)" office:value-type="string" office:string-value="Role assignments" calcext:value-type="string">
            <text:p>Role assignm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n_literal"&gt;in&lt;/string&gt;</text:p>
          </table:table-cell>
          <table:table-cell table:formula="of:=MID([.A617]; FIND(&quot;&gt;&quot;; [.A617])+1; FIND(&quot;&lt;&quot;;[.A617];FIND(&quot;&gt;&quot;;[.A617])+1) - FIND(&quot;&gt;&quot;; [.A617]) -1)" office:value-type="string" office:string-value="in" calcext:value-type="string">
            <text:p>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ssign_role_to"&gt;Assign role to&lt;/string&gt;</text:p>
          </table:table-cell>
          <table:table-cell table:formula="of:=MID([.A618]; FIND(&quot;&gt;&quot;; [.A618])+1; FIND(&quot;&lt;&quot;;[.A618];FIND(&quot;&gt;&quot;;[.A618])+1) - FIND(&quot;&gt;&quot;; [.A618]) -1)" office:value-type="string" office:string-value="Assign role to" calcext:value-type="string">
            <text:p>Assign role t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_individual"&gt;Individual user&lt;/string&gt;</text:p>
          </table:table-cell>
          <table:table-cell table:formula="of:=MID([.A619]; FIND(&quot;&gt;&quot;; [.A619])+1; FIND(&quot;&lt;&quot;;[.A619];FIND(&quot;&gt;&quot;;[.A619])+1) - FIND(&quot;&gt;&quot;; [.A619]) -1)" office:value-type="string" office:string-value="Individual user" calcext:value-type="string">
            <text:p>Individual us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ole_group"&gt;Group&lt;/string&gt;</text:p>
          </table:table-cell>
          <table:table-cell table:formula="of:=MID([.A620]; FIND(&quot;&gt;&quot;; [.A620])+1; FIND(&quot;&lt;&quot;;[.A620];FIND(&quot;&gt;&quot;;[.A620])+1) - FIND(&quot;&gt;&quot;; [.A620]) -1)" office:value-type="string" office:string-value="Group" calcext:value-type="string">
            <text:p>Gro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cope_by"&gt;Scope by&lt;/string&gt;</text:p>
          </table:table-cell>
          <table:table-cell table:formula="of:=MID([.A621]; FIND(&quot;&gt;&quot;; [.A621])+1; FIND(&quot;&lt;&quot;;[.A621];FIND(&quot;&gt;&quot;;[.A621])+1) - FIND(&quot;&gt;&quot;; [.A621]) -1)" office:value-type="string" office:string-value="Scope by" calcext:value-type="string">
            <text:p>Scope 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ssign_to"&gt;Assign to&lt;/string&gt;</text:p>
          </table:table-cell>
          <table:table-cell table:formula="of:=MID([.A622]; FIND(&quot;&gt;&quot;; [.A622])+1; FIND(&quot;&lt;&quot;;[.A622];FIND(&quot;&gt;&quot;;[.A622])+1) - FIND(&quot;&gt;&quot;; [.A622]) -1)" office:value-type="string" office:string-value="Assign to" calcext:value-type="string">
            <text:p>Assign to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edit_location"&gt;Add\/Edit location&lt;/string&gt;</text:p>
          </table:table-cell>
          <table:table-cell table:formula="of:=MID([.A623]; FIND(&quot;&gt;&quot;; [.A623])+1; FIND(&quot;&lt;&quot;;[.A623];FIND(&quot;&gt;&quot;;[.A623])+1) - FIND(&quot;&gt;&quot;; [.A623]) -1)" office:value-type="string" office:string-value="Add\/Edit location" calcext:value-type="string">
            <text:p>Add\/Edit loc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ub_locations"&gt;sub locations&lt;/string&gt;</text:p>
          </table:table-cell>
          <table:table-cell table:formula="of:=MID([.A624]; FIND(&quot;&gt;&quot;; [.A624])+1; FIND(&quot;&lt;&quot;;[.A624];FIND(&quot;&gt;&quot;;[.A624])+1) - FIND(&quot;&gt;&quot;; [.A624]) -1)" office:value-type="string" office:string-value="sub locations" calcext:value-type="string">
            <text:p>sub loca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ub_location"&gt;sub location&lt;/string&gt;</text:p>
          </table:table-cell>
          <table:table-cell table:formula="of:=MID([.A625]; FIND(&quot;&gt;&quot;; [.A625])+1; FIND(&quot;&lt;&quot;;[.A625];FIND(&quot;&gt;&quot;;[.A625])+1) - FIND(&quot;&gt;&quot;; [.A625]) -1)" office:value-type="string" office:string-value="sub location" calcext:value-type="string">
            <text:p>sub loc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location"&gt;Add location&lt;/string&gt;</text:p>
          </table:table-cell>
          <table:table-cell table:formula="of:=MID([.A626]; FIND(&quot;&gt;&quot;; [.A626])+1; FIND(&quot;&lt;&quot;;[.A626];FIND(&quot;&gt;&quot;;[.A626])+1) - FIND(&quot;&gt;&quot;; [.A626]) -1)" office:value-type="string" office:string-value="Add location" calcext:value-type="string">
            <text:p>Add loc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cation_title"&gt;Location title&lt;/string&gt;</text:p>
          </table:table-cell>
          <table:table-cell table:formula="of:=MID([.A627]; FIND(&quot;&gt;&quot;; [.A627])+1; FIND(&quot;&lt;&quot;;[.A627];FIND(&quot;&gt;&quot;;[.A627])+1) - FIND(&quot;&gt;&quot;; [.A627]) -1)" office:value-type="string" office:string-value="Location title" calcext:value-type="string">
            <text:p>Location tit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rent_location"&gt;Parent location&lt;/string&gt;</text:p>
          </table:table-cell>
          <table:table-cell table:formula="of:=MID([.A628]; FIND(&quot;&gt;&quot;; [.A628])+1; FIND(&quot;&lt;&quot;;[.A628];FIND(&quot;&gt;&quot;;[.A628])+1) - FIND(&quot;&gt;&quot;; [.A628]) -1)" office:value-type="string" office:string-value="Parent location" calcext:value-type="string">
            <text:p>Parent loca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anged_by"&gt;Changed by&lt;/string&gt;</text:p>
          </table:table-cell>
          <table:table-cell table:formula="of:=MID([.A629]; FIND(&quot;&gt;&quot;; [.A629])+1; FIND(&quot;&lt;&quot;;[.A629];FIND(&quot;&gt;&quot;;[.A629])+1) - FIND(&quot;&gt;&quot;; [.A629]) -1)" office:value-type="string" office:string-value="Changed by" calcext:value-type="string">
            <text:p>Changed b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udit_log_desc"&gt;An audit log is a log of all activities relevant to class management, teachers and students.&lt;/string&gt;</text:p>
          </table:table-cell>
          <table:table-cell table:formula="of:=MID([.A630]; FIND(&quot;&gt;&quot;; [.A630])+1; FIND(&quot;&lt;&quot;;[.A630];FIND(&quot;&gt;&quot;;[.A630])+1) - FIND(&quot;&gt;&quot;; [.A630]) -1)" office:value-type="string" office:string-value="An audit log is a log of all activities relevant to class management, teachers and students." calcext:value-type="string">
            <text:p>An audit log is a log of all activities relevant to class management, teachers and students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son"&gt;Person&lt;/string&gt;</text:p>
          </table:table-cell>
          <table:table-cell table:formula="of:=MID([.A631]; FIND(&quot;&gt;&quot;; [.A631])+1; FIND(&quot;&lt;&quot;;[.A631];FIND(&quot;&gt;&quot;;[.A631])+1) - FIND(&quot;&gt;&quot;; [.A631]) -1)" office:value-type="string" office:string-value="Person" calcext:value-type="string">
            <text:p>Pers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person_select"&gt;View people&lt;/string&gt;</text:p>
          </table:table-cell>
          <table:table-cell table:formula="of:=MID([.A632]; FIND(&quot;&gt;&quot;; [.A632])+1; FIND(&quot;&lt;&quot;;[.A632];FIND(&quot;&gt;&quot;;[.A632])+1) - FIND(&quot;&gt;&quot;; [.A632]) -1)" office:value-type="string" office:string-value="View people" calcext:value-type="string">
            <text:p>View peop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person_insert" &gt;Add People&lt;/string&gt;</text:p>
          </table:table-cell>
          <table:table-cell table:formula="of:=MID([.A633]; FIND(&quot;&gt;&quot;; [.A633])+1; FIND(&quot;&lt;&quot;;[.A633];FIND(&quot;&gt;&quot;;[.A633])+1) - FIND(&quot;&gt;&quot;; [.A633]) -1)" office:value-type="string" office:string-value="Add People" calcext:value-type="string">
            <text:p>Add Peop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person_update"&gt;Update People&lt;/string&gt;</text:p>
          </table:table-cell>
          <table:table-cell table:formula="of:=MID([.A634]; FIND(&quot;&gt;&quot;; [.A634])+1; FIND(&quot;&lt;&quot;;[.A634];FIND(&quot;&gt;&quot;;[.A634])+1) - FIND(&quot;&gt;&quot;; [.A634]) -1)" office:value-type="string" office:string-value="Update People" calcext:value-type="string">
            <text:p>Update Peopl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person_picture_select"&gt;View profile pictures&lt;/string&gt;</text:p>
          </table:table-cell>
          <table:table-cell table:formula="of:=MID([.A635]; FIND(&quot;&gt;&quot;; [.A635])+1; FIND(&quot;&lt;&quot;;[.A635];FIND(&quot;&gt;&quot;;[.A635])+1) - FIND(&quot;&gt;&quot;; [.A635]) -1)" office:value-type="string" office:string-value="View profile pictures" calcext:value-type="string">
            <text:p>View profile pictur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person_picture_insert"&gt;Add profile pictures&lt;/string&gt;</text:p>
          </table:table-cell>
          <table:table-cell table:formula="of:=MID([.A636]; FIND(&quot;&gt;&quot;; [.A636])+1; FIND(&quot;&lt;&quot;;[.A636];FIND(&quot;&gt;&quot;;[.A636])+1) - FIND(&quot;&gt;&quot;; [.A636]) -1)" office:value-type="string" office:string-value="Add profile pictures" calcext:value-type="string">
            <text:p>Add profile pictur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person_picture_update"&gt;Update profile pictures&lt;/string&gt;</text:p>
          </table:table-cell>
          <table:table-cell table:formula="of:=MID([.A637]; FIND(&quot;&gt;&quot;; [.A637])+1; FIND(&quot;&lt;&quot;;[.A637];FIND(&quot;&gt;&quot;;[.A637])+1) - FIND(&quot;&gt;&quot;; [.A637]) -1)" office:value-type="string" office:string-value="Update profile pictures" calcext:value-type="string">
            <text:p>Update profile pictur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select"&gt;View Classes&lt;/string&gt;</text:p>
          </table:table-cell>
          <table:table-cell table:formula="of:=MID([.A638]; FIND(&quot;&gt;&quot;; [.A638])+1; FIND(&quot;&lt;&quot;;[.A638];FIND(&quot;&gt;&quot;;[.A638])+1) - FIND(&quot;&gt;&quot;; [.A638]) -1)" office:value-type="string" office:string-value="View Classes" calcext:value-type="string">
            <text:p>View Class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insert"&gt;Add Classes&lt;/string&gt;</text:p>
          </table:table-cell>
          <table:table-cell table:formula="of:=MID([.A639]; FIND(&quot;&gt;&quot;; [.A639])+1; FIND(&quot;&lt;&quot;;[.A639];FIND(&quot;&gt;&quot;;[.A639])+1) - FIND(&quot;&gt;&quot;; [.A639]) -1)" office:value-type="string" office:string-value="Add Classes" calcext:value-type="string">
            <text:p>Add Class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update"&gt;Update Classes&lt;/string&gt;</text:p>
          </table:table-cell>
          <table:table-cell table:formula="of:=MID([.A640]; FIND(&quot;&gt;&quot;; [.A640])+1; FIND(&quot;&lt;&quot;;[.A640];FIND(&quot;&gt;&quot;;[.A640])+1) - FIND(&quot;&gt;&quot;; [.A640]) -1)" office:value-type="string" office:string-value="Update Classes" calcext:value-type="string">
            <text:p>Update Classe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add_teacher"&gt;Add teachers to class&lt;/string&gt;</text:p>
          </table:table-cell>
          <table:table-cell table:formula="of:=MID([.A641]; FIND(&quot;&gt;&quot;; [.A641])+1; FIND(&quot;&lt;&quot;;[.A641];FIND(&quot;&gt;&quot;;[.A641])+1) - FIND(&quot;&gt;&quot;; [.A641]) -1)" office:value-type="string" office:string-value="Add teachers to class" calcext:value-type="string">
            <text:p>Add teachers to 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add_student"&gt;Add students to class&lt;/string&gt;</text:p>
          </table:table-cell>
          <table:table-cell table:formula="of:=MID([.A642]; FIND(&quot;&gt;&quot;; [.A642])+1; FIND(&quot;&lt;&quot;;[.A642];FIND(&quot;&gt;&quot;;[.A642])+1) - FIND(&quot;&gt;&quot;; [.A642]) -1)" office:value-type="string" office:string-value="Add students to class" calcext:value-type="string">
            <text:p>Add students to cla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attendance_select"&gt;View attendance&lt;/string&gt;</text:p>
          </table:table-cell>
          <table:table-cell table:formula="of:=MID([.A643]; FIND(&quot;&gt;&quot;; [.A643])+1; FIND(&quot;&lt;&quot;;[.A643];FIND(&quot;&gt;&quot;;[.A643])+1) - FIND(&quot;&gt;&quot;; [.A643]) -1)" office:value-type="string" office:string-value="View attendance" calcext:value-type="string">
            <text:p>View 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attendance_insert"&gt;Take attendance&lt;/string&gt;</text:p>
          </table:table-cell>
          <table:table-cell table:formula="of:=MID([.A644]; FIND(&quot;&gt;&quot;; [.A644])+1; FIND(&quot;&lt;&quot;;[.A644];FIND(&quot;&gt;&quot;;[.A644])+1) - FIND(&quot;&gt;&quot;; [.A644]) -1)" office:value-type="string" office:string-value="Take attendance" calcext:value-type="string">
            <text:p>Take 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attendance_update"&gt;Update attendance&lt;/string&gt;</text:p>
          </table:table-cell>
          <table:table-cell table:formula="of:=MID([.A645]; FIND(&quot;&gt;&quot;; [.A645])+1; FIND(&quot;&lt;&quot;;[.A645];FIND(&quot;&gt;&quot;;[.A645])+1) - FIND(&quot;&gt;&quot;; [.A645]) -1)" office:value-type="string" office:string-value="Update attendance" calcext:value-type="string">
            <text:p>Update attendanc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activity_select"&gt;View class activity&lt;/string&gt;</text:p>
          </table:table-cell>
          <table:table-cell table:formula="of:=MID([.A646]; FIND(&quot;&gt;&quot;; [.A646])+1; FIND(&quot;&lt;&quot;;[.A646];FIND(&quot;&gt;&quot;;[.A646])+1) - FIND(&quot;&gt;&quot;; [.A646]) -1)" office:value-type="string" office:string-value="View class activity" calcext:value-type="string">
            <text:p>View class 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activity_insert"&gt;Take class activity&lt;/string&gt;</text:p>
          </table:table-cell>
          <table:table-cell table:formula="of:=MID([.A647]; FIND(&quot;&gt;&quot;; [.A647])+1; FIND(&quot;&lt;&quot;;[.A647];FIND(&quot;&gt;&quot;;[.A647])+1) - FIND(&quot;&gt;&quot;; [.A647]) -1)" office:value-type="string" office:string-value="Take class activity" calcext:value-type="string">
            <text:p>Take class 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activity_update"&gt;Update class activity&lt;/string&gt;</text:p>
          </table:table-cell>
          <table:table-cell table:formula="of:=MID([.A648]; FIND(&quot;&gt;&quot;; [.A648])+1; FIND(&quot;&lt;&quot;;[.A648];FIND(&quot;&gt;&quot;;[.A648])+1) - FIND(&quot;&gt;&quot;; [.A648]) -1)" office:value-type="string" office:string-value="Update class activity" calcext:value-type="string">
            <text:p>Update class activ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sel_question_select"&gt;View SEL questions&lt;/string&gt;</text:p>
          </table:table-cell>
          <table:table-cell table:formula="of:=MID([.A649]; FIND(&quot;&gt;&quot;; [.A649])+1; FIND(&quot;&lt;&quot;;[.A649];FIND(&quot;&gt;&quot;;[.A649])+1) - FIND(&quot;&gt;&quot;; [.A649]) -1)" office:value-type="string" office:string-value="View SEL questions" calcext:value-type="string">
            <text:p>View SEL ques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sel_question_insert"&gt;Add SEL questions&lt;/string&gt;</text:p>
          </table:table-cell>
          <table:table-cell table:formula="of:=MID([.A650]; FIND(&quot;&gt;&quot;; [.A650])+1; FIND(&quot;&lt;&quot;;[.A650];FIND(&quot;&gt;&quot;;[.A650])+1) - FIND(&quot;&gt;&quot;; [.A650]) -1)" office:value-type="string" office:string-value="Add SEL questions" calcext:value-type="string">
            <text:p>Add SEL ques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sel_question_update"&gt;Update SEL questions&lt;/string&gt;</text:p>
          </table:table-cell>
          <table:table-cell table:formula="of:=MID([.A651]; FIND(&quot;&gt;&quot;; [.A651])+1; FIND(&quot;&lt;&quot;;[.A651];FIND(&quot;&gt;&quot;;[.A651])+1) - FIND(&quot;&gt;&quot;; [.A651]) -1)" office:value-type="string" office:string-value="Update SEL questions" calcext:value-type="string">
            <text:p>Update SEL ques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sel_select"&gt;View SEL results&lt;/string&gt;</text:p>
          </table:table-cell>
          <table:table-cell table:formula="of:=MID([.A652]; FIND(&quot;&gt;&quot;; [.A652])+1; FIND(&quot;&lt;&quot;;[.A652];FIND(&quot;&gt;&quot;;[.A652])+1) - FIND(&quot;&gt;&quot;; [.A652]) -1)" office:value-type="string" office:string-value="View SEL results" calcext:value-type="string">
            <text:p>View SEL resul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sel_insert"&gt;Record SEL&lt;/string&gt;</text:p>
          </table:table-cell>
          <table:table-cell table:formula="of:=MID([.A653]; FIND(&quot;&gt;&quot;; [.A653])+1; FIND(&quot;&lt;&quot;;[.A653];FIND(&quot;&gt;&quot;;[.A653])+1) - FIND(&quot;&gt;&quot;; [.A653]) -1)" office:value-type="string" office:string-value="Record SEL" calcext:value-type="string">
            <text:p>Record SE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sel_update"&gt;Update SEL results&lt;/string&gt;</text:p>
          </table:table-cell>
          <table:table-cell table:formula="of:=MID([.A654]; FIND(&quot;&gt;&quot;; [.A654])+1; FIND(&quot;&lt;&quot;;[.A654];FIND(&quot;&gt;&quot;;[.A654])+1) - FIND(&quot;&gt;&quot;; [.A654]) -1)" office:value-type="string" office:string-value="Update SEL results" calcext:value-type="string">
            <text:p>Update SEL resul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roll_new_group_member"&gt;Enroll new group member&lt;/string&gt;</text:p>
          </table:table-cell>
          <table:table-cell table:formula="of:=MID([.A655]; FIND(&quot;&gt;&quot;; [.A655])+1; FIND(&quot;&lt;&quot;;[.A655];FIND(&quot;&gt;&quot;;[.A655])+1) - FIND(&quot;&gt;&quot;; [.A655]) -1)" office:value-type="string" office:string-value="Enroll new group member" calcext:value-type="string">
            <text:p>Enroll new group memb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roll_group_member"&gt;Enroll person&lt;/string&gt;</text:p>
          </table:table-cell>
          <table:table-cell table:formula="of:=MID([.A656]; FIND(&quot;&gt;&quot;; [.A656])+1; FIND(&quot;&lt;&quot;;[.A656];FIND(&quot;&gt;&quot;;[.A656])+1) - FIND(&quot;&gt;&quot;; [.A656]) -1)" office:value-type="string" office:string-value="Enroll person" calcext:value-type="string">
            <text:p>Enroll pers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anged"&gt;changed&lt;/string&gt;</text:p>
          </table:table-cell>
          <table:table-cell table:formula="of:=MID([.A657]; FIND(&quot;&gt;&quot;; [.A657])+1; FIND(&quot;&lt;&quot;;[.A657];FIND(&quot;&gt;&quot;;[.A657])+1) - FIND(&quot;&gt;&quot;; [.A657]) -1)" office:value-type="string" office:string-value="changed" calcext:value-type="string">
            <text:p>chang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_caps"&gt;SEL&lt;/string&gt;</text:p>
          </table:table-cell>
          <table:table-cell table:formula="of:=MID([.A658]; FIND(&quot;&gt;&quot;; [.A658])+1; FIND(&quot;&lt;&quot;;[.A658];FIND(&quot;&gt;&quot;;[.A658])+1) - FIND(&quot;&gt;&quot;; [.A658]) -1)" office:value-type="string" office:string-value="SEL" calcext:value-type="string">
            <text:p>SE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pdate_username_password"&gt;Update username\/password&lt;/string&gt;</text:p>
          </table:table-cell>
          <table:table-cell table:formula="of:=MID([.A659]; FIND(&quot;&gt;&quot;; [.A659])+1; FIND(&quot;&lt;&quot;;[.A659];FIND(&quot;&gt;&quot;;[.A659])+1) - FIND(&quot;&gt;&quot;; [.A659]) -1)" office:value-type="string" office:string-value="Update username\/password" calcext:value-type="string">
            <text:p>Update username\/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anage_access_for"&gt;Manage access for&lt;/string&gt;</text:p>
          </table:table-cell>
          <table:table-cell table:formula="of:=MID([.A660]; FIND(&quot;&gt;&quot;; [.A660])+1; FIND(&quot;&lt;&quot;;[.A660];FIND(&quot;&gt;&quot;;[.A660])+1) - FIND(&quot;&gt;&quot;; [.A660]) -1)" office:value-type="string" office:string-value="Manage access for" calcext:value-type="string">
            <text:p>Manage access fo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sswords_dont_match"&gt;Passwords dont match. Please check and try again.&lt;/string&gt;</text:p>
          </table:table-cell>
          <table:table-cell table:formula="of:=MID([.A661]; FIND(&quot;&gt;&quot;; [.A661])+1; FIND(&quot;&lt;&quot;;[.A661];FIND(&quot;&gt;&quot;;[.A661])+1) - FIND(&quot;&gt;&quot;; [.A661]) -1)" office:value-type="string" office:string-value="Passwords dont match. Please check and try again." calcext:value-type="string">
            <text:p>Passwords dont match. Please check and try again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roll"&gt;Enroll&lt;/string&gt;</text:p>
          </table:table-cell>
          <table:table-cell table:formula="of:=MID([.A662]; FIND(&quot;&gt;&quot;; [.A662])+1; FIND(&quot;&lt;&quot;;[.A662];FIND(&quot;&gt;&quot;;[.A662])+1) - FIND(&quot;&gt;&quot;; [.A662]) -1)" office:value-type="string" office:string-value="Enroll" calcext:value-type="string">
            <text:p>Enrol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able_to_update_password"&gt;Unable to update password&lt;/string&gt;</text:p>
          </table:table-cell>
          <table:table-cell table:formula="of:=MID([.A663]; FIND(&quot;&gt;&quot;; [.A663])+1; FIND(&quot;&lt;&quot;;[.A663];FIND(&quot;&gt;&quot;;[.A663])+1) - FIND(&quot;&gt;&quot;; [.A663]) -1)" office:value-type="string" office:string-value="Unable to update password" calcext:value-type="string">
            <text:p>Unable to update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stom_fields"&gt;Custom fields&lt;/string&gt;</text:p>
          </table:table-cell>
          <table:table-cell table:formula="of:=MID([.A664]; FIND(&quot;&gt;&quot;; [.A664])+1; FIND(&quot;&lt;&quot;;[.A664];FIND(&quot;&gt;&quot;;[.A664])+1) - FIND(&quot;&gt;&quot;; [.A664]) -1)" office:value-type="string" office:string-value="Custom fields" calcext:value-type="string">
            <text:p>Custom field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stom_field"&gt;Custom field&lt;/string&gt;</text:p>
          </table:table-cell>
          <table:table-cell table:formula="of:=MID([.A665]; FIND(&quot;&gt;&quot;; [.A665])+1; FIND(&quot;&lt;&quot;;[.A665];FIND(&quot;&gt;&quot;;[.A665])+1) - FIND(&quot;&gt;&quot;; [.A665]) -1)" office:value-type="string" office:string-value="Custom field" calcext:value-type="string">
            <text:p>Custom fiel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stom_fields_desc"&gt;Add, remove and modify custom fields&lt;/string&gt;</text:p>
          </table:table-cell>
          <table:table-cell table:formula="of:=MID([.A666]; FIND(&quot;&gt;&quot;; [.A666])+1; FIND(&quot;&lt;&quot;;[.A666];FIND(&quot;&gt;&quot;;[.A666])+1) - FIND(&quot;&gt;&quot;; [.A666]) -1)" office:value-type="string" office:string-value="Add, remove and modify custom fields" calcext:value-type="string">
            <text:p>Add, remove and modify custom field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ity"&gt;Entity&lt;/string&gt;</text:p>
          </table:table-cell>
          <table:table-cell table:formula="of:=MID([.A667]; FIND(&quot;&gt;&quot;; [.A667])+1; FIND(&quot;&lt;&quot;;[.A667];FIND(&quot;&gt;&quot;;[.A667])+1) - FIND(&quot;&gt;&quot;; [.A667]) -1)" office:value-type="string" office:string-value="Entity" calcext:value-type="string">
            <text:p>Entit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field"&gt;Add field&lt;/string&gt;</text:p>
          </table:table-cell>
          <table:table-cell table:formula="of:=MID([.A668]; FIND(&quot;&gt;&quot;; [.A668])+1; FIND(&quot;&lt;&quot;;[.A668];FIND(&quot;&gt;&quot;;[.A668])+1) - FIND(&quot;&gt;&quot;; [.A668]) -1)" office:value-type="string" office:string-value="Add field" calcext:value-type="string">
            <text:p>Add fiel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eld_name_english"&gt;Field name (English)&lt;/string&gt;</text:p>
          </table:table-cell>
          <table:table-cell table:formula="of:=MID([.A669]; FIND(&quot;&gt;&quot;; [.A669])+1; FIND(&quot;&lt;&quot;;[.A669];FIND(&quot;&gt;&quot;;[.A669])+1) - FIND(&quot;&gt;&quot;; [.A669]) -1)" office:value-type="string" office:string-value="Field name (English)" calcext:value-type="string">
            <text:p>Field name (English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eld_name_arabic"&gt;Field name (Arabic)&lt;/string&gt;</text:p>
          </table:table-cell>
          <table:table-cell table:formula="of:=MID([.A670]; FIND(&quot;&gt;&quot;; [.A670])+1; FIND(&quot;&lt;&quot;;[.A670];FIND(&quot;&gt;&quot;;[.A670])+1) - FIND(&quot;&gt;&quot;; [.A670]) -1)" office:value-type="string" office:string-value="Field name (Arabic)" calcext:value-type="string">
            <text:p>Field name (Arabic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ield_type"&gt;Field type&lt;/string&gt;</text:p>
          </table:table-cell>
          <table:table-cell table:formula="of:=MID([.A671]; FIND(&quot;&gt;&quot;; [.A671])+1; FIND(&quot;&lt;&quot;;[.A671];FIND(&quot;&gt;&quot;;[.A671])+1) - FIND(&quot;&gt;&quot;; [.A671]) -1)" office:value-type="string" office:string-value="Field type" calcext:value-type="string">
            <text:p>Field typ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ext"&gt;Text&lt;/string&gt;</text:p>
          </table:table-cell>
          <table:table-cell table:formula="of:=MID([.A672]; FIND(&quot;&gt;&quot;; [.A672])+1; FIND(&quot;&lt;&quot;;[.A672];FIND(&quot;&gt;&quot;;[.A672])+1) - FIND(&quot;&gt;&quot;; [.A672]) -1)" office:value-type="string" office:string-value="Text" calcext:value-type="string">
            <text:p>Tex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ropdown"&gt;Dropdown&lt;/string&gt;</text:p>
          </table:table-cell>
          <table:table-cell table:formula="of:=MID([.A673]; FIND(&quot;&gt;&quot;; [.A673])+1; FIND(&quot;&lt;&quot;;[.A673];FIND(&quot;&gt;&quot;;[.A673])+1) - FIND(&quot;&gt;&quot;; [.A673]) -1)" office:value-type="string" office:string-value="Dropdown" calcext:value-type="string">
            <text:p>Dropdow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ptions"&gt;Options&lt;/string&gt;</text:p>
          </table:table-cell>
          <table:table-cell table:formula="of:=MID([.A674]; FIND(&quot;&gt;&quot;; [.A674])+1; FIND(&quot;&lt;&quot;;[.A674];FIND(&quot;&gt;&quot;;[.A674])+1) - FIND(&quot;&gt;&quot;; [.A674]) -1)" office:value-type="string" office:string-value="Options" calcext:value-type="string">
            <text:p>Option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ption_value"&gt;Option value&lt;/string&gt;</text:p>
          </table:table-cell>
          <table:table-cell table:formula="of:=MID([.A675]; FIND(&quot;&gt;&quot;; [.A675])+1; FIND(&quot;&lt;&quot;;[.A675];FIND(&quot;&gt;&quot;;[.A675])+1) - FIND(&quot;&gt;&quot;; [.A675]) -1)" office:value-type="string" office:string-value="Option value" calcext:value-type="string">
            <text:p>Option valu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modify_option"&gt;Add\/modify option&lt;/string&gt;</text:p>
          </table:table-cell>
          <table:table-cell table:formula="of:=MID([.A676]; FIND(&quot;&gt;&quot;; [.A676])+1; FIND(&quot;&lt;&quot;;[.A676];FIND(&quot;&gt;&quot;;[.A676])+1) - FIND(&quot;&gt;&quot;; [.A676]) -1)" office:value-type="string" office:string-value="Add\/modify option" calcext:value-type="string">
            <text:p>Add\/modify optio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efault_value"&gt;Default value&lt;/string&gt;</text:p>
          </table:table-cell>
          <table:table-cell table:formula="of:=MID([.A677]; FIND(&quot;&gt;&quot;; [.A677])+1; FIND(&quot;&lt;&quot;;[.A677];FIND(&quot;&gt;&quot;;[.A677])+1) - FIND(&quot;&gt;&quot;; [.A677]) -1)" office:value-type="string" office:string-value="Default value" calcext:value-type="string">
            <text:p>Default valu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rrors"&gt;Errors&lt;/string&gt;</text:p>
          </table:table-cell>
          <table:table-cell table:formula="of:=MID([.A678]; FIND(&quot;&gt;&quot;; [.A678])+1; FIND(&quot;&lt;&quot;;[.A678];FIND(&quot;&gt;&quot;;[.A678])+1) - FIND(&quot;&gt;&quot;; [.A678]) -1)" office:value-type="string" office:string-value="Errors" calcext:value-type="string">
            <text:p>Error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lease_review_errors"&gt;Please review errors below&lt;/string&gt;</text:p>
          </table:table-cell>
          <table:table-cell table:formula="of:=MID([.A679]; FIND(&quot;&gt;&quot;; [.A679])+1; FIND(&quot;&lt;&quot;;[.A679];FIND(&quot;&gt;&quot;;[.A679])+1) - FIND(&quot;&gt;&quot;; [.A679]) -1)" office:value-type="string" office:string-value="Please review errors below" calcext:value-type="string">
            <text:p>Please review errors below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lease_review_warnings"&gt;Bulk upload done. Please review warnings below.&lt;/string&gt;</text:p>
          </table:table-cell>
          <table:table-cell table:formula="of:=MID([.A680]; FIND(&quot;&gt;&quot;; [.A680])+1; FIND(&quot;&lt;&quot;;[.A680];FIND(&quot;&gt;&quot;;[.A680])+1) - FIND(&quot;&gt;&quot;; [.A680]) -1)" office:value-type="string" office:string-value="Bulk upload done. Please review warnings below." calcext:value-type="string">
            <text:p>Bulk upload done. Please review warnings below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hake_feedback"&gt;Shake for feedback&lt;/string&gt;</text:p>
          </table:table-cell>
          <table:table-cell table:formula="of:=MID([.A681]; FIND(&quot;&gt;&quot;; [.A681])+1; FIND(&quot;&lt;&quot;;[.A681];FIND(&quot;&gt;&quot;;[.A681])+1) - FIND(&quot;&gt;&quot;; [.A681]) -1)" office:value-type="string" office:string-value="Shake for feedback" calcext:value-type="string">
            <text:p>Shake for feedbac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eedback_hint"&gt;Please enter your feedback&lt;/string&gt;</text:p>
          </table:table-cell>
          <table:table-cell table:formula="of:=MID([.A682]; FIND(&quot;&gt;&quot;; [.A682])+1; FIND(&quot;&lt;&quot;;[.A682];FIND(&quot;&gt;&quot;;[.A682])+1) - FIND(&quot;&gt;&quot;; [.A682]) -1)" office:value-type="string" office:string-value="Please enter your feedback" calcext:value-type="string">
            <text:p>Please enter your feedbac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nd_feedback"&gt;Send feedback&lt;/string&gt;</text:p>
          </table:table-cell>
          <table:table-cell table:formula="of:=MID([.A683]; FIND(&quot;&gt;&quot;; [.A683])+1; FIND(&quot;&lt;&quot;;[.A683];FIND(&quot;&gt;&quot;;[.A683])+1) - FIND(&quot;&gt;&quot;; [.A683]) -1)" office:value-type="string" office:string-value="Send feedback" calcext:value-type="string">
            <text:p>Send feedback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eedback_thanks"&gt;Thank you for the feedback.&lt;/string&gt;</text:p>
          </table:table-cell>
          <table:table-cell table:formula="of:=MID([.A684]; FIND(&quot;&gt;&quot;; [.A684])+1; FIND(&quot;&lt;&quot;;[.A684];FIND(&quot;&gt;&quot;;[.A684])+1) - FIND(&quot;&gt;&quot;; [.A684]) -1)" office:value-type="string" office:string-value="Thank you for the feedback." calcext:value-type="string">
            <text:p>Thank you for the feedback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art_date"&gt;Start date&lt;/string&gt;</text:p>
          </table:table-cell>
          <table:table-cell table:formula="of:=MID([.A685]; FIND(&quot;&gt;&quot;; [.A685])+1; FIND(&quot;&lt;&quot;;[.A685];FIND(&quot;&gt;&quot;;[.A685])+1) - FIND(&quot;&gt;&quot;; [.A685]) -1)" office:value-type="string" office:string-value="Start date" calcext:value-type="string">
            <text:p>Start d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d_date"&gt;End date&lt;/string&gt;</text:p>
          </table:table-cell>
          <table:table-cell table:formula="of:=MID([.A686]; FIND(&quot;&gt;&quot;; [.A686])+1; FIND(&quot;&lt;&quot;;[.A686];FIND(&quot;&gt;&quot;;[.A686])+1) - FIND(&quot;&gt;&quot;; [.A686]) -1)" office:value-type="string" office:string-value="End date" calcext:value-type="string">
            <text:p>End d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image_from_camera_or_gallery"&gt;Select image from Camera or Gallery&lt;/string&gt;</text:p>
          </table:table-cell>
          <table:table-cell table:formula="of:=MID([.A687]; FIND(&quot;&gt;&quot;; [.A687])+1; FIND(&quot;&lt;&quot;;[.A687];FIND(&quot;&gt;&quot;;[.A687])+1) - FIND(&quot;&gt;&quot;; [.A687]) -1)" office:value-type="string" office:string-value="Select image from Camera or Gallery" calcext:value-type="string">
            <text:p>Select image from Camera or Galle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amera"&gt;Camera&lt;/string&gt;</text:p>
          </table:table-cell>
          <table:table-cell table:formula="of:=MID([.A688]; FIND(&quot;&gt;&quot;; [.A688])+1; FIND(&quot;&lt;&quot;;[.A688];FIND(&quot;&gt;&quot;;[.A688])+1) - FIND(&quot;&gt;&quot;; [.A688]) -1)" office:value-type="string" office:string-value="Camera" calcext:value-type="string">
            <text:p>Camera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allery"&gt;Gallery&lt;/string&gt;</text:p>
          </table:table-cell>
          <table:table-cell table:formula="of:=MID([.A689]; FIND(&quot;&gt;&quot;; [.A689])+1; FIND(&quot;&lt;&quot;;[.A689];FIND(&quot;&gt;&quot;;[.A689])+1) - FIND(&quot;&gt;&quot;; [.A689]) -1)" office:value-type="string" office:string-value="Gallery" calcext:value-type="string">
            <text:p>Gallery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able_open_image"&gt;Unable to open that image&lt;/string&gt;</text:p>
          </table:table-cell>
          <table:table-cell table:formula="of:=MID([.A690]; FIND(&quot;&gt;&quot;; [.A690])+1; FIND(&quot;&lt;&quot;;[.A690];FIND(&quot;&gt;&quot;;[.A690])+1) - FIND(&quot;&gt;&quot;; [.A690]) -1)" office:value-type="string" office:string-value="Unable to open that image" calcext:value-type="string">
            <text:p>Unable to open that imag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rrent_password_not_correct"&gt;The current password is incorrect&lt;/string&gt;</text:p>
          </table:table-cell>
          <table:table-cell table:formula="of:=MID([.A691]; FIND(&quot;&gt;&quot;; [.A691])+1; FIND(&quot;&lt;&quot;;[.A691];FIND(&quot;&gt;&quot;;[.A691])+1) - FIND(&quot;&gt;&quot;; [.A691]) -1)" office:value-type="string" office:string-value="The current password is incorrect" calcext:value-type="string">
            <text:p>The current password is incorrec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ave"&gt;Save&lt;/string&gt;</text:p>
          </table:table-cell>
          <table:table-cell table:formula="of:=MID([.A692]; FIND(&quot;&gt;&quot;; [.A692])+1; FIND(&quot;&lt;&quot;;[.A692];FIND(&quot;&gt;&quot;;[.A692])+1) - FIND(&quot;&gt;&quot;; [.A692]) -1)" office:value-type="string" office:string-value="Save" calcext:value-type="string">
            <text:p>Sav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ange_password"&gt;Change Password&lt;/string&gt;</text:p>
          </table:table-cell>
          <table:table-cell table:formula="of:=MID([.A693]; FIND(&quot;&gt;&quot;; [.A693])+1; FIND(&quot;&lt;&quot;;[.A693];FIND(&quot;&gt;&quot;;[.A693])+1) - FIND(&quot;&gt;&quot;; [.A693]) -1)" office:value-type="string" office:string-value="Change Password" calcext:value-type="string">
            <text:p>Change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urrent_password"&gt;Current password&lt;/string&gt;</text:p>
          </table:table-cell>
          <table:table-cell table:formula="of:=MID([.A694]; FIND(&quot;&gt;&quot;; [.A694])+1; FIND(&quot;&lt;&quot;;[.A694];FIND(&quot;&gt;&quot;;[.A694])+1) - FIND(&quot;&gt;&quot;; [.A694]) -1)" office:value-type="string" office:string-value="Current password" calcext:value-type="string">
            <text:p>Current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assword_unchanged"&gt;Password (Unchanged)&lt;/string&gt;</text:p>
          </table:table-cell>
          <table:table-cell table:formula="of:=MID([.A695]; FIND(&quot;&gt;&quot;; [.A695])+1; FIND(&quot;&lt;&quot;;[.A695];FIND(&quot;&gt;&quot;;[.A695])+1) - FIND(&quot;&gt;&quot;; [.A695]) -1)" office:value-type="string" office:string-value="Password (Unchanged)" calcext:value-type="string">
            <text:p>Password (Unchanged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firm_password_unchanged"&gt;Confirm password (Unchanged)&lt;/string&gt;</text:p>
          </table:table-cell>
          <table:table-cell table:formula="of:=MID([.A696]; FIND(&quot;&gt;&quot;; [.A696])+1; FIND(&quot;&lt;&quot;;[.A696];FIND(&quot;&gt;&quot;;[.A696])+1) - FIND(&quot;&gt;&quot;; [.A696]) -1)" office:value-type="string" office:string-value="Confirm password (Unchanged)" calcext:value-type="string">
            <text:p>Confirm password (Unchanged)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a_timezone"&gt;Select a timezone&lt;/string&gt;</text:p>
          </table:table-cell>
          <table:table-cell table:formula="of:=MID([.A697]; FIND(&quot;&gt;&quot;; [.A697])+1; FIND(&quot;&lt;&quot;;[.A697];FIND(&quot;&gt;&quot;;[.A697])+1) - FIND(&quot;&gt;&quot;; [.A697]) -1)" office:value-type="string" office:string-value="Select a timezone" calcext:value-type="string">
            <text:p>Select a timezo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imezone"&gt;Timezone&lt;/string&gt;</text:p>
          </table:table-cell>
          <table:table-cell table:formula="of:=MID([.A698]; FIND(&quot;&gt;&quot;; [.A698])+1; FIND(&quot;&lt;&quot;;[.A698];FIND(&quot;&gt;&quot;;[.A698])+1) - FIND(&quot;&gt;&quot;; [.A698]) -1)" office:value-type="string" office:string-value="Timezone" calcext:value-type="string">
            <text:p>Timezon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ismiss"&gt;Dismiss&lt;/string&gt;</text:p>
          </table:table-cell>
          <table:table-cell table:formula="of:=MID([.A699]; FIND(&quot;&gt;&quot;; [.A699])+1; FIND(&quot;&lt;&quot;;[.A699];FIND(&quot;&gt;&quot;;[.A699])+1) - FIND(&quot;&gt;&quot;; [.A699]) -1)" office:value-type="string" office:string-value="Dismiss" calcext:value-type="string">
            <text:p>Dismis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xt_attendance_message"&gt;Your next schedule has not started yet.&lt;/string&gt;</text:p>
          </table:table-cell>
          <table:table-cell table:formula="of:=MID([.A700]; FIND(&quot;&gt;&quot;; [.A700])+1; FIND(&quot;&lt;&quot;;[.A700];FIND(&quot;&gt;&quot;;[.A700])+1) - FIND(&quot;&gt;&quot;; [.A700]) -1)" office:value-type="string" office:string-value="Your next schedule has not started yet." calcext:value-type="string">
            <text:p>Your next schedule has not started yet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t_will_start_tomorrow"&gt;It will start tomorrow&lt;/string&gt;</text:p>
          </table:table-cell>
          <table:table-cell table:formula="of:=MID([.A701]; FIND(&quot;&gt;&quot;; [.A701])+1; FIND(&quot;&lt;&quot;;[.A701];FIND(&quot;&gt;&quot;;[.A701])+1) - FIND(&quot;&gt;&quot;; [.A701]) -1)" office:value-type="string" office:string-value="It will start tomorrow" calcext:value-type="string">
            <text:p>It will start tomorrow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t_will_start_in"&gt;It will start in&lt;/string&gt;</text:p>
          </table:table-cell>
          <table:table-cell table:formula="of:=MID([.A702]; FIND(&quot;&gt;&quot;; [.A702])+1; FIND(&quot;&lt;&quot;;[.A702];FIND(&quot;&gt;&quot;;[.A702])+1) - FIND(&quot;&gt;&quot;; [.A702]) -1)" office:value-type="string" office:string-value="It will start in" calcext:value-type="string">
            <text:p>It will start in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sername_not_available"&gt;This username is not available. Please choose another one.&lt;/string&gt;</text:p>
          </table:table-cell>
          <table:table-cell table:formula="of:=MID([.A703]; FIND(&quot;&gt;&quot;; [.A703])+1; FIND(&quot;&lt;&quot;;[.A703];FIND(&quot;&gt;&quot;;[.A703])+1) - FIND(&quot;&gt;&quot;; [.A703]) -1)" office:value-type="string" office:string-value="This username is not available. Please choose another one." calcext:value-type="string">
            <text:p>This username is not available. Please choose another one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able_to_update_username"&gt;Unable to check username. Please make sure you are online.&lt;/string&gt;</text:p>
          </table:table-cell>
          <table:table-cell table:formula="of:=MID([.A704]; FIND(&quot;&gt;&quot;; [.A704])+1; FIND(&quot;&lt;&quot;;[.A704];FIND(&quot;&gt;&quot;;[.A704])+1) - FIND(&quot;&gt;&quot;; [.A704]) -1)" office:value-type="string" office:string-value="Unable to check username. Please make sure you are online." calcext:value-type="string">
            <text:p>Unable to check username. Please make sure you are online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able_to_update_username_error"&gt;Unable to check username. Please try again later.&lt;/string&gt;</text:p>
          </table:table-cell>
          <table:table-cell table:formula="of:=MID([.A705]; FIND(&quot;&gt;&quot;; [.A705])+1; FIND(&quot;&lt;&quot;;[.A705];FIND(&quot;&gt;&quot;;[.A705])+1) - FIND(&quot;&gt;&quot;; [.A705]) -1)" office:value-type="string" office:string-value="Unable to check username. Please try again later." calcext:value-type="string">
            <text:p>Unable to check username. Please try again later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ast_synced_at"&gt;Last synced&lt;/string&gt;</text:p>
          </table:table-cell>
          <table:table-cell table:formula="of:=MID([.A706]; FIND(&quot;&gt;&quot;; [.A706])+1; FIND(&quot;&lt;&quot;;[.A706];FIND(&quot;&gt;&quot;;[.A706])+1) - FIND(&quot;&gt;&quot;; [.A706]) -1)" office:value-type="string" office:string-value="Last synced" calcext:value-type="string">
            <text:p>Last sync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gin_no_network_no_person"&gt;Person not found locally. Please get online for first login.&lt;/string&gt;</text:p>
          </table:table-cell>
          <table:table-cell table:formula="of:=MID([.A707]; FIND(&quot;&gt;&quot;; [.A707])+1; FIND(&quot;&lt;&quot;;[.A707];FIND(&quot;&gt;&quot;;[.A707])+1) - FIND(&quot;&gt;&quot;; [.A707]) -1)" office:value-type="string" office:string-value="Person not found locally. Please get online for first login." calcext:value-type="string">
            <text:p>Person not found locally. Please get online for first login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login_no_network_auth_fail"&gt;Person authentication failed offline.&lt;/string&gt;</text:p>
          </table:table-cell>
          <table:table-cell table:formula="of:=MID([.A708]; FIND(&quot;&gt;&quot;; [.A708])+1; FIND(&quot;&lt;&quot;;[.A708];FIND(&quot;&gt;&quot;;[.A708])+1) - FIND(&quot;&gt;&quot;; [.A708]) -1)" office:value-type="string" office:string-value="Person authentication failed offline." calcext:value-type="string">
            <text:p>Person authentication failed offline.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sers_settings_desc"&gt;Add, remove, modify users, or reset their password&lt;/string&gt;</text:p>
          </table:table-cell>
          <table:table-cell table:formula="of:=MID([.A709]; FIND(&quot;&gt;&quot;; [.A709])+1; FIND(&quot;&lt;&quot;;[.A709];FIND(&quot;&gt;&quot;;[.A709])+1) - FIND(&quot;&gt;&quot;; [.A709]) -1)" office:value-type="string" office:string-value="Add, remove, modify users, or reset their password" calcext:value-type="string">
            <text:p>Add, remove, modify users, or reset their passwor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_person_group"&gt;\'s person group&lt;/string&gt;</text:p>
          </table:table-cell>
          <table:table-cell table:formula="of:=MID([.A710]; FIND(&quot;&gt;&quot;; [.A710])+1; FIND(&quot;&lt;&quot;;[.A710];FIND(&quot;&gt;&quot;;[.A710])+1) - FIND(&quot;&gt;&quot;; [.A710]) -1)" office:value-type="string" office:string-value="\'s person group" calcext:value-type="string">
            <text:p>\'s person group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ancel_invite"&gt;Cancel invite&lt;/string&gt;</text:p>
          </table:table-cell>
          <table:table-cell table:formula="of:=MID([.A711]; FIND(&quot;&gt;&quot;; [.A711])+1; FIND(&quot;&lt;&quot;;[.A711];FIND(&quot;&gt;&quot;;[.A711])+1) - FIND(&quot;&gt;&quot;; [.A711]) -1)" office:value-type="string" office:string-value="Cancel invite" calcext:value-type="string">
            <text:p>Cancel invi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nter_name"&gt;Please enter name&lt;/string&gt;</text:p>
          </table:table-cell>
          <table:table-cell table:formula="of:=MID([.A712]; FIND(&quot;&gt;&quot;; [.A712])+1; FIND(&quot;&lt;&quot;;[.A712];FIND(&quot;&gt;&quot;;[.A712])+1) - FIND(&quot;&gt;&quot;; [.A712]) -1)" office:value-type="string" office:string-value="Please enter name" calcext:value-type="string">
            <text:p>Please enter nam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reated_user"&gt;Created user&lt;/string&gt;</text:p>
          </table:table-cell>
          <table:table-cell table:formula="of:=MID([.A713]; FIND(&quot;&gt;&quot;; [.A713])+1; FIND(&quot;&lt;&quot;;[.A713];FIND(&quot;&gt;&quot;;[.A713])+1) - FIND(&quot;&gt;&quot;; [.A713]) -1)" office:value-type="string" office:string-value="Created user" calcext:value-type="string">
            <text:p>Created us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"&gt;Add&lt;/string&gt;</text:p>
          </table:table-cell>
          <table:table-cell table:formula="of:=MID([.A714]; FIND(&quot;&gt;&quot;; [.A714])+1; FIND(&quot;&lt;&quot;;[.A714];FIND(&quot;&gt;&quot;;[.A714])+1) - FIND(&quot;&gt;&quot;; [.A714]) -1)" office:value-type="string" office:string-value="Add" calcext:value-type="string">
            <text:p>Ad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fresh"&gt;Refresh&lt;/string&gt;</text:p>
          </table:table-cell>
          <table:table-cell table:formula="of:=MID([.A715]; FIND(&quot;&gt;&quot;; [.A715])+1; FIND(&quot;&lt;&quot;;[.A715];FIND(&quot;&gt;&quot;;[.A715])+1) - FIND(&quot;&gt;&quot;; [.A715]) -1)" office:value-type="string" office:string-value="Refresh" calcext:value-type="string">
            <text:p>Refresh</text:p>
          </table:table-cell>
        </table:table-row>
        <table:table-row table:style-name="ro1">
          <table:table-cell table:style-name="ce1"/>
          <table:table-cell table:formula="of:=MID([.A716]; FIND(&quot;&gt;&quot;; [.A716])+1; FIND(&quot;&lt;&quot;;[.A716];FIND(&quot;&gt;&quot;;[.A716])+1) - FIND(&quot;&gt;&quot;; [.A71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chool"&gt;School&lt;/string&gt;</text:p>
          </table:table-cell>
          <table:table-cell table:formula="of:=MID([.A717]; FIND(&quot;&gt;&quot;; [.A717])+1; FIND(&quot;&lt;&quot;;[.A717];FIND(&quot;&gt;&quot;;[.A717])+1) - FIND(&quot;&gt;&quot;; [.A717]) -1)" office:value-type="string" office:string-value="School" calcext:value-type="string">
            <text:p>School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chools"&gt;Schools&lt;/string&gt;</text:p>
          </table:table-cell>
          <table:table-cell table:formula="of:=MID([.A718]; FIND(&quot;&gt;&quot;; [.A718])+1; FIND(&quot;&lt;&quot;;[.A718];FIND(&quot;&gt;&quot;;[.A718])+1) - FIND(&quot;&gt;&quot;; [.A718]) -1)" office:value-type="string" office:string-value="Schools" calcext:value-type="string">
            <text:p>School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school"&gt;Add school&lt;/string&gt;</text:p>
          </table:table-cell>
          <table:table-cell table:formula="of:=MID([.A719]; FIND(&quot;&gt;&quot;; [.A719])+1; FIND(&quot;&lt;&quot;;[.A719];FIND(&quot;&gt;&quot;;[.A719])+1) - FIND(&quot;&gt;&quot;; [.A719]) -1)" office:value-type="string" office:string-value="Add school" calcext:value-type="string">
            <text:p>Add school</text:p>
          </table:table-cell>
        </table:table-row>
        <table:table-row table:style-name="ro1">
          <table:table-cell table:style-name="ce1"/>
          <table:table-cell table:formula="of:=MID([.A720]; FIND(&quot;&gt;&quot;; [.A720])+1; FIND(&quot;&lt;&quot;;[.A720];FIND(&quot;&gt;&quot;;[.A720])+1) - FIND(&quot;&gt;&quot;; [.A72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Assignments e.g. homework for a class --&gt;</text:p>
          </table:table-cell>
          <table:table-cell table:formula="of:=MID([.A721]; FIND(&quot;&gt;&quot;; [.A721])+1; FIND(&quot;&lt;&quot;;[.A721];FIND(&quot;&gt;&quot;;[.A721])+1) - FIND(&quot;&gt;&quot;; [.A72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ssignments"&gt;Assignments&lt;/string&gt;</text:p>
          </table:table-cell>
          <table:table-cell table:formula="of:=MID([.A722]; FIND(&quot;&gt;&quot;; [.A722])+1; FIND(&quot;&lt;&quot;;[.A722];FIND(&quot;&gt;&quot;;[.A722])+1) - FIND(&quot;&gt;&quot;; [.A722]) -1)" office:value-type="string" office:string-value="Assignments" calcext:value-type="string">
            <text:p>Assignm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assignment"&gt;Add assignment&lt;/string&gt;</text:p>
          </table:table-cell>
          <table:table-cell table:formula="of:=MID([.A723]; FIND(&quot;&gt;&quot;; [.A723])+1; FIND(&quot;&lt;&quot;;[.A723];FIND(&quot;&gt;&quot;;[.A723])+1) - FIND(&quot;&gt;&quot;; [.A723]) -1)" office:value-type="string" office:string-value="Add assignment" calcext:value-type="string">
            <text:p>Add assignment</text:p>
          </table:table-cell>
        </table:table-row>
        <table:table-row table:style-name="ro1">
          <table:table-cell table:style-name="ce1"/>
          <table:table-cell table:formula="of:=MID([.A724]; FIND(&quot;&gt;&quot;; [.A724])+1; FIND(&quot;&lt;&quot;;[.A724];FIND(&quot;&gt;&quot;;[.A724])+1) - FIND(&quot;&gt;&quot;; [.A72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How an assignment is graded e.g. by letter, numerical, etc --&gt;</text:p>
          </table:table-cell>
          <table:table-cell table:formula="of:=MID([.A725]; FIND(&quot;&gt;&quot;; [.A725])+1; FIND(&quot;&lt;&quot;;[.A725];FIND(&quot;&gt;&quot;;[.A725])+1) - FIND(&quot;&gt;&quot;; [.A72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rading"&gt;Grading&lt;/string&gt;</text:p>
          </table:table-cell>
          <table:table-cell table:formula="of:=MID([.A726]; FIND(&quot;&gt;&quot;; [.A726])+1; FIND(&quot;&lt;&quot;;[.A726];FIND(&quot;&gt;&quot;;[.A726])+1) - FIND(&quot;&gt;&quot;; [.A726]) -1)" office:value-type="string" office:string-value="Grading" calcext:value-type="string">
            <text:p>Grading</text:p>
          </table:table-cell>
        </table:table-row>
        <table:table-row table:style-name="ro1">
          <table:table-cell table:style-name="ce1" office:value-type="string" calcext:value-type="string">
            <text:p><text:s text:c="4"/>&lt;!-- Grading by letter e.g. A-F --&gt;</text:p>
          </table:table-cell>
          <table:table-cell table:formula="of:=MID([.A727]; FIND(&quot;&gt;&quot;; [.A727])+1; FIND(&quot;&lt;&quot;;[.A727];FIND(&quot;&gt;&quot;;[.A727])+1) - FIND(&quot;&gt;&quot;; [.A72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grading_letter"&gt;Letter&lt;/string&gt;</text:p>
          </table:table-cell>
          <table:table-cell table:formula="of:=MID([.A728]; FIND(&quot;&gt;&quot;; [.A728])+1; FIND(&quot;&lt;&quot;;[.A728];FIND(&quot;&gt;&quot;;[.A728])+1) - FIND(&quot;&gt;&quot;; [.A728]) -1)" office:value-type="string" office:string-value="Letter" calcext:value-type="string">
            <text:p>Letter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ne"&gt;None&lt;/string&gt;</text:p>
          </table:table-cell>
          <table:table-cell table:formula="of:=MID([.A729]; FIND(&quot;&gt;&quot;; [.A729])+1; FIND(&quot;&lt;&quot;;[.A729];FIND(&quot;&gt;&quot;;[.A729])+1) - FIND(&quot;&gt;&quot;; [.A729]) -1)" office:value-type="string" office:string-value="None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<text:s text:c="4"/>&lt;!-- e.g. Numerical assignment grading --&gt;</text:p>
          </table:table-cell>
          <table:table-cell table:formula="of:=MID([.A730]; FIND(&quot;&gt;&quot;; [.A730])+1; FIND(&quot;&lt;&quot;;[.A730];FIND(&quot;&gt;&quot;;[.A730])+1) - FIND(&quot;&gt;&quot;; [.A73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umerical"&gt;Numerical&lt;/string&gt;</text:p>
          </table:table-cell>
          <table:table-cell table:formula="of:=MID([.A731]; FIND(&quot;&gt;&quot;; [.A731])+1; FIND(&quot;&lt;&quot;;[.A731];FIND(&quot;&gt;&quot;;[.A731])+1) - FIND(&quot;&gt;&quot;; [.A731]) -1)" office:value-type="string" office:string-value="Numerical" calcext:value-type="string">
            <text:p>Numerical</text:p>
          </table:table-cell>
        </table:table-row>
        <table:table-row table:style-name="ro1">
          <table:table-cell table:style-name="ce1"/>
          <table:table-cell table:formula="of:=MID([.A732]; FIND(&quot;&gt;&quot;; [.A732])+1; FIND(&quot;&lt;&quot;;[.A732];FIND(&quot;&gt;&quot;;[.A732])+1) - FIND(&quot;&gt;&quot;; [.A73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nstructions_for_students"&gt;Instructions for students&lt;/string&gt;</text:p>
          </table:table-cell>
          <table:table-cell table:formula="of:=MID([.A733]; FIND(&quot;&gt;&quot;; [.A733])+1; FIND(&quot;&lt;&quot;;[.A733];FIND(&quot;&gt;&quot;;[.A733])+1) - FIND(&quot;&gt;&quot;; [.A733]) -1)" office:value-type="string" office:string-value="Instructions for students" calcext:value-type="string">
            <text:p>Instructions for students</text:p>
          </table:table-cell>
        </table:table-row>
        <table:table-row table:style-name="ro1">
          <table:table-cell table:style-name="ce1"/>
          <table:table-cell table:formula="of:=MID([.A734]; FIND(&quot;&gt;&quot;; [.A734])+1; FIND(&quot;&lt;&quot;;[.A734];FIND(&quot;&gt;&quot;;[.A734])+1) - FIND(&quot;&gt;&quot;; [.A73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735]; FIND(&quot;&gt;&quot;; [.A735])+1; FIND(&quot;&lt;&quot;;[.A735];FIND(&quot;&gt;&quot;;[.A735])+1) - FIND(&quot;&gt;&quot;; [.A73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t_started"&gt;Not started&lt;/string&gt;</text:p>
          </table:table-cell>
          <table:table-cell table:formula="of:=MID([.A736]; FIND(&quot;&gt;&quot;; [.A736])+1; FIND(&quot;&lt;&quot;;[.A736];FIND(&quot;&gt;&quot;;[.A736])+1) - FIND(&quot;&gt;&quot;; [.A736]) -1)" office:value-type="string" office:string-value="Not started" calcext:value-type="string">
            <text:p>Not started</text:p>
          </table:table-cell>
        </table:table-row>
        <table:table-row table:style-name="ro1">
          <table:table-cell table:style-name="ce1"/>
          <table:table-cell table:formula="of:=MID([.A737]; FIND(&quot;&gt;&quot;; [.A737])+1; FIND(&quot;&lt;&quot;;[.A737];FIND(&quot;&gt;&quot;;[.A737])+1) - FIND(&quot;&gt;&quot;; [.A73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how what percentage of an assignment a student has completed. The %1$s will be</text:p>
          </table:table-cell>
          <table:table-cell table:formula="of:=MID([.A738]; FIND(&quot;&gt;&quot;; [.A738])+1; FIND(&quot;&lt;&quot;;[.A738];FIND(&quot;&gt;&quot;;[.A738])+1) - FIND(&quot;&gt;&quot;; [.A73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replaced with the percentage the student completed e.g. "75% complete"--&gt;</text:p>
          </table:table-cell>
          <table:table-cell table:formula="of:=MID([.A739]; FIND(&quot;&gt;&quot;; [.A739])+1; FIND(&quot;&lt;&quot;;[.A739];FIND(&quot;&gt;&quot;;[.A739])+1) - FIND(&quot;&gt;&quot;; [.A73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centage_complete" formatted="false"&gt;%1$s% complete&lt;/string&gt;</text:p>
          </table:table-cell>
          <table:table-cell table:formula="of:=MID([.A740]; FIND(&quot;&gt;&quot;; [.A740])+1; FIND(&quot;&lt;&quot;;[.A740];FIND(&quot;&gt;&quot;;[.A740])+1) - FIND(&quot;&gt;&quot;; [.A740]) -1)" office:value-type="string" office:string-value="%1$s% complete" calcext:value-type="string">
            <text:p>%1$s% complete</text:p>
          </table:table-cell>
        </table:table-row>
        <table:table-row table:style-name="ro1">
          <table:table-cell table:style-name="ce1"/>
          <table:table-cell table:formula="of:=MID([.A741]; FIND(&quot;&gt;&quot;; [.A741])+1; FIND(&quot;&lt;&quot;;[.A741];FIND(&quot;&gt;&quot;;[.A741])+1) - FIND(&quot;&gt;&quot;; [.A74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how when an assignment (or other work item) was started by the assignee. The</text:p>
          </table:table-cell>
          <table:table-cell table:formula="of:=MID([.A742]; FIND(&quot;&gt;&quot;; [.A742])+1; FIND(&quot;&lt;&quot;;[.A742];FIND(&quot;&gt;&quot;;[.A742])+1) - FIND(&quot;&gt;&quot;; [.A74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%1$s% will be replaced with the date that they started.--&gt;</text:p>
          </table:table-cell>
          <table:table-cell table:formula="of:=MID([.A743]; FIND(&quot;&gt;&quot;; [.A743])+1; FIND(&quot;&lt;&quot;;[.A743];FIND(&quot;&gt;&quot;;[.A743])+1) - FIND(&quot;&gt;&quot;; [.A74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arted_date" formatted="false"&gt;Started %1$s%&lt;/string&gt;</text:p>
          </table:table-cell>
          <table:table-cell table:formula="of:=MID([.A744]; FIND(&quot;&gt;&quot;; [.A744])+1; FIND(&quot;&lt;&quot;;[.A744];FIND(&quot;&gt;&quot;;[.A744])+1) - FIND(&quot;&gt;&quot;; [.A744]) -1)" office:value-type="string" office:string-value="Started %1$s%" calcext:value-type="string">
            <text:p>Started %1$s%</text:p>
          </table:table-cell>
        </table:table-row>
        <table:table-row table:style-name="ro1">
          <table:table-cell table:style-name="ce1"/>
          <table:table-cell table:formula="of:=MID([.A745]; FIND(&quot;&gt;&quot;; [.A745])+1; FIND(&quot;&lt;&quot;;[.A745];FIND(&quot;&gt;&quot;;[.A745])+1) - FIND(&quot;&gt;&quot;; [.A74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indicate that something (e.g. an assigment) has been started --&gt;</text:p>
          </table:table-cell>
          <table:table-cell table:formula="of:=MID([.A746]; FIND(&quot;&gt;&quot;; [.A746])+1; FIND(&quot;&lt;&quot;;[.A746];FIND(&quot;&gt;&quot;;[.A746])+1) - FIND(&quot;&gt;&quot;; [.A74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arted"&gt;Started&lt;/string&gt;</text:p>
          </table:table-cell>
          <table:table-cell table:formula="of:=MID([.A747]; FIND(&quot;&gt;&quot;; [.A747])+1; FIND(&quot;&lt;&quot;;[.A747];FIND(&quot;&gt;&quot;;[.A747])+1) - FIND(&quot;&gt;&quot;; [.A747]) -1)" office:value-type="string" office:string-value="Started" calcext:value-type="string">
            <text:p>Started</text:p>
          </table:table-cell>
        </table:table-row>
        <table:table-row table:style-name="ro1">
          <table:table-cell table:style-name="ce1"/>
          <table:table-cell table:formula="of:=MID([.A748]; FIND(&quot;&gt;&quot;; [.A748])+1; FIND(&quot;&lt;&quot;;[.A748];FIND(&quot;&gt;&quot;;[.A748])+1) - FIND(&quot;&gt;&quot;; [.A74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E.g. for a mixed gender school which has both boys and girls--&gt;</text:p>
          </table:table-cell>
          <table:table-cell table:formula="of:=MID([.A749]; FIND(&quot;&gt;&quot;; [.A749])+1; FIND(&quot;&lt;&quot;;[.A749];FIND(&quot;&gt;&quot;;[.A749])+1) - FIND(&quot;&gt;&quot;; [.A74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mixed"&gt;Mixed&lt;/string&gt;</text:p>
          </table:table-cell>
          <table:table-cell table:formula="of:=MID([.A750]; FIND(&quot;&gt;&quot;; [.A750])+1; FIND(&quot;&lt;&quot;;[.A750];FIND(&quot;&gt;&quot;;[.A750])+1) - FIND(&quot;&gt;&quot;; [.A750]) -1)" office:value-type="string" office:string-value="Mixed" calcext:value-type="string">
            <text:p>Mixed</text:p>
          </table:table-cell>
        </table:table-row>
        <table:table-row table:style-name="ro1">
          <table:table-cell table:style-name="ce1"/>
          <table:table-cell table:formula="of:=MID([.A751]; FIND(&quot;&gt;&quot;; [.A751])+1; FIND(&quot;&lt;&quot;;[.A751];FIND(&quot;&gt;&quot;;[.A751])+1) - FIND(&quot;&gt;&quot;; [.A75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App store descriptions are placed here so that they appear in the translation system. They</text:p>
          </table:table-cell>
          <table:table-cell table:formula="of:=MID([.A752]; FIND(&quot;&gt;&quot;; [.A752])+1; FIND(&quot;&lt;&quot;;[.A752];FIND(&quot;&gt;&quot;;[.A752])+1) - FIND(&quot;&gt;&quot;; [.A75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will be automatically removed from the final app by resource shrinking --&gt;</text:p>
          </table:table-cell>
          <table:table-cell table:formula="of:=MID([.A753]; FIND(&quot;&gt;&quot;; [.A753])+1; FIND(&quot;&lt;&quot;;[.A753];FIND(&quot;&gt;&quot;;[.A753])+1) - FIND(&quot;&gt;&quot;; [.A75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754]; FIND(&quot;&gt;&quot;; [.A754])+1; FIND(&quot;&lt;&quot;;[.A754];FIND(&quot;&gt;&quot;;[.A754])+1) - FIND(&quot;&gt;&quot;; [.A75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755]; FIND(&quot;&gt;&quot;; [.A755])+1; FIND(&quot;&lt;&quot;;[.A755];FIND(&quot;&gt;&quot;;[.A755])+1) - FIND(&quot;&gt;&quot;; [.A75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App store title - max 50 characters --&gt;</text:p>
          </table:table-cell>
          <table:table-cell table:formula="of:=MID([.A756]; FIND(&quot;&gt;&quot;; [.A756])+1; FIND(&quot;&lt;&quot;;[.A756];FIND(&quot;&gt;&quot;;[.A756])+1) - FIND(&quot;&gt;&quot;; [.A75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ore_title"&gt;Ustad Mobile - Offline Open Educational Resources&lt;/string&gt;</text:p>
          </table:table-cell>
          <table:table-cell table:formula="of:=MID([.A757]; FIND(&quot;&gt;&quot;; [.A757])+1; FIND(&quot;&lt;&quot;;[.A757];FIND(&quot;&gt;&quot;;[.A757])+1) - FIND(&quot;&gt;&quot;; [.A757]) -1)" office:value-type="string" office:string-value="Ustad Mobile - Offline Open Educational Resources" calcext:value-type="string">
            <text:p>Ustad Mobile - Offline Open Educational Resources</text:p>
          </table:table-cell>
        </table:table-row>
        <table:table-row table:style-name="ro1">
          <table:table-cell table:style-name="ce1"/>
          <table:table-cell table:formula="of:=MID([.A758]; FIND(&quot;&gt;&quot;; [.A758])+1; FIND(&quot;&lt;&quot;;[.A758];FIND(&quot;&gt;&quot;;[.A758])+1) - FIND(&quot;&gt;&quot;; [.A75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Short description - max 80 characters --&gt;</text:p>
          </table:table-cell>
          <table:table-cell table:formula="of:=MID([.A759]; FIND(&quot;&gt;&quot;; [.A759])+1; FIND(&quot;&lt;&quot;;[.A759];FIND(&quot;&gt;&quot;;[.A759])+1) - FIND(&quot;&gt;&quot;; [.A75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ore_description_short"&gt;Access and share educational content offline&lt;/string&gt;</text:p>
          </table:table-cell>
          <table:table-cell table:formula="of:=MID([.A760]; FIND(&quot;&gt;&quot;; [.A760])+1; FIND(&quot;&lt;&quot;;[.A760];FIND(&quot;&gt;&quot;;[.A760])+1) - FIND(&quot;&gt;&quot;; [.A760]) -1)" office:value-type="string" office:string-value="Access and share educational content offline" calcext:value-type="string">
            <text:p>Access and share educational content offline</text:p>
          </table:table-cell>
        </table:table-row>
        <table:table-row table:style-name="ro1">
          <table:table-cell table:style-name="ce1"/>
          <table:table-cell table:formula="of:=MID([.A761]; FIND(&quot;&gt;&quot;; [.A761])+1; FIND(&quot;&lt;&quot;;[.A761];FIND(&quot;&gt;&quot;;[.A761])+1) - FIND(&quot;&gt;&quot;; [.A76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Full app store description - max 4000 characters--&gt;</text:p>
          </table:table-cell>
          <table:table-cell table:formula="of:=MID([.A762]; FIND(&quot;&gt;&quot;; [.A762])+1; FIND(&quot;&lt;&quot;;[.A762];FIND(&quot;&gt;&quot;;[.A762])+1) - FIND(&quot;&gt;&quot;; [.A76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ore_description_full"&gt;Ustad Mobile is an open-source app that enables users to access a wide variety of open educational resources, online or offline. Both the app and content can be shared offline between devices.\n</text:p>
          </table:table-cell>
          <table:table-cell table:formula="of:=MID([.A763]; FIND(&quot;&gt;&quot;; [.A763])+1; FIND(&quot;&lt;&quot;;[.A763];FIND(&quot;&gt;&quot;;[.A763])+1) - FIND(&quot;&gt;&quot;; [.A76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\n</text:p>
          </table:table-cell>
          <table:table-cell table:formula="of:=MID([.A764]; FIND(&quot;&gt;&quot;; [.A764])+1; FIND(&quot;&lt;&quot;;[.A764];FIND(&quot;&gt;&quot;;[.A764])+1) - FIND(&quot;&gt;&quot;; [.A76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Ustad Mobile features openly licensed content from some of the Internet\'s leading Open Educational Resources (OER) sites:\n</text:p>
          </table:table-cell>
          <table:table-cell table:formula="of:=MID([.A765]; FIND(&quot;&gt;&quot;; [.A765])+1; FIND(&quot;&lt;&quot;;[.A765];FIND(&quot;&gt;&quot;;[.A765])+1) - FIND(&quot;&gt;&quot;; [.A76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\n</text:p>
          </table:table-cell>
          <table:table-cell table:formula="of:=MID([.A766]; FIND(&quot;&gt;&quot;; [.A766])+1; FIND(&quot;&lt;&quot;;[.A766];FIND(&quot;&gt;&quot;;[.A766])+1) - FIND(&quot;&gt;&quot;; [.A76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African Story Books\n</text:p>
          </table:table-cell>
          <table:table-cell table:formula="of:=MID([.A767]; FIND(&quot;&gt;&quot;; [.A767])+1; FIND(&quot;&lt;&quot;;[.A767];FIND(&quot;&gt;&quot;;[.A767])+1) - FIND(&quot;&gt;&quot;; [.A76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ETakkatho\n</text:p>
          </table:table-cell>
          <table:table-cell table:formula="of:=MID([.A768]; FIND(&quot;&gt;&quot;; [.A768])+1; FIND(&quot;&lt;&quot;;[.A768];FIND(&quot;&gt;&quot;;[.A768])+1) - FIND(&quot;&gt;&quot;; [.A76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Global Digital Library\n</text:p>
          </table:table-cell>
          <table:table-cell table:formula="of:=MID([.A769]; FIND(&quot;&gt;&quot;; [.A769])+1; FIND(&quot;&lt;&quot;;[.A769];FIND(&quot;&gt;&quot;;[.A769])+1) - FIND(&quot;&gt;&quot;; [.A76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Khan Academy (including offline access to both videos and exercises)\n</text:p>
          </table:table-cell>
          <table:table-cell table:formula="of:=MID([.A770]; FIND(&quot;&gt;&quot;; [.A770])+1; FIND(&quot;&lt;&quot;;[.A770];FIND(&quot;&gt;&quot;;[.A770])+1) - FIND(&quot;&gt;&quot;; [.A77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PHET\n</text:p>
          </table:table-cell>
          <table:table-cell table:formula="of:=MID([.A771]; FIND(&quot;&gt;&quot;; [.A771])+1; FIND(&quot;&lt;&quot;;[.A771];FIND(&quot;&gt;&quot;;[.A771])+1) - FIND(&quot;&gt;&quot;; [.A77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Pratham Books\n</text:p>
          </table:table-cell>
          <table:table-cell table:formula="of:=MID([.A772]; FIND(&quot;&gt;&quot;; [.A772])+1; FIND(&quot;&lt;&quot;;[.A772];FIND(&quot;&gt;&quot;;[.A772])+1) - FIND(&quot;&gt;&quot;; [.A77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Voice of America\n</text:p>
          </table:table-cell>
          <table:table-cell table:formula="of:=MID([.A773]; FIND(&quot;&gt;&quot;; [.A773])+1; FIND(&quot;&lt;&quot;;[.A773];FIND(&quot;&gt;&quot;;[.A773])+1) - FIND(&quot;&gt;&quot;; [.A77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\n</text:p>
          </table:table-cell>
          <table:table-cell table:formula="of:=MID([.A774]; FIND(&quot;&gt;&quot;; [.A774])+1; FIND(&quot;&lt;&quot;;[.A774];FIND(&quot;&gt;&quot;;[.A774])+1) - FIND(&quot;&gt;&quot;; [.A77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Content is provided under license by external content providers. Ustad Mobile, unless explicitly mentioned otherwise, is not endorsed by any such content provider.&lt;/string&gt;</text:p>
          </table:table-cell>
          <table:table-cell table:formula="of:=MID([.A775]; FIND(&quot;&gt;&quot;; [.A775])+1; FIND(&quot;&lt;&quot;;[.A775];FIND(&quot;&gt;&quot;;[.A775])+1) - FIND(&quot;&gt;&quot;; [.A77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776]; FIND(&quot;&gt;&quot;; [.A776])+1; FIND(&quot;&lt;&quot;;[.A776];FIND(&quot;&gt;&quot;;[.A776])+1) - FIND(&quot;&gt;&quot;; [.A77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due_date"&gt;Due date&lt;/string&gt;</text:p>
          </table:table-cell>
          <table:table-cell table:formula="of:=MID([.A777]; FIND(&quot;&gt;&quot;; [.A777])+1; FIND(&quot;&lt;&quot;;[.A777];FIND(&quot;&gt;&quot;;[.A777])+1) - FIND(&quot;&gt;&quot;; [.A777]) -1)" office:value-type="string" office:string-value="Due date" calcext:value-type="string">
            <text:p>Due date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ent"&gt;Content&lt;/string&gt;</text:p>
          </table:table-cell>
          <table:table-cell table:formula="of:=MID([.A778]; FIND(&quot;&gt;&quot;; [.A778])+1; FIND(&quot;&lt;&quot;;[.A778];FIND(&quot;&gt;&quot;;[.A778])+1) - FIND(&quot;&gt;&quot;; [.A778]) -1)" office:value-type="string" office:string-value="Content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quire_attachment"&gt;Require attachment&lt;/string&gt;</text:p>
          </table:table-cell>
          <table:table-cell table:formula="of:=MID([.A779]; FIND(&quot;&gt;&quot;; [.A779])+1; FIND(&quot;&lt;&quot;;[.A779];FIND(&quot;&gt;&quot;;[.A779])+1) - FIND(&quot;&gt;&quot;; [.A779]) -1)" office:value-type="string" office:string-value="Require attachment" calcext:value-type="string">
            <text:p>Require attach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assignment"&gt;Add Assignment&lt;/string&gt;</text:p>
          </table:table-cell>
          <table:table-cell table:formula="of:=MID([.A780]; FIND(&quot;&gt;&quot;; [.A780])+1; FIND(&quot;&lt;&quot;;[.A780];FIND(&quot;&gt;&quot;;[.A780])+1) - FIND(&quot;&gt;&quot;; [.A780]) -1)" office:value-type="string" office:string-value="Add Assignment" calcext:value-type="string">
            <text:p>Add Assign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ssignment"&gt;Assignment&lt;/string&gt;</text:p>
          </table:table-cell>
          <table:table-cell table:formula="of:=MID([.A781]; FIND(&quot;&gt;&quot;; [.A781])+1; FIND(&quot;&lt;&quot;;[.A781];FIND(&quot;&gt;&quot;;[.A781])+1) - FIND(&quot;&gt;&quot;; [.A781]) -1)" office:value-type="string" office:string-value="Assignment" calcext:value-type="string">
            <text:p>Assignment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udent_progress"&gt;Student progress&lt;/string&gt;</text:p>
          </table:table-cell>
          <table:table-cell table:formula="of:=MID([.A782]; FIND(&quot;&gt;&quot;; [.A782])+1; FIND(&quot;&lt;&quot;;[.A782];FIND(&quot;&gt;&quot;;[.A782])+1) - FIND(&quot;&gt;&quot;; [.A782]) -1)" office:value-type="string" office:string-value="Student progress" calcext:value-type="string">
            <text:p>Student progress</text:p>
          </table:table-cell>
        </table:table-row>
        <table:table-row table:style-name="ro1">
          <table:table-cell table:style-name="ce1"/>
          <table:table-cell table:formula="of:=MID([.A783]; FIND(&quot;&gt;&quot;; [.A783])+1; FIND(&quot;&lt;&quot;;[.A783];FIND(&quot;&gt;&quot;;[.A783])+1) - FIND(&quot;&gt;&quot;; [.A78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se_device_language"&gt;Use device language&lt;/string&gt;</text:p>
          </table:table-cell>
          <table:table-cell table:formula="of:=MID([.A784]; FIND(&quot;&gt;&quot;; [.A784])+1; FIND(&quot;&lt;&quot;;[.A784];FIND(&quot;&gt;&quot;;[.A784])+1) - FIND(&quot;&gt;&quot;; [.A784]) -1)" office:value-type="string" office:string-value="Use device language" calcext:value-type="string">
            <text:p>Use device language</text:p>
          </table:table-cell>
        </table:table-row>
        <table:table-row table:style-name="ro1">
          <table:table-cell table:style-name="ce1"/>
          <table:table-cell table:formula="of:=MID([.A785]; FIND(&quot;&gt;&quot;; [.A785])+1; FIND(&quot;&lt;&quot;;[.A785];FIND(&quot;&gt;&quot;;[.A785])+1) - FIND(&quot;&gt;&quot;; [.A78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The title shown when we ask the user to select a specific type of item. E.g. "Select class", or "select person".--&gt;</text:p>
          </table:table-cell>
          <table:table-cell table:formula="of:=MID([.A786]; FIND(&quot;&gt;&quot;; [.A786])+1; FIND(&quot;&lt;&quot;;[.A786];FIND(&quot;&gt;&quot;;[.A786])+1) - FIND(&quot;&gt;&quot;; [.A78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item"&gt;Select %1$s&lt;/string&gt;</text:p>
          </table:table-cell>
          <table:table-cell table:formula="of:=MID([.A787]; FIND(&quot;&gt;&quot;; [.A787])+1; FIND(&quot;&lt;&quot;;[.A787];FIND(&quot;&gt;&quot;;[.A787])+1) - FIND(&quot;&gt;&quot;; [.A787]) -1)" office:value-type="string" office:string-value="Select %1$s" calcext:value-type="string">
            <text:p>Select %1$s</text:p>
          </table:table-cell>
        </table:table-row>
        <table:table-row table:style-name="ro1">
          <table:table-cell table:style-name="ce1"/>
          <table:table-cell table:formula="of:=MID([.A788]; FIND(&quot;&gt;&quot;; [.A788])+1; FIND(&quot;&lt;&quot;;[.A788];FIND(&quot;&gt;&quot;;[.A788])+1) - FIND(&quot;&gt;&quot;; [.A78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Allow the user to create a new item - e.g. when the user is selecting a class it would say "Create a new class" --&gt;</text:p>
          </table:table-cell>
          <table:table-cell table:formula="of:=MID([.A789]; FIND(&quot;&gt;&quot;; [.A789])+1; FIND(&quot;&lt;&quot;;[.A789];FIND(&quot;&gt;&quot;;[.A789])+1) - FIND(&quot;&gt;&quot;; [.A78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reate_new"&gt;Create a new %1$s&lt;/string&gt;</text:p>
          </table:table-cell>
          <table:table-cell table:formula="of:=MID([.A790]; FIND(&quot;&gt;&quot;; [.A790])+1; FIND(&quot;&lt;&quot;;[.A790];FIND(&quot;&gt;&quot;;[.A790])+1) - FIND(&quot;&gt;&quot;; [.A790]) -1)" office:value-type="string" office:string-value="Create a new %1$s" calcext:value-type="string">
            <text:p>Create a new %1$s</text:p>
          </table:table-cell>
        </table:table-row>
        <table:table-row table:style-name="ro1">
          <table:table-cell table:style-name="ce1"/>
          <table:table-cell table:formula="of:=MID([.A791]; FIND(&quot;&gt;&quot;; [.A791])+1; FIND(&quot;&lt;&quot;;[.A791];FIND(&quot;&gt;&quot;;[.A791])+1) - FIND(&quot;&gt;&quot;; [.A79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This is used to display a duration - e.g. "04/Apr/2020 - 03/May/2020". %1$s and %1$2s will</text:p>
          </table:table-cell>
          <table:table-cell table:formula="of:=MID([.A792]; FIND(&quot;&gt;&quot;; [.A792])+1; FIND(&quot;&lt;&quot;;[.A792];FIND(&quot;&gt;&quot;;[.A792])+1) - FIND(&quot;&gt;&quot;; [.A79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be replaced with the from and to date respectively and will be formatted according to the</text:p>
          </table:table-cell>
          <table:table-cell table:formula="of:=MID([.A793]; FIND(&quot;&gt;&quot;; [.A793])+1; FIND(&quot;&lt;&quot;;[.A793];FIND(&quot;&gt;&quot;;[.A793])+1) - FIND(&quot;&gt;&quot;; [.A79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language settings in the app--&gt;</text:p>
          </table:table-cell>
          <table:table-cell table:formula="of:=MID([.A794]; FIND(&quot;&gt;&quot;; [.A794])+1; FIND(&quot;&lt;&quot;;[.A794];FIND(&quot;&gt;&quot;;[.A794])+1) - FIND(&quot;&gt;&quot;; [.A79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from_to_date"&gt;%1$s - %2$s&lt;/string&gt;</text:p>
          </table:table-cell>
          <table:table-cell table:formula="of:=MID([.A795]; FIND(&quot;&gt;&quot;; [.A795])+1; FIND(&quot;&lt;&quot;;[.A795];FIND(&quot;&gt;&quot;;[.A795])+1) - FIND(&quot;&gt;&quot;; [.A795]) -1)" office:value-type="string" office:string-value="%1$s - %2$s" calcext:value-type="string">
            <text:p>%1$s - %2$s</text:p>
          </table:table-cell>
        </table:table-row>
        <table:table-row table:style-name="ro1">
          <table:table-cell table:style-name="ce1"/>
          <table:table-cell table:formula="of:=MID([.A796]; FIND(&quot;&gt;&quot;; [.A796])+1; FIND(&quot;&lt;&quot;;[.A796];FIND(&quot;&gt;&quot;;[.A796])+1) - FIND(&quot;&gt;&quot;; [.A79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how a quantity and name e.g. "5 oranges". %1$d will be replaced with the number</text:p>
          </table:table-cell>
          <table:table-cell table:formula="of:=MID([.A797]; FIND(&quot;&gt;&quot;; [.A797])+1; FIND(&quot;&lt;&quot;;[.A797];FIND(&quot;&gt;&quot;;[.A797])+1) - FIND(&quot;&gt;&quot;; [.A79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and %2$s will be replaced with the name of the item--&gt;</text:p>
          </table:table-cell>
          <table:table-cell table:formula="of:=MID([.A798]; FIND(&quot;&gt;&quot;; [.A798])+1; FIND(&quot;&lt;&quot;;[.A798];FIND(&quot;&gt;&quot;;[.A798])+1) - FIND(&quot;&gt;&quot;; [.A79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um_items_with_name"&gt;%1$d %2$s&lt;/string&gt;</text:p>
          </table:table-cell>
          <table:table-cell table:formula="of:=MID([.A799]; FIND(&quot;&gt;&quot;; [.A799])+1; FIND(&quot;&lt;&quot;;[.A799];FIND(&quot;&gt;&quot;;[.A799])+1) - FIND(&quot;&gt;&quot;; [.A799]) -1)" office:value-type="string" office:string-value="%1$d %2$s" calcext:value-type="string">
            <text:p>%1$d %2$s</text:p>
          </table:table-cell>
        </table:table-row>
        <table:table-row table:style-name="ro1">
          <table:table-cell table:style-name="ce1"/>
          <table:table-cell table:formula="of:=MID([.A800]; FIND(&quot;&gt;&quot;; [.A800])+1; FIND(&quot;&lt;&quot;;[.A800];FIND(&quot;&gt;&quot;;[.A800])+1) - FIND(&quot;&gt;&quot;; [.A80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how a quantity and name e.g. "5 oranges". %1$d will be replaced with the number</text:p>
          </table:table-cell>
          <table:table-cell table:formula="of:=MID([.A801]; FIND(&quot;&gt;&quot;; [.A801])+1; FIND(&quot;&lt;&quot;;[.A801];FIND(&quot;&gt;&quot;;[.A801])+1) - FIND(&quot;&gt;&quot;; [.A80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and %2$s will be replaced with the name of the item--&gt;</text:p>
          </table:table-cell>
          <table:table-cell table:formula="of:=MID([.A802]; FIND(&quot;&gt;&quot;; [.A802])+1; FIND(&quot;&lt;&quot;;[.A802];FIND(&quot;&gt;&quot;;[.A802])+1) - FIND(&quot;&gt;&quot;; [.A80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um_items_with_name_with_comma"&gt;%1$d %2$s, %3$d %4$s&lt;/string&gt;</text:p>
          </table:table-cell>
          <table:table-cell table:formula="of:=MID([.A803]; FIND(&quot;&gt;&quot;; [.A803])+1; FIND(&quot;&lt;&quot;;[.A803];FIND(&quot;&gt;&quot;;[.A803])+1) - FIND(&quot;&gt;&quot;; [.A803]) -1)" office:value-type="string" office:string-value="%1$d %2$s, %3$d %4$s" calcext:value-type="string">
            <text:p>%1$d %2$s, %3$d %4$s</text:p>
          </table:table-cell>
        </table:table-row>
        <table:table-row table:style-name="ro1">
          <table:table-cell table:style-name="ce1"/>
          <table:table-cell table:formula="of:=MID([.A804]; FIND(&quot;&gt;&quot;; [.A804])+1; FIND(&quot;&lt;&quot;;[.A804];FIND(&quot;&gt;&quot;;[.A804])+1) - FIND(&quot;&gt;&quot;; [.A80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create a prompt to the user to add something e.g. "Add a Holiday". %1$s will be</text:p>
          </table:table-cell>
          <table:table-cell table:formula="of:=MID([.A805]; FIND(&quot;&gt;&quot;; [.A805])+1; FIND(&quot;&lt;&quot;;[.A805];FIND(&quot;&gt;&quot;;[.A805])+1) - FIND(&quot;&gt;&quot;; [.A80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replaced with the name of the item (e.g. Holiday)--&gt;</text:p>
          </table:table-cell>
          <table:table-cell table:formula="of:=MID([.A806]; FIND(&quot;&gt;&quot;; [.A806])+1; FIND(&quot;&lt;&quot;;[.A806];FIND(&quot;&gt;&quot;;[.A806])+1) - FIND(&quot;&gt;&quot;; [.A80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a"&gt;Add a %1$s&lt;/string&gt;</text:p>
          </table:table-cell>
          <table:table-cell table:formula="of:=MID([.A807]; FIND(&quot;&gt;&quot;; [.A807])+1; FIND(&quot;&lt;&quot;;[.A807];FIND(&quot;&gt;&quot;;[.A807])+1) - FIND(&quot;&gt;&quot;; [.A807]) -1)" office:value-type="string" office:string-value="Add a %1$s" calcext:value-type="string">
            <text:p>Add a %1$s</text:p>
          </table:table-cell>
        </table:table-row>
        <table:table-row table:style-name="ro1">
          <table:table-cell table:style-name="ce1"/>
          <table:table-cell table:formula="of:=MID([.A808]; FIND(&quot;&gt;&quot;; [.A808])+1; FIND(&quot;&lt;&quot;;[.A808];FIND(&quot;&gt;&quot;;[.A808])+1) - FIND(&quot;&gt;&quot;; [.A80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et the title on an edit screen where the user is creating a new entity e.g.</text:p>
          </table:table-cell>
          <table:table-cell table:formula="of:=MID([.A809]; FIND(&quot;&gt;&quot;; [.A809])+1; FIND(&quot;&lt;&quot;;[.A809];FIND(&quot;&gt;&quot;;[.A809])+1) - FIND(&quot;&gt;&quot;; [.A80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new class, new assignment, etc. %1$s will be replaced with the name of the item.--&gt;</text:p>
          </table:table-cell>
          <table:table-cell table:formula="of:=MID([.A810]; FIND(&quot;&gt;&quot;; [.A810])+1; FIND(&quot;&lt;&quot;;[.A810];FIND(&quot;&gt;&quot;;[.A810])+1) - FIND(&quot;&gt;&quot;; [.A81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ew_entity"&gt;New %1$s&lt;/string&gt;</text:p>
          </table:table-cell>
          <table:table-cell table:formula="of:=MID([.A811]; FIND(&quot;&gt;&quot;; [.A811])+1; FIND(&quot;&lt;&quot;;[.A811];FIND(&quot;&gt;&quot;;[.A811])+1) - FIND(&quot;&gt;&quot;; [.A811]) -1)" office:value-type="string" office:string-value="New %1$s" calcext:value-type="string">
            <text:p>New %1$s</text:p>
          </table:table-cell>
        </table:table-row>
        <table:table-row table:style-name="ro1">
          <table:table-cell table:style-name="ce1"/>
          <table:table-cell table:formula="of:=MID([.A812]; FIND(&quot;&gt;&quot;; [.A812])+1; FIND(&quot;&lt;&quot;;[.A812];FIND(&quot;&gt;&quot;;[.A812])+1) - FIND(&quot;&gt;&quot;; [.A81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et the title on an edit screen where the user is editing an existing entity</text:p>
          </table:table-cell>
          <table:table-cell table:formula="of:=MID([.A813]; FIND(&quot;&gt;&quot;; [.A813])+1; FIND(&quot;&lt;&quot;;[.A813];FIND(&quot;&gt;&quot;;[.A813])+1) - FIND(&quot;&gt;&quot;; [.A81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5"/>e.g. Edit Class, Edit Assignment, etc --&gt;</text:p>
          </table:table-cell>
          <table:table-cell table:formula="of:=MID([.A814]; FIND(&quot;&gt;&quot;; [.A814])+1; FIND(&quot;&lt;&quot;;[.A814];FIND(&quot;&gt;&quot;;[.A814])+1) - FIND(&quot;&gt;&quot;; [.A81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edit_entity"&gt;Edit %1$s&lt;/string&gt;</text:p>
          </table:table-cell>
          <table:table-cell table:formula="of:=MID([.A815]; FIND(&quot;&gt;&quot;; [.A815])+1; FIND(&quot;&lt;&quot;;[.A815];FIND(&quot;&gt;&quot;;[.A815])+1) - FIND(&quot;&gt;&quot;; [.A815]) -1)" office:value-type="string" office:string-value="Edit %1$s" calcext:value-type="string">
            <text:p>Edit %1$s</text:p>
          </table:table-cell>
        </table:table-row>
        <table:table-row table:style-name="ro1">
          <table:table-cell table:style-name="ce1"/>
          <table:table-cell table:formula="of:=MID([.A816]; FIND(&quot;&gt;&quot;; [.A816])+1; FIND(&quot;&lt;&quot;;[.A816];FIND(&quot;&gt;&quot;;[.A816])+1) - FIND(&quot;&gt;&quot;; [.A81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to"&gt;Add to %1$s&lt;/string&gt;</text:p>
          </table:table-cell>
          <table:table-cell table:formula="of:=MID([.A817]; FIND(&quot;&gt;&quot;; [.A817])+1; FIND(&quot;&lt;&quot;;[.A817];FIND(&quot;&gt;&quot;;[.A817])+1) - FIND(&quot;&gt;&quot;; [.A817]) -1)" office:value-type="string" office:string-value="Add to %1$s" calcext:value-type="string">
            <text:p>Add to %1$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move_from"&gt;Remove from %1$s&lt;/string&gt;</text:p>
          </table:table-cell>
          <table:table-cell table:formula="of:=MID([.A818]; FIND(&quot;&gt;&quot;; [.A818])+1; FIND(&quot;&lt;&quot;;[.A818];FIND(&quot;&gt;&quot;;[.A818])+1) - FIND(&quot;&gt;&quot;; [.A818]) -1)" office:value-type="string" office:string-value="Remove from %1$s" calcext:value-type="string">
            <text:p>Remove from %1$s</text:p>
          </table:table-cell>
        </table:table-row>
        <table:table-row table:style-name="ro1">
          <table:table-cell table:style-name="ce1"/>
          <table:table-cell table:formula="of:=MID([.A819]; FIND(&quot;&gt;&quot;; [.A819])+1; FIND(&quot;&lt;&quot;;[.A819];FIND(&quot;&gt;&quot;;[.A819])+1) - FIND(&quot;&gt;&quot;; [.A81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items_selected"&gt;%1$d selected&lt;/string&gt;</text:p>
          </table:table-cell>
          <table:table-cell table:formula="of:=MID([.A820]; FIND(&quot;&gt;&quot;; [.A820])+1; FIND(&quot;&lt;&quot;;[.A820];FIND(&quot;&gt;&quot;;[.A820])+1) - FIND(&quot;&gt;&quot;; [.A820]) -1)" office:value-type="string" office:string-value="%1$d selected" calcext:value-type="string">
            <text:p>%1$d selected</text:p>
          </table:table-cell>
        </table:table-row>
        <table:table-row table:style-name="ro1">
          <table:table-cell table:style-name="ce1"/>
          <table:table-cell table:formula="of:=MID([.A821]; FIND(&quot;&gt;&quot;; [.A821])+1; FIND(&quot;&lt;&quot;;[.A821];FIND(&quot;&gt;&quot;;[.A821])+1) - FIND(&quot;&gt;&quot;; [.A82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hange_photo"&gt;Change photo&lt;/string&gt;</text:p>
          </table:table-cell>
          <table:table-cell table:formula="of:=MID([.A822]; FIND(&quot;&gt;&quot;; [.A822])+1; FIND(&quot;&lt;&quot;;[.A822];FIND(&quot;&gt;&quot;;[.A822])+1) - FIND(&quot;&gt;&quot;; [.A822]) -1)" office:value-type="string" office:string-value="Change photo" calcext:value-type="string">
            <text:p>Change photo</text:p>
          </table:table-cell>
        </table:table-row>
        <table:table-row table:style-name="ro1">
          <table:table-cell table:style-name="ce1"/>
          <table:table-cell table:formula="of:=MID([.A823]; FIND(&quot;&gt;&quot;; [.A823])+1; FIND(&quot;&lt;&quot;;[.A823];FIND(&quot;&gt;&quot;;[.A823])+1) - FIND(&quot;&gt;&quot;; [.A823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remove_photo"&gt;Remove photo&lt;/string&gt;</text:p>
          </table:table-cell>
          <table:table-cell table:formula="of:=MID([.A824]; FIND(&quot;&gt;&quot;; [.A824])+1; FIND(&quot;&lt;&quot;;[.A824];FIND(&quot;&gt;&quot;;[.A824])+1) - FIND(&quot;&gt;&quot;; [.A824]) -1)" office:value-type="string" office:string-value="Remove photo" calcext:value-type="string">
            <text:p>Remove photo</text:p>
          </table:table-cell>
        </table:table-row>
        <table:table-row table:style-name="ro1">
          <table:table-cell table:style-name="ce1"/>
          <table:table-cell table:formula="of:=MID([.A825]; FIND(&quot;&gt;&quot;; [.A825])+1; FIND(&quot;&lt;&quot;;[.A825];FIND(&quot;&gt;&quot;;[.A825])+1) - FIND(&quot;&gt;&quot;; [.A825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take_new_photo_from_camera"&gt;Take new photo from camera&lt;/string&gt;</text:p>
          </table:table-cell>
          <table:table-cell table:formula="of:=MID([.A826]; FIND(&quot;&gt;&quot;; [.A826])+1; FIND(&quot;&lt;&quot;;[.A826];FIND(&quot;&gt;&quot;;[.A826])+1) - FIND(&quot;&gt;&quot;; [.A826]) -1)" office:value-type="string" office:string-value="Take new photo from camera" calcext:value-type="string">
            <text:p>Take new photo from camera</text:p>
          </table:table-cell>
        </table:table-row>
        <table:table-row table:style-name="ro1">
          <table:table-cell table:style-name="ce1"/>
          <table:table-cell table:formula="of:=MID([.A827]; FIND(&quot;&gt;&quot;; [.A827])+1; FIND(&quot;&lt;&quot;;[.A827];FIND(&quot;&gt;&quot;;[.A827])+1) - FIND(&quot;&gt;&quot;; [.A82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elect_new_photo_from_gallery"&gt;Select new photo from gallery&lt;/string&gt;</text:p>
          </table:table-cell>
          <table:table-cell table:formula="of:=MID([.A828]; FIND(&quot;&gt;&quot;; [.A828])+1; FIND(&quot;&lt;&quot;;[.A828];FIND(&quot;&gt;&quot;;[.A828])+1) - FIND(&quot;&gt;&quot;; [.A828]) -1)" office:value-type="string" office:string-value="Select new photo from gallery" calcext:value-type="string">
            <text:p>Select new photo from gallery</text:p>
          </table:table-cell>
        </table:table-row>
        <table:table-row table:style-name="ro1">
          <table:table-cell table:style-name="ce1"/>
          <table:table-cell table:formula="of:=MID([.A829]; FIND(&quot;&gt;&quot;; [.A829])+1; FIND(&quot;&lt;&quot;;[.A829];FIND(&quot;&gt;&quot;;[.A829])+1) - FIND(&quot;&gt;&quot;; [.A829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assignment_view"&gt;View class assignments&lt;/string&gt;</text:p>
          </table:table-cell>
          <table:table-cell table:formula="of:=MID([.A830]; FIND(&quot;&gt;&quot;; [.A830])+1; FIND(&quot;&lt;&quot;;[.A830];FIND(&quot;&gt;&quot;;[.A830])+1) - FIND(&quot;&gt;&quot;; [.A830]) -1)" office:value-type="string" office:string-value="View class assignments" calcext:value-type="string">
            <text:p>View class assignments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ermission_clazz_asignment_edit"&gt;Create and edit class assignments&lt;/string&gt;</text:p>
          </table:table-cell>
          <table:table-cell table:formula="of:=MID([.A831]; FIND(&quot;&gt;&quot;; [.A831])+1; FIND(&quot;&lt;&quot;;[.A831];FIND(&quot;&gt;&quot;;[.A831])+1) - FIND(&quot;&gt;&quot;; [.A831]) -1)" office:value-type="string" office:string-value="Create and edit class assignments" calcext:value-type="string">
            <text:p>Create and edit class assignments</text:p>
          </table:table-cell>
        </table:table-row>
        <table:table-row table:style-name="ro1">
          <table:table-cell table:style-name="ce1"/>
          <table:table-cell table:formula="of:=MID([.A832]; FIND(&quot;&gt;&quot;; [.A832])+1; FIND(&quot;&lt;&quot;;[.A832];FIND(&quot;&gt;&quot;;[.A832])+1) - FIND(&quot;&gt;&quot;; [.A83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verview"&gt;Overview&lt;/string&gt;</text:p>
          </table:table-cell>
          <table:table-cell table:formula="of:=MID([.A833]; FIND(&quot;&gt;&quot;; [.A833])+1; FIND(&quot;&lt;&quot;;[.A833];FIND(&quot;&gt;&quot;;[.A833])+1) - FIND(&quot;&gt;&quot;; [.A833]) -1)" office:value-type="string" office:string-value="Overview" calcext:value-type="string">
            <text:p>Overview</text:p>
          </table:table-cell>
        </table:table-row>
        <table:table-row table:style-name="ro1">
          <table:table-cell table:style-name="ce1"/>
          <table:table-cell table:formula="of:=MID([.A834]; FIND(&quot;&gt;&quot;; [.A834])+1; FIND(&quot;&lt;&quot;;[.A834];FIND(&quot;&gt;&quot;;[.A834])+1) - FIND(&quot;&gt;&quot;; [.A83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add_new"&gt;Add new&lt;/string&gt;</text:p>
          </table:table-cell>
          <table:table-cell table:formula="of:=MID([.A835]; FIND(&quot;&gt;&quot;; [.A835])+1; FIND(&quot;&lt;&quot;;[.A835];FIND(&quot;&gt;&quot;;[.A835])+1) - FIND(&quot;&gt;&quot;; [.A835]) -1)" office:value-type="string" office:string-value="Add new" calcext:value-type="string">
            <text:p>Add new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aff"&gt;Staff&lt;/string&gt;</text:p>
          </table:table-cell>
          <table:table-cell table:formula="of:=MID([.A836]; FIND(&quot;&gt;&quot;; [.A836])+1; FIND(&quot;&lt;&quot;;[.A836];FIND(&quot;&gt;&quot;;[.A836])+1) - FIND(&quot;&gt;&quot;; [.A836]) -1)" office:value-type="string" office:string-value="Staff" calcext:value-type="string">
            <text:p>Staff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_teachers_y_students"&gt;%1$d teachers, %2$d students&lt;/string&gt;</text:p>
          </table:table-cell>
          <table:table-cell table:formula="of:=MID([.A837]; FIND(&quot;&gt;&quot;; [.A837])+1; FIND(&quot;&lt;&quot;;[.A837];FIND(&quot;&gt;&quot;;[.A837])+1) - FIND(&quot;&gt;&quot;; [.A837]) -1)" office:value-type="string" office:string-value="%1$d teachers, %2$d students" calcext:value-type="string">
            <text:p>%1$d teachers, %2$d students</text:p>
          </table:table-cell>
        </table:table-row>
        <table:table-row table:style-name="ro1">
          <table:table-cell table:style-name="ce1"/>
          <table:table-cell table:formula="of:=MID([.A838]; FIND(&quot;&gt;&quot;; [.A838])+1; FIND(&quot;&lt;&quot;;[.A838];FIND(&quot;&gt;&quot;;[.A838])+1) - FIND(&quot;&gt;&quot;; [.A838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all"&gt;Call&lt;/string&gt;</text:p>
          </table:table-cell>
          <table:table-cell table:formula="of:=MID([.A839]; FIND(&quot;&gt;&quot;; [.A839])+1; FIND(&quot;&lt;&quot;;[.A839];FIND(&quot;&gt;&quot;;[.A839])+1) - FIND(&quot;&gt;&quot;; [.A839]) -1)" office:value-type="string" office:string-value="Call" calcext:value-type="string">
            <text:p>Call</text:p>
          </table:table-cell>
        </table:table-row>
        <table:table-row table:style-name="ro1">
          <table:table-cell table:style-name="ce1"/>
          <table:table-cell table:formula="of:=MID([.A840]; FIND(&quot;&gt;&quot;; [.A840])+1; FIND(&quot;&lt;&quot;;[.A840];FIND(&quot;&gt;&quot;;[.A840])+1) - FIND(&quot;&gt;&quot;; [.A84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organization_id"&gt;Organization ID&lt;/string&gt;</text:p>
          </table:table-cell>
          <table:table-cell table:formula="of:=MID([.A841]; FIND(&quot;&gt;&quot;; [.A841])+1; FIND(&quot;&lt;&quot;;[.A841];FIND(&quot;&gt;&quot;;[.A841])+1) - FIND(&quot;&gt;&quot;; [.A841]) -1)" office:value-type="string" office:string-value="Organization ID" calcext:value-type="string">
            <text:p>Organization ID</text:p>
          </table:table-cell>
        </table:table-row>
        <table:table-row table:style-name="ro1">
          <table:table-cell table:style-name="ce1"/>
          <table:table-cell table:formula="of:=MID([.A842]; FIND(&quot;&gt;&quot;; [.A842])+1; FIND(&quot;&lt;&quot;;[.A842];FIND(&quot;&gt;&quot;;[.A842])+1) - FIND(&quot;&gt;&quot;; [.A84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student"&gt;Student&lt;/string&gt;</text:p>
          </table:table-cell>
          <table:table-cell table:formula="of:=MID([.A843]; FIND(&quot;&gt;&quot;; [.A843])+1; FIND(&quot;&lt;&quot;;[.A843];FIND(&quot;&gt;&quot;;[.A843])+1) - FIND(&quot;&gt;&quot;; [.A843]) -1)" office:value-type="string" office:string-value="Student" calcext:value-type="string">
            <text:p>Student</text:p>
          </table:table-cell>
        </table:table-row>
        <table:table-row table:style-name="ro1">
          <table:table-cell table:style-name="ce1"/>
          <table:table-cell table:formula="of:=MID([.A844]; FIND(&quot;&gt;&quot;; [.A844])+1; FIND(&quot;&lt;&quot;;[.A844];FIND(&quot;&gt;&quot;;[.A844])+1) - FIND(&quot;&gt;&quot;; [.A84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contact_details"&gt;Contact details&lt;/string&gt;</text:p>
          </table:table-cell>
          <table:table-cell table:formula="of:=MID([.A845]; FIND(&quot;&gt;&quot;; [.A845])+1; FIND(&quot;&lt;&quot;;[.A845];FIND(&quot;&gt;&quot;;[.A845])+1) - FIND(&quot;&gt;&quot;; [.A845]) -1)" office:value-type="string" office:string-value="Contact details" calcext:value-type="string">
            <text:p>Contact details</text:p>
          </table:table-cell>
        </table:table-row>
        <table:table-row table:style-name="ro1">
          <table:table-cell table:style-name="ce1"/>
          <table:table-cell table:formula="of:=MID([.A846]; FIND(&quot;&gt;&quot;; [.A846])+1; FIND(&quot;&lt;&quot;;[.A846];FIND(&quot;&gt;&quot;;[.A846])+1) - FIND(&quot;&gt;&quot;; [.A84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/>
          <table:table-cell table:formula="of:=MID([.A847]; FIND(&quot;&gt;&quot;; [.A847])+1; FIND(&quot;&lt;&quot;;[.A847];FIND(&quot;&gt;&quot;;[.A847])+1) - FIND(&quot;&gt;&quot;; [.A847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untitled"&gt;Untitled&lt;/string&gt;</text:p>
          </table:table-cell>
          <table:table-cell table:formula="of:=MID([.A848]; FIND(&quot;&gt;&quot;; [.A848])+1; FIND(&quot;&lt;&quot;;[.A848];FIND(&quot;&gt;&quot;;[.A848])+1) - FIND(&quot;&gt;&quot;; [.A848]) -1)" office:value-type="string" office:string-value="Untitled" calcext:value-type="string">
            <text:p>Untitled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present_late_absent"&gt;%1$d present, %2$d late, %3$d absent&lt;/string&gt;</text:p>
          </table:table-cell>
          <table:table-cell table:formula="of:=MID([.A849]; FIND(&quot;&gt;&quot;; [.A849])+1; FIND(&quot;&lt;&quot;;[.A849];FIND(&quot;&gt;&quot;;[.A849])+1) - FIND(&quot;&gt;&quot;; [.A849]) -1)" office:value-type="string" office:string-value="%1$d present, %2$d late, %3$d absent" calcext:value-type="string">
            <text:p>%1$d present, %2$d late, %3$d absent</text:p>
          </table:table-cell>
        </table:table-row>
        <table:table-row table:style-name="ro1">
          <table:table-cell table:style-name="ce1"/>
          <table:table-cell table:formula="of:=MID([.A850]; FIND(&quot;&gt;&quot;; [.A850])+1; FIND(&quot;&lt;&quot;;[.A850];FIND(&quot;&gt;&quot;;[.A850])+1) - FIND(&quot;&gt;&quot;; [.A850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!-- Used to show the percentage attendance e.g. "50% attendance".</text:p>
          </table:table-cell>
          <table:table-cell table:formula="of:=MID([.A851]; FIND(&quot;&gt;&quot;; [.A851])+1; FIND(&quot;&lt;&quot;;[.A851];FIND(&quot;&gt;&quot;;[.A851])+1) - FIND(&quot;&gt;&quot;; [.A851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Translators note: translate only the word attendance, do not modify %1.0f%%--&gt;</text:p>
          </table:table-cell>
          <table:table-cell table:formula="of:=MID([.A852]; FIND(&quot;&gt;&quot;; [.A852])+1; FIND(&quot;&lt;&quot;;[.A852];FIND(&quot;&gt;&quot;;[.A852])+1) - FIND(&quot;&gt;&quot;; [.A852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x_percent_attended"&gt;%1.0f%% attendance&lt;/string&gt;</text:p>
          </table:table-cell>
          <table:table-cell table:formula="of:=MID([.A853]; FIND(&quot;&gt;&quot;; [.A853])+1; FIND(&quot;&lt;&quot;;[.A853];FIND(&quot;&gt;&quot;;[.A853])+1) - FIND(&quot;&gt;&quot;; [.A853]) -1)" office:value-type="string" office:string-value="%1.0f%% attendance" calcext:value-type="string">
            <text:p>%1.0f%% attendance</text:p>
          </table:table-cell>
        </table:table-row>
        <table:table-row table:style-name="ro1">
          <table:table-cell table:style-name="ce1"/>
          <table:table-cell table:formula="of:=MID([.A854]; FIND(&quot;&gt;&quot;; [.A854])+1; FIND(&quot;&lt;&quot;;[.A854];FIND(&quot;&gt;&quot;;[.A854])+1) - FIND(&quot;&gt;&quot;; [.A854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<text:s text:c="4"/>&lt;string name="nothing_here"&gt;Nothing here&lt;/string&gt;</text:p>
          </table:table-cell>
          <table:table-cell table:formula="of:=MID([.A855]; FIND(&quot;&gt;&quot;; [.A855])+1; FIND(&quot;&lt;&quot;;[.A855];FIND(&quot;&gt;&quot;;[.A855])+1) - FIND(&quot;&gt;&quot;; [.A855]) -1)" office:value-type="string" office:string-value="Nothing here" calcext:value-type="string">
            <text:p>Nothing here</text:p>
          </table:table-cell>
        </table:table-row>
        <table:table-row table:style-name="ro1">
          <table:table-cell table:style-name="ce1"/>
          <table:table-cell table:formula="of:=MID([.A856]; FIND(&quot;&gt;&quot;; [.A856])+1; FIND(&quot;&lt;&quot;;[.A856];FIND(&quot;&gt;&quot;;[.A856])+1) - FIND(&quot;&gt;&quot;; [.A856]) -1)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string" calcext:value-type="string">
            <text:p>&lt;/resources&gt;</text:p>
          </table:table-cell>
          <table:table-cell table:formula="of:=MID([.A857]; FIND(&quot;&gt;&quot;; [.A857])+1; FIND(&quot;&lt;&quot;;[.A857];FIND(&quot;&gt;&quot;;[.A857])+1) - FIND(&quot;&gt;&quot;; [.A857]) -1)" office:value-type="string" office:string-value="" calcext:value-type="error">
            <text:p>#VALUE!</text:p>
          </table:table-cell>
        </table:table-row>
        <table:table-row table:style-name="ro2" table:number-rows-repeated="1047718">
          <table:table-cell table:number-columns-repeated="2"/>
        </table:table-row>
        <table:table-row table:style-name="ro2">
          <table:table-cell table:number-columns-repeated="2"/>
        </table:table-row>
        <calcext:conditional-formats>
          <calcext:conditional-format calcext:target-range-address="Sheet1.B1:Sheet1.B1048576">
            <calcext:condition calcext:apply-style-name="Error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6:55:03.064021672</meta:creation-date>
    <dc:date>2020-06-28T21:29:31.526695370</dc:date>
    <meta:editing-duration>PT1H31M37S</meta:editing-duration>
    <meta:editing-cycles>1</meta:editing-cycles>
    <meta:document-statistic meta:table-count="1" meta:cell-count="1593" meta:object-count="0"/>
    <meta:generator>LibreOffice/6.4.3.2$Linux_X86_64 LibreOffice_project/40$Build-2</meta:generator>
  </office:meta>
</office:document-meta>
</file>